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1.06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0.827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d7" style:cell-protect="none" style:print-content="true" fo:border="0.06pt solid #000000"/>
    </style:style>
    <style:style style:name="ce2" style:family="table-cell" style:parent-style-name="Default" style:data-style-name="N1">
      <style:table-cell-properties fo:background-color="#ffffd7" style:cell-protect="none" style:print-content="true" fo:border="0.06pt solid #000000"/>
    </style:style>
    <style:style style:name="ce6" style:family="table-cell" style:parent-style-name="Default" style:data-style-name="N36">
      <style:table-cell-properties fo:background-color="#ffffd7" style:cell-protect="none" style:print-content="true" fo:border="0.06pt solid #000000"/>
    </style:style>
    <style:style style:name="ce3" style:family="table-cell" style:parent-style-name="Default">
      <style:table-cell-properties fo:background-color="#ffffd7" fo:border="0.06pt solid #000000"/>
    </style:style>
    <style:style style:name="ce4" style:family="table-cell" style:parent-style-name="Default" style:data-style-name="N1">
      <style:table-cell-properties fo:background-color="#ffffd7" fo:border="0.06pt solid #000000"/>
    </style:style>
    <style:style style:name="ce5" style:family="table-cell" style:parent-style-name="Default" style:data-style-name="N36">
      <style:table-cell-properties fo:background-color="#ffffd7" fo:border="0.06pt solid #000000"/>
    </style:style>
    <style:style style:name="ce19" style:family="table-cell" style:parent-style-name="Default">
      <style:table-cell-properties fo:background-color="#fff5ce" style:cell-protect="none" style:print-content="true" fo:border="0.06pt solid #000000"/>
    </style:style>
    <style:style style:name="ce20" style:family="table-cell" style:parent-style-name="Default">
      <style:table-cell-properties fo:background-color="#dee6ef" style:cell-protect="none" style:print-content="true" fo:border="0.06pt solid #000000"/>
    </style:style>
    <style:style style:name="ce21" style:family="table-cell" style:parent-style-name="Default" style:data-style-name="N37">
      <style:table-cell-properties fo:background-color="#dee6ef" style:cell-protect="none" style:print-content="true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12" style:family="table-cell" style:parent-style-name="Default" style:data-style-name="N0">
      <style:table-cell-properties fo:background-color="#dee6ef" fo:border="0.06pt solid #000000"/>
    </style:style>
    <style:style style:name="ce11" style:family="table-cell" style:parent-style-name="Default" style:data-style-name="N37">
      <style:table-cell-properties fo:background-color="#dee6ef" fo:border="0.06pt solid #000000"/>
    </style:style>
    <style:style style:name="ce13" style:family="table-cell" style:parent-style-name="Default">
      <style:table-cell-properties fo:background-color="#dde8cb" fo:border="0.06pt solid #000000"/>
    </style:style>
    <style:style style:name="ce14" style:family="table-cell" style:parent-style-name="Default" style:data-style-name="N37">
      <style:table-cell-properties fo:background-color="#dde8cb" fo:border="0.06pt solid #000000"/>
    </style:style>
    <style:style style:name="ce27" style:family="table-cell" style:parent-style-name="Default">
      <style:table-cell-properties fo:background-color="#dde8cb" style:cell-protect="none" style:print-content="true" fo:border="0.06pt solid #000000"/>
    </style:style>
    <style:style style:name="ce28" style:family="table-cell" style:parent-style-name="Default" style:data-style-name="N37">
      <style:table-cell-properties fo:background-color="#dde8cb" style:cell-protect="none" style:print-content="true" fo:border="0.06pt solid #000000"/>
    </style:style>
    <style:style style:name="ce15" style:family="table-cell" style:parent-style-name="Default" style:data-style-name="N0">
      <style:table-cell-properties fo:background-color="#dde8cb" fo:border="0.06pt solid #000000"/>
    </style:style>
    <style:style style:name="ce30" style:family="table-cell" style:parent-style-name="Default">
      <style:table-cell-properties style:cell-protect="none" style:print-content="true"/>
    </style:style>
    <style:style style:name="ce10" style:family="table-cell" style:parent-style-name="Default" style:data-style-name="N99"/>
    <style:style style:name="ce17" style:family="table-cell" style:parent-style-name="Default" style:data-style-name="N99">
      <style:text-properties fo:font-weight="bold" style:font-weight-asian="bold" style:font-weight-complex="bold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atienten.E3">
          <table:help-message table:title="test" table:display="false">
            <text:p>dsfsd</text:p>
          </table:help-message>
          <table:error-message table:message-type="stop" table:display="true"/>
        </table:content-validation>
        <table:content-validation table:name="val2" table:condition="of:cell-content-is-date() and cell-content()&gt;=TODAY()" table:allow-empty-cell="true" table:base-cell-address="Patienten.F3">
          <table:error-message table:message-type="stop" table:display="true"/>
        </table:content-validation>
      </table:content-validations>
      <table:table table:name="Patient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1"/>
        <table:table-column table:style-name="co1" table:default-cell-style-name="ce6"/>
        <table:table-column table:style-name="co1" table:default-cell-style-name="ce5"/>
        <table:table-column table:style-name="co1" table:default-cell-style-name="ce19"/>
        <table:table-column table:style-name="co1" table:default-cell-style-name="ce21"/>
        <table:table-column table:style-name="co3" table:visibility="collapse" table:default-cell-style-name="ce11"/>
        <table:table-column table:style-name="co1" table:default-cell-style-name="ce20"/>
        <table:table-column table:style-name="co4" table:default-cell-style-name="ce13"/>
        <table:table-column table:style-name="co1" table:default-cell-style-name="ce13"/>
        <table:table-column table:style-name="co1" table:default-cell-style-name="ce27"/>
        <table:table-column table:style-name="co5" table:visibility="collapse" table:default-cell-style-name="ce13"/>
        <table:table-column table:style-name="co1" table:default-cell-style-name="ce27"/>
        <table:table-column table:style-name="co6" table:default-cell-style-name="ce30"/>
        <table:table-row table:style-name="ro1">
          <table:table-cell table:style-name="ce1"/>
          <table:table-cell/>
          <table:table-cell table:style-name="ce1"/>
          <table:table-cell table:style-name="ce3"/>
          <table:table-cell/>
          <table:table-cell table:style-name="ce20" office:value-type="string" calcext:value-type="string">
            <text:p>Erstimpfung</text:p>
          </table:table-cell>
          <table:table-cell table:style-name="ce8"/>
          <table:table-cell/>
          <table:table-cell office:value-type="string" calcext:value-type="string">
            <text:p>Zweitimpfun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t. nr.</text:p>
          </table:table-cell>
          <table:table-cell office:value-type="string" calcext:value-type="string">
            <text:p>Name, Vorname</text:p>
          </table:table-cell>
          <table:table-cell table:style-name="ce1" office:value-type="string" calcext:value-type="string">
            <text:p>Geb. Datum</text:p>
          </table:table-cell>
          <table:table-cell table:style-name="ce3" office:value-type="string" calcext:value-type="string">
            <text:p>Alter</text:p>
          </table:table-cell>
          <table:table-cell office:value-type="string" calcext:value-type="string">
            <text:p>Impfstoff</text:p>
          </table:table-cell>
          <table:table-cell table:style-name="ce20" office:value-type="string" calcext:value-type="string">
            <text:p>Termin</text:p>
          </table:table-cell>
          <table:table-cell table:style-name="ce8"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frühst</text:p>
          </table:table-cell>
          <table:table-cell office:value-type="string" calcext:value-type="string">
            <text:p>spätestens</text:p>
          </table:table-cell>
          <table:table-cell office:value-type="string" calcext:value-type="string">
            <text:p>Termin</text:p>
          </table:table-cell>
          <table:table-cell office:value-type="string" calcext:value-type="string">
            <text:p>Termin KW</text:p>
          </table:table-cell>
          <table:table-cell office:value-type="string" calcext:value-type="string">
            <text:p>durchgeführt</text:p>
          </table:table-cell>
          <table:table-cell office:value-type="string" calcext:value-type="string">
            <text:p>Bemerkungen</text:p>
          </table:table-cell>
        </table:table-row>
        <table:table-row table:style-name="ro1">
          <table:table-cell/>
          <table:table-cell office:value-type="string" calcext:value-type="string">
            <text:p>Lodders, Stefan</text:p>
          </table:table-cell>
          <table:table-cell office:value-type="date" office:date-value="1935-10-07" calcext:value-type="date">
            <text:p>07.10.1935</text:p>
          </table:table-cell>
          <table:table-cell table:style-name="ce4" table:formula="of:=IF(ISBLANK([.C3]);#NULL!;IF(ISBLANK([.H3]);ORG.OPENOFFICE.YEARS([.C3];TODAY();0);ORG.OPENOFFICE.YEARS([.C3];[.H3];0)))" office:value-type="float" office:value="85" calcext:value-type="float">
            <text:p>85</text:p>
          </table:table-cell>
          <table:table-cell table:content-validation-name="val1" office:value-type="string" calcext:value-type="string">
            <text:p>Comirnaty</text:p>
          </table:table-cell>
          <table:table-cell table:content-validation-name="val2" office:value-type="date" office:date-value="2021-03-26" calcext:value-type="date">
            <text:p>26.03.21</text:p>
          </table:table-cell>
          <table:table-cell table:style-name="ce12" table:formula="of:=IF(ISBLANK([.F3]);;WEEKNUM([.F3];21))" office:value-type="float" office:value="12" calcext:value-type="float">
            <text:p>12</text:p>
          </table:table-cell>
          <table:table-cell table:style-name="ce21" office:value-type="date" office:date-value="2021-02-27" calcext:value-type="date">
            <text:p>27.02.21</text:p>
          </table:table-cell>
          <table:table-cell table:style-name="ce14" table:formula="of:=COM.MICROSOFT.IFS([.E3]=[$Konventionen.$C$2];[.H3]+[$Konventionen.$D$2];[.E3]=[$Konventionen.$C$3];[.H3]+[$Konventionen.$D$3])" office:value-type="date" office:date-value="2021-03-20" calcext:value-type="date">
            <text:p>20.03.21</text:p>
          </table:table-cell>
          <table:table-cell table:style-name="ce14" table:formula="of:=COM.MICROSOFT.IFS([.E3]=[$Konventionen.$C$2];[.H3]+[$Konventionen.$E$2];[.E3]=[$Konventionen.$C$3];[.H3]+[$Konventionen.$E$3])" office:value-type="date" office:date-value="2021-04-10" calcext:value-type="date">
            <text:p>10.04.21</text:p>
          </table:table-cell>
          <table:table-cell table:style-name="ce28" office:value-type="date" office:date-value="2021-04-17" calcext:value-type="date">
            <text:p>17.04.21</text:p>
          </table:table-cell>
          <table:table-cell table:style-name="ce15" table:formula="of:=WEEKNUM([.K3];21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ulz, Anja</text:p>
          </table:table-cell>
          <table:table-cell office:value-type="date" office:date-value="1976-11-02" calcext:value-type="date">
            <text:p>02.11.1976</text:p>
          </table:table-cell>
          <table:table-cell table:style-name="ce4" table:formula="of:=IF(ISBLANK([.C4]);#NULL!;IF(ISBLANK([.H4]);ORG.OPENOFFICE.YEARS([.C4];TODAY();0);ORG.OPENOFFICE.YEARS([.C4];[.H4];0)))" office:value-type="float" office:value="44" calcext:value-type="float">
            <text:p>44</text:p>
          </table:table-cell>
          <table:table-cell office:value-type="string" calcext:value-type="string">
            <text:p>AstraZeneca</text:p>
          </table:table-cell>
          <table:table-cell office:value-type="date" office:date-value="2021-02-27" calcext:value-type="date">
            <text:p>27.02.21</text:p>
          </table:table-cell>
          <table:table-cell table:style-name="ce12" table:formula="of:=IF(ISBLANK([.F4]);;WEEKNUM([.F4];21))" office:value-type="float" office:value="8" calcext:value-type="float">
            <text:p>8</text:p>
          </table:table-cell>
          <table:table-cell table:style-name="ce21" office:value-type="date" office:date-value="2021-03-24" calcext:value-type="date">
            <text:p>24.03.21</text:p>
          </table:table-cell>
          <table:table-cell table:style-name="ce14" table:formula="of:=COM.MICROSOFT.IFS([.E4]=[$Konventionen.$C$2];[.H4]+[$Konventionen.$D$2];[.E4]=[$Konventionen.$C$3];[.H4]+[$Konventionen.$D$3])" office:value-type="date" office:date-value="2021-05-26" calcext:value-type="date">
            <text:p>26.05.21</text:p>
          </table:table-cell>
          <table:table-cell table:style-name="ce14" table:formula="of:=COM.MICROSOFT.IFS([.E4]=[$Konventionen.$C$2];[.H4]+[$Konventionen.$E$2];[.E4]=[$Konventionen.$C$3];[.H4]+[$Konventionen.$E$3])" office:value-type="date" office:date-value="2021-06-16" calcext:value-type="date">
            <text:p>16.06.21</text:p>
          </table:table-cell>
          <table:table-cell table:style-name="ce28" office:value-type="date" office:date-value="2021-05-22" calcext:value-type="date">
            <text:p>22.05.21</text:p>
          </table:table-cell>
          <table:table-cell table:style-name="ce15" table:formula="of:=WEEKNUM([.K4];21)" office:value-type="float" office:value="20" calcext:value-type="float">
            <text:p>20</text:p>
          </table:table-cell>
          <table:table-cell table:style-name="ce28" office:value-type="date" office:date-value="2021-03-26" calcext:value-type="date">
            <text:p>26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r, Testrud</text:p>
          </table:table-cell>
          <table:table-cell office:value-type="date" office:date-value="1971-07-17" calcext:value-type="date">
            <text:p>17.07.1971</text:p>
          </table:table-cell>
          <table:table-cell table:style-name="ce4" table:formula="of:=IF(ISBLANK([.C5]);#NULL!;IF(ISBLANK([.H5]);ORG.OPENOFFICE.YEARS([.C5];TODAY();0);ORG.OPENOFFICE.YEARS([.C5];[.H5];0)))" office:value-type="float" office:value="49" calcext:value-type="float">
            <text:p>49</text:p>
          </table:table-cell>
          <table:table-cell office:value-type="string" calcext:value-type="string">
            <text:p>Comirnaty</text:p>
          </table:table-cell>
          <table:table-cell office:value-type="date" office:date-value="2021-03-26" calcext:value-type="date">
            <text:p>26.03.21</text:p>
          </table:table-cell>
          <table:table-cell table:style-name="ce12" table:formula="of:=IF(ISBLANK([.F5]);;WEEKNUM([.F5];21))" office:value-type="float" office:value="12" calcext:value-type="float">
            <text:p>12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COM.MICROSOFT.IFS([.E5]=[$Konventionen.$C$2];[.H5]+[$Konventionen.$D$2];[.E5]=[$Konventionen.$C$3];[.H5]+[$Konventionen.$D$3])" office:value-type="date" office:date-value="2021-04-16" calcext:value-type="date">
            <text:p>16.04.21</text:p>
          </table:table-cell>
          <table:table-cell table:style-name="ce14" table:formula="of:=COM.MICROSOFT.IFS([.E5]=[$Konventionen.$C$2];[.H5]+[$Konventionen.$E$2];[.E5]=[$Konventionen.$C$3];[.H5]+[$Konventionen.$E$3])" office:value-type="date" office:date-value="2021-05-07" calcext:value-type="date">
            <text:p>07.05.21</text:p>
          </table:table-cell>
          <table:table-cell/>
          <table:table-cell table:style-name="ce15" table:formula="of:=WEEKNUM([.K5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ng, Sandy</text:p>
          </table:table-cell>
          <table:table-cell office:value-type="date" office:date-value="1990-01-01" calcext:value-type="date">
            <text:p>01.01.1990</text:p>
          </table:table-cell>
          <table:table-cell table:style-name="ce4" table:formula="of:=IF(ISBLANK([.C6]);#NULL!;IF(ISBLANK([.H6]);ORG.OPENOFFICE.YEARS([.C6];TODAY();0);ORG.OPENOFFICE.YEARS([.C6];[.H6];0)))" office:value-type="float" office:value="31" calcext:value-type="float">
            <text:p>31</text:p>
          </table:table-cell>
          <table:table-cell office:value-type="string" calcext:value-type="string">
            <text:p>AstraZeneca</text:p>
          </table:table-cell>
          <table:table-cell office:value-type="date" office:date-value="2021-04-26" calcext:value-type="date">
            <text:p>26.04.21</text:p>
          </table:table-cell>
          <table:table-cell table:style-name="ce12" table:formula="of:=IF(ISBLANK([.F6]);;WEEKNUM([.F6];21))" office:value-type="float" office:value="17" calcext:value-type="float">
            <text:p>17</text:p>
          </table:table-cell>
          <table:table-cell table:style-name="ce21" office:value-type="date" office:date-value="2021-03-26" calcext:value-type="date">
            <text:p>26.03.21</text:p>
          </table:table-cell>
          <table:table-cell table:style-name="ce14" table:formula="of:=COM.MICROSOFT.IFS([.E6]=[$Konventionen.$C$2];[.H6]+[$Konventionen.$D$2];[.E6]=[$Konventionen.$C$3];[.H6]+[$Konventionen.$D$3])" office:value-type="date" office:date-value="2021-05-28" calcext:value-type="date">
            <text:p>28.05.21</text:p>
          </table:table-cell>
          <table:table-cell table:style-name="ce14" table:formula="of:=COM.MICROSOFT.IFS([.E6]=[$Konventionen.$C$2];[.H6]+[$Konventionen.$E$2];[.E6]=[$Konventionen.$C$3];[.H6]+[$Konventionen.$E$3])" office:value-type="date" office:date-value="2021-06-18" calcext:value-type="date">
            <text:p>18.06.21</text:p>
          </table:table-cell>
          <table:table-cell table:style-name="ce28" office:value-type="date" office:date-value="2021-05-01" calcext:value-type="date">
            <text:p>01.05.21</text:p>
          </table:table-cell>
          <table:table-cell table:style-name="ce15" table:formula="of:=WEEKNUM([.K6];21)" office:value-type="float" office:value="17" calcext:value-type="float">
            <text:p>17</text:p>
          </table:table-cell>
          <table:table-cell table:style-name="ce28" office:value-type="date" office:date-value="2021-03-23" calcext:value-type="date">
            <text:p>23.03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er, Tester</text:p>
          </table:table-cell>
          <table:table-cell office:value-type="date" office:date-value="1970-01-01" calcext:value-type="date">
            <text:p>01.01.1970</text:p>
          </table:table-cell>
          <table:table-cell table:style-name="ce4" table:formula="of:=IF(ISBLANK([.C7]);#NULL!;IF(ISBLANK([.H7]);ORG.OPENOFFICE.YEARS([.C7];TODAY();0);ORG.OPENOFFICE.YEARS([.C7];[.H7];0)))" office:value-type="float" office:value="51" calcext:value-type="float">
            <text:p>51</text:p>
          </table:table-cell>
          <table:table-cell table:number-columns-repeated="2"/>
          <table:table-cell table:style-name="ce12" table:formula="of:=IF(ISBLANK([.F7]);;WEEKNUM([.F7];21))" office:value-type="float" office:value="0" calcext:value-type="float">
            <text:p>0</text:p>
          </table:table-cell>
          <table:table-cell/>
          <table:table-cell table:style-name="ce14" table:formula="of:=COM.MICROSOFT.IFS([.E7]=[$Konventionen.$C$2];[.H7]+[$Konventionen.$D$2];[.E7]=[$Konventionen.$C$3];[.H7]+[$Konventionen.$D$3])" office:value-type="string" office:string-value="" calcext:value-type="error">
            <text:p>#NV</text:p>
          </table:table-cell>
          <table:table-cell table:style-name="ce14" table:formula="of:=COM.MICROSOFT.IFS([.E7]=[$Konventionen.$C$2];[.H7]+[$Konventionen.$E$2];[.E7]=[$Konventionen.$C$3];[.H7]+[$Konventionen.$E$3])" office:value-type="string" office:string-value="" calcext:value-type="error">
            <text:p>#NV</text:p>
          </table:table-cell>
          <table:table-cell/>
          <table:table-cell table:style-name="ce15" table:formula="of:=WEEKNUM([.K7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8]);#NULL!;IF(ISBLANK([.H8]);ORG.OPENOFFICE.YEARS([.C8];TODAY();0);ORG.OPENOFFICE.YEARS([.C8];[.H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]);;WEEKNUM([.F8];21))" office:value-type="float" office:value="0" calcext:value-type="float">
            <text:p>0</text:p>
          </table:table-cell>
          <table:table-cell/>
          <table:table-cell table:style-name="ce14" table:formula="of:=COM.MICROSOFT.IFS([.E8]=[$Konventionen.$C$2];[.H8]+[$Konventionen.$D$2];[.E8]=[$Konventionen.$C$3];[.H8]+[$Konventionen.$D$3])" office:value-type="string" office:string-value="" calcext:value-type="error">
            <text:p>#NV</text:p>
          </table:table-cell>
          <table:table-cell table:style-name="ce14" table:formula="of:=COM.MICROSOFT.IFS([.E8]=[$Konventionen.$C$2];[.H8]+[$Konventionen.$E$2];[.E8]=[$Konventionen.$C$3];[.H8]+[$Konventionen.$E$3])" office:value-type="string" office:string-value="" calcext:value-type="error">
            <text:p>#NV</text:p>
          </table:table-cell>
          <table:table-cell/>
          <table:table-cell table:style-name="ce15" table:formula="of:=WEEKNUM([.K8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9]);#NULL!;IF(ISBLANK([.H9]);ORG.OPENOFFICE.YEARS([.C9];TODAY();0);ORG.OPENOFFICE.YEARS([.C9];[.H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]);;WEEKNUM([.F9];21))" office:value-type="float" office:value="0" calcext:value-type="float">
            <text:p>0</text:p>
          </table:table-cell>
          <table:table-cell/>
          <table:table-cell table:style-name="ce14" table:formula="of:=COM.MICROSOFT.IFS([.E9]=[$Konventionen.$C$2];[.H9]+[$Konventionen.$D$2];[.E9]=[$Konventionen.$C$3];[.H9]+[$Konventionen.$D$3])" office:value-type="string" office:string-value="" calcext:value-type="error">
            <text:p>#NV</text:p>
          </table:table-cell>
          <table:table-cell table:style-name="ce14" table:formula="of:=COM.MICROSOFT.IFS([.E9]=[$Konventionen.$C$2];[.H9]+[$Konventionen.$E$2];[.E9]=[$Konventionen.$C$3];[.H9]+[$Konventionen.$E$3])" office:value-type="string" office:string-value="" calcext:value-type="error">
            <text:p>#NV</text:p>
          </table:table-cell>
          <table:table-cell/>
          <table:table-cell table:style-name="ce15" table:formula="of:=WEEKNUM([.K9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0]);#NULL!;IF(ISBLANK([.H10]);ORG.OPENOFFICE.YEARS([.C10];TODAY();0);ORG.OPENOFFICE.YEARS([.C10];[.H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]);;WEEKNUM([.F10];21))" office:value-type="float" office:value="0" calcext:value-type="float">
            <text:p>0</text:p>
          </table:table-cell>
          <table:table-cell/>
          <table:table-cell table:style-name="ce14" table:formula="of:=COM.MICROSOFT.IFS([.E10]=[$Konventionen.$C$2];[.H10]+[$Konventionen.$D$2];[.E10]=[$Konventionen.$C$3];[.H10]+[$Konventionen.$D$3])" office:value-type="string" office:string-value="" calcext:value-type="error">
            <text:p>#NV</text:p>
          </table:table-cell>
          <table:table-cell table:style-name="ce14" table:formula="of:=COM.MICROSOFT.IFS([.E10]=[$Konventionen.$C$2];[.H10]+[$Konventionen.$E$2];[.E10]=[$Konventionen.$C$3];[.H10]+[$Konventionen.$E$3])" office:value-type="string" office:string-value="" calcext:value-type="error">
            <text:p>#NV</text:p>
          </table:table-cell>
          <table:table-cell/>
          <table:table-cell table:style-name="ce15" table:formula="of:=WEEKNUM([.K10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1]);#NULL!;IF(ISBLANK([.H11]);ORG.OPENOFFICE.YEARS([.C11];TODAY();0);ORG.OPENOFFICE.YEARS([.C11];[.H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]);;WEEKNUM([.F11];21))" office:value-type="float" office:value="0" calcext:value-type="float">
            <text:p>0</text:p>
          </table:table-cell>
          <table:table-cell/>
          <table:table-cell table:style-name="ce14" table:formula="of:=COM.MICROSOFT.IFS([.E11]=[$Konventionen.$C$2];[.H11]+[$Konventionen.$D$2];[.E11]=[$Konventionen.$C$3];[.H11]+[$Konventionen.$D$3])" office:value-type="string" office:string-value="" calcext:value-type="error">
            <text:p>#NV</text:p>
          </table:table-cell>
          <table:table-cell table:style-name="ce14" table:formula="of:=COM.MICROSOFT.IFS([.E11]=[$Konventionen.$C$2];[.H11]+[$Konventionen.$E$2];[.E11]=[$Konventionen.$C$3];[.H11]+[$Konventionen.$E$3])" office:value-type="string" office:string-value="" calcext:value-type="error">
            <text:p>#NV</text:p>
          </table:table-cell>
          <table:table-cell/>
          <table:table-cell table:style-name="ce15" table:formula="of:=WEEKNUM([.K11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2]);#NULL!;IF(ISBLANK([.H12]);ORG.OPENOFFICE.YEARS([.C12];TODAY();0);ORG.OPENOFFICE.YEARS([.C12];[.H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]);;WEEKNUM([.F12];21))" office:value-type="float" office:value="0" calcext:value-type="float">
            <text:p>0</text:p>
          </table:table-cell>
          <table:table-cell/>
          <table:table-cell table:style-name="ce14" table:formula="of:=COM.MICROSOFT.IFS([.E12]=[$Konventionen.$C$2];[.H12]+[$Konventionen.$D$2];[.E12]=[$Konventionen.$C$3];[.H12]+[$Konventionen.$D$3])" office:value-type="string" office:string-value="" calcext:value-type="error">
            <text:p>#NV</text:p>
          </table:table-cell>
          <table:table-cell table:style-name="ce14" table:formula="of:=COM.MICROSOFT.IFS([.E12]=[$Konventionen.$C$2];[.H12]+[$Konventionen.$E$2];[.E12]=[$Konventionen.$C$3];[.H12]+[$Konventionen.$E$3])" office:value-type="string" office:string-value="" calcext:value-type="error">
            <text:p>#NV</text:p>
          </table:table-cell>
          <table:table-cell/>
          <table:table-cell table:style-name="ce15" table:formula="of:=WEEKNUM([.K12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3]);#NULL!;IF(ISBLANK([.H13]);ORG.OPENOFFICE.YEARS([.C13];TODAY();0);ORG.OPENOFFICE.YEARS([.C13];[.H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]);;WEEKNUM([.F13];21))" office:value-type="float" office:value="0" calcext:value-type="float">
            <text:p>0</text:p>
          </table:table-cell>
          <table:table-cell/>
          <table:table-cell table:style-name="ce14" table:formula="of:=COM.MICROSOFT.IFS([.E13]=[$Konventionen.$C$2];[.H13]+[$Konventionen.$D$2];[.E13]=[$Konventionen.$C$3];[.H13]+[$Konventionen.$D$3])" office:value-type="string" office:string-value="" calcext:value-type="error">
            <text:p>#NV</text:p>
          </table:table-cell>
          <table:table-cell table:style-name="ce14" table:formula="of:=COM.MICROSOFT.IFS([.E13]=[$Konventionen.$C$2];[.H13]+[$Konventionen.$E$2];[.E13]=[$Konventionen.$C$3];[.H13]+[$Konventionen.$E$3])" office:value-type="string" office:string-value="" calcext:value-type="error">
            <text:p>#NV</text:p>
          </table:table-cell>
          <table:table-cell/>
          <table:table-cell table:style-name="ce15" table:formula="of:=WEEKNUM([.K13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4]);#NULL!;IF(ISBLANK([.H14]);ORG.OPENOFFICE.YEARS([.C14];TODAY();0);ORG.OPENOFFICE.YEARS([.C14];[.H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]);;WEEKNUM([.F14];21))" office:value-type="float" office:value="0" calcext:value-type="float">
            <text:p>0</text:p>
          </table:table-cell>
          <table:table-cell/>
          <table:table-cell table:style-name="ce14" table:formula="of:=COM.MICROSOFT.IFS([.E14]=[$Konventionen.$C$2];[.H14]+[$Konventionen.$D$2];[.E14]=[$Konventionen.$C$3];[.H14]+[$Konventionen.$D$3])" office:value-type="string" office:string-value="" calcext:value-type="error">
            <text:p>#NV</text:p>
          </table:table-cell>
          <table:table-cell table:style-name="ce14" table:formula="of:=COM.MICROSOFT.IFS([.E14]=[$Konventionen.$C$2];[.H14]+[$Konventionen.$E$2];[.E14]=[$Konventionen.$C$3];[.H14]+[$Konventionen.$E$3])" office:value-type="string" office:string-value="" calcext:value-type="error">
            <text:p>#NV</text:p>
          </table:table-cell>
          <table:table-cell/>
          <table:table-cell table:style-name="ce15" table:formula="of:=WEEKNUM([.K14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5]);#NULL!;IF(ISBLANK([.H15]);ORG.OPENOFFICE.YEARS([.C15];TODAY();0);ORG.OPENOFFICE.YEARS([.C15];[.H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]);;WEEKNUM([.F15];21))" office:value-type="float" office:value="0" calcext:value-type="float">
            <text:p>0</text:p>
          </table:table-cell>
          <table:table-cell/>
          <table:table-cell table:style-name="ce14" table:formula="of:=COM.MICROSOFT.IFS([.E15]=[$Konventionen.$C$2];[.H15]+[$Konventionen.$D$2];[.E15]=[$Konventionen.$C$3];[.H15]+[$Konventionen.$D$3])" office:value-type="string" office:string-value="" calcext:value-type="error">
            <text:p>#NV</text:p>
          </table:table-cell>
          <table:table-cell table:style-name="ce14" table:formula="of:=COM.MICROSOFT.IFS([.E15]=[$Konventionen.$C$2];[.H15]+[$Konventionen.$E$2];[.E15]=[$Konventionen.$C$3];[.H15]+[$Konventionen.$E$3])" office:value-type="string" office:string-value="" calcext:value-type="error">
            <text:p>#NV</text:p>
          </table:table-cell>
          <table:table-cell/>
          <table:table-cell table:style-name="ce15" table:formula="of:=WEEKNUM([.K15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6]);#NULL!;IF(ISBLANK([.H16]);ORG.OPENOFFICE.YEARS([.C16];TODAY();0);ORG.OPENOFFICE.YEARS([.C16];[.H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]);;WEEKNUM([.F16];21))" office:value-type="float" office:value="0" calcext:value-type="float">
            <text:p>0</text:p>
          </table:table-cell>
          <table:table-cell/>
          <table:table-cell table:style-name="ce14" table:formula="of:=COM.MICROSOFT.IFS([.E16]=[$Konventionen.$C$2];[.H16]+[$Konventionen.$D$2];[.E16]=[$Konventionen.$C$3];[.H16]+[$Konventionen.$D$3])" office:value-type="string" office:string-value="" calcext:value-type="error">
            <text:p>#NV</text:p>
          </table:table-cell>
          <table:table-cell table:style-name="ce14" table:formula="of:=COM.MICROSOFT.IFS([.E16]=[$Konventionen.$C$2];[.H16]+[$Konventionen.$E$2];[.E16]=[$Konventionen.$C$3];[.H16]+[$Konventionen.$E$3])" office:value-type="string" office:string-value="" calcext:value-type="error">
            <text:p>#NV</text:p>
          </table:table-cell>
          <table:table-cell/>
          <table:table-cell table:style-name="ce15" table:formula="of:=WEEKNUM([.K16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7]);#NULL!;IF(ISBLANK([.H17]);ORG.OPENOFFICE.YEARS([.C17];TODAY();0);ORG.OPENOFFICE.YEARS([.C17];[.H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]);;WEEKNUM([.F17];21))" office:value-type="float" office:value="0" calcext:value-type="float">
            <text:p>0</text:p>
          </table:table-cell>
          <table:table-cell/>
          <table:table-cell table:style-name="ce14" table:formula="of:=COM.MICROSOFT.IFS([.E17]=[$Konventionen.$C$2];[.H17]+[$Konventionen.$D$2];[.E17]=[$Konventionen.$C$3];[.H17]+[$Konventionen.$D$3])" office:value-type="string" office:string-value="" calcext:value-type="error">
            <text:p>#NV</text:p>
          </table:table-cell>
          <table:table-cell table:style-name="ce14" table:formula="of:=COM.MICROSOFT.IFS([.E17]=[$Konventionen.$C$2];[.H17]+[$Konventionen.$E$2];[.E17]=[$Konventionen.$C$3];[.H17]+[$Konventionen.$E$3])" office:value-type="string" office:string-value="" calcext:value-type="error">
            <text:p>#NV</text:p>
          </table:table-cell>
          <table:table-cell/>
          <table:table-cell table:style-name="ce15" table:formula="of:=WEEKNUM([.K17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8]);#NULL!;IF(ISBLANK([.H18]);ORG.OPENOFFICE.YEARS([.C18];TODAY();0);ORG.OPENOFFICE.YEARS([.C18];[.H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8]);;WEEKNUM([.F18];21))" office:value-type="float" office:value="0" calcext:value-type="float">
            <text:p>0</text:p>
          </table:table-cell>
          <table:table-cell/>
          <table:table-cell table:style-name="ce14" table:formula="of:=COM.MICROSOFT.IFS([.E18]=[$Konventionen.$C$2];[.H18]+[$Konventionen.$D$2];[.E18]=[$Konventionen.$C$3];[.H18]+[$Konventionen.$D$3])" office:value-type="string" office:string-value="" calcext:value-type="error">
            <text:p>#NV</text:p>
          </table:table-cell>
          <table:table-cell table:style-name="ce14" table:formula="of:=COM.MICROSOFT.IFS([.E18]=[$Konventionen.$C$2];[.H18]+[$Konventionen.$E$2];[.E18]=[$Konventionen.$C$3];[.H18]+[$Konventionen.$E$3])" office:value-type="string" office:string-value="" calcext:value-type="error">
            <text:p>#NV</text:p>
          </table:table-cell>
          <table:table-cell/>
          <table:table-cell table:style-name="ce15" table:formula="of:=WEEKNUM([.K18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19]);#NULL!;IF(ISBLANK([.H19]);ORG.OPENOFFICE.YEARS([.C19];TODAY();0);ORG.OPENOFFICE.YEARS([.C19];[.H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9]);;WEEKNUM([.F19];21))" office:value-type="float" office:value="0" calcext:value-type="float">
            <text:p>0</text:p>
          </table:table-cell>
          <table:table-cell/>
          <table:table-cell table:style-name="ce14" table:formula="of:=COM.MICROSOFT.IFS([.E19]=[$Konventionen.$C$2];[.H19]+[$Konventionen.$D$2];[.E19]=[$Konventionen.$C$3];[.H19]+[$Konventionen.$D$3])" office:value-type="string" office:string-value="" calcext:value-type="error">
            <text:p>#NV</text:p>
          </table:table-cell>
          <table:table-cell table:style-name="ce14" table:formula="of:=COM.MICROSOFT.IFS([.E19]=[$Konventionen.$C$2];[.H19]+[$Konventionen.$E$2];[.E19]=[$Konventionen.$C$3];[.H19]+[$Konventionen.$E$3])" office:value-type="string" office:string-value="" calcext:value-type="error">
            <text:p>#NV</text:p>
          </table:table-cell>
          <table:table-cell/>
          <table:table-cell table:style-name="ce15" table:formula="of:=WEEKNUM([.K19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0]);#NULL!;IF(ISBLANK([.H20]);ORG.OPENOFFICE.YEARS([.C20];TODAY();0);ORG.OPENOFFICE.YEARS([.C20];[.H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0]);;WEEKNUM([.F20];21))" office:value-type="float" office:value="0" calcext:value-type="float">
            <text:p>0</text:p>
          </table:table-cell>
          <table:table-cell/>
          <table:table-cell table:style-name="ce14" table:formula="of:=COM.MICROSOFT.IFS([.E20]=[$Konventionen.$C$2];[.H20]+[$Konventionen.$D$2];[.E20]=[$Konventionen.$C$3];[.H20]+[$Konventionen.$D$3])" office:value-type="string" office:string-value="" calcext:value-type="error">
            <text:p>#NV</text:p>
          </table:table-cell>
          <table:table-cell table:style-name="ce14" table:formula="of:=COM.MICROSOFT.IFS([.E20]=[$Konventionen.$C$2];[.H20]+[$Konventionen.$E$2];[.E20]=[$Konventionen.$C$3];[.H20]+[$Konventionen.$E$3])" office:value-type="string" office:string-value="" calcext:value-type="error">
            <text:p>#NV</text:p>
          </table:table-cell>
          <table:table-cell/>
          <table:table-cell table:style-name="ce15" table:formula="of:=WEEKNUM([.K20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1]);#NULL!;IF(ISBLANK([.H21]);ORG.OPENOFFICE.YEARS([.C21];TODAY();0);ORG.OPENOFFICE.YEARS([.C21];[.H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1]);;WEEKNUM([.F21];21))" office:value-type="float" office:value="0" calcext:value-type="float">
            <text:p>0</text:p>
          </table:table-cell>
          <table:table-cell/>
          <table:table-cell table:style-name="ce14" table:formula="of:=COM.MICROSOFT.IFS([.E21]=[$Konventionen.$C$2];[.H21]+[$Konventionen.$D$2];[.E21]=[$Konventionen.$C$3];[.H21]+[$Konventionen.$D$3])" office:value-type="string" office:string-value="" calcext:value-type="error">
            <text:p>#NV</text:p>
          </table:table-cell>
          <table:table-cell table:style-name="ce14" table:formula="of:=COM.MICROSOFT.IFS([.E21]=[$Konventionen.$C$2];[.H21]+[$Konventionen.$E$2];[.E21]=[$Konventionen.$C$3];[.H21]+[$Konventionen.$E$3])" office:value-type="string" office:string-value="" calcext:value-type="error">
            <text:p>#NV</text:p>
          </table:table-cell>
          <table:table-cell/>
          <table:table-cell table:style-name="ce15" table:formula="of:=WEEKNUM([.K21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2]);#NULL!;IF(ISBLANK([.H22]);ORG.OPENOFFICE.YEARS([.C22];TODAY();0);ORG.OPENOFFICE.YEARS([.C22];[.H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2]);;WEEKNUM([.F22];21))" office:value-type="float" office:value="0" calcext:value-type="float">
            <text:p>0</text:p>
          </table:table-cell>
          <table:table-cell/>
          <table:table-cell table:style-name="ce14" table:formula="of:=COM.MICROSOFT.IFS([.E22]=[$Konventionen.$C$2];[.H22]+[$Konventionen.$D$2];[.E22]=[$Konventionen.$C$3];[.H22]+[$Konventionen.$D$3])" office:value-type="string" office:string-value="" calcext:value-type="error">
            <text:p>#NV</text:p>
          </table:table-cell>
          <table:table-cell table:style-name="ce14" table:formula="of:=COM.MICROSOFT.IFS([.E22]=[$Konventionen.$C$2];[.H22]+[$Konventionen.$E$2];[.E22]=[$Konventionen.$C$3];[.H22]+[$Konventionen.$E$3])" office:value-type="string" office:string-value="" calcext:value-type="error">
            <text:p>#NV</text:p>
          </table:table-cell>
          <table:table-cell/>
          <table:table-cell table:style-name="ce15" table:formula="of:=WEEKNUM([.K22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3]);#NULL!;IF(ISBLANK([.H23]);ORG.OPENOFFICE.YEARS([.C23];TODAY();0);ORG.OPENOFFICE.YEARS([.C23];[.H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3]);;WEEKNUM([.F23];21))" office:value-type="float" office:value="0" calcext:value-type="float">
            <text:p>0</text:p>
          </table:table-cell>
          <table:table-cell/>
          <table:table-cell table:style-name="ce14" table:formula="of:=COM.MICROSOFT.IFS([.E23]=[$Konventionen.$C$2];[.H23]+[$Konventionen.$D$2];[.E23]=[$Konventionen.$C$3];[.H23]+[$Konventionen.$D$3])" office:value-type="string" office:string-value="" calcext:value-type="error">
            <text:p>#NV</text:p>
          </table:table-cell>
          <table:table-cell table:style-name="ce14" table:formula="of:=COM.MICROSOFT.IFS([.E23]=[$Konventionen.$C$2];[.H23]+[$Konventionen.$E$2];[.E23]=[$Konventionen.$C$3];[.H23]+[$Konventionen.$E$3])" office:value-type="string" office:string-value="" calcext:value-type="error">
            <text:p>#NV</text:p>
          </table:table-cell>
          <table:table-cell/>
          <table:table-cell table:style-name="ce15" table:formula="of:=WEEKNUM([.K23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4]);#NULL!;IF(ISBLANK([.H24]);ORG.OPENOFFICE.YEARS([.C24];TODAY();0);ORG.OPENOFFICE.YEARS([.C24];[.H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4]);;WEEKNUM([.F24];21))" office:value-type="float" office:value="0" calcext:value-type="float">
            <text:p>0</text:p>
          </table:table-cell>
          <table:table-cell/>
          <table:table-cell table:style-name="ce14" table:formula="of:=COM.MICROSOFT.IFS([.E24]=[$Konventionen.$C$2];[.H24]+[$Konventionen.$D$2];[.E24]=[$Konventionen.$C$3];[.H24]+[$Konventionen.$D$3])" office:value-type="string" office:string-value="" calcext:value-type="error">
            <text:p>#NV</text:p>
          </table:table-cell>
          <table:table-cell table:style-name="ce14" table:formula="of:=COM.MICROSOFT.IFS([.E24]=[$Konventionen.$C$2];[.H24]+[$Konventionen.$E$2];[.E24]=[$Konventionen.$C$3];[.H24]+[$Konventionen.$E$3])" office:value-type="string" office:string-value="" calcext:value-type="error">
            <text:p>#NV</text:p>
          </table:table-cell>
          <table:table-cell/>
          <table:table-cell table:style-name="ce15" table:formula="of:=WEEKNUM([.K24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5]);#NULL!;IF(ISBLANK([.H25]);ORG.OPENOFFICE.YEARS([.C25];TODAY();0);ORG.OPENOFFICE.YEARS([.C25];[.H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5]);;WEEKNUM([.F25];21))" office:value-type="float" office:value="0" calcext:value-type="float">
            <text:p>0</text:p>
          </table:table-cell>
          <table:table-cell/>
          <table:table-cell table:style-name="ce14" table:formula="of:=COM.MICROSOFT.IFS([.E25]=[$Konventionen.$C$2];[.H25]+[$Konventionen.$D$2];[.E25]=[$Konventionen.$C$3];[.H25]+[$Konventionen.$D$3])" office:value-type="string" office:string-value="" calcext:value-type="error">
            <text:p>#NV</text:p>
          </table:table-cell>
          <table:table-cell table:style-name="ce14" table:formula="of:=COM.MICROSOFT.IFS([.E25]=[$Konventionen.$C$2];[.H25]+[$Konventionen.$E$2];[.E25]=[$Konventionen.$C$3];[.H25]+[$Konventionen.$E$3])" office:value-type="string" office:string-value="" calcext:value-type="error">
            <text:p>#NV</text:p>
          </table:table-cell>
          <table:table-cell/>
          <table:table-cell table:style-name="ce15" table:formula="of:=WEEKNUM([.K25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6]);#NULL!;IF(ISBLANK([.H26]);ORG.OPENOFFICE.YEARS([.C26];TODAY();0);ORG.OPENOFFICE.YEARS([.C26];[.H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6]);;WEEKNUM([.F26];21))" office:value-type="float" office:value="0" calcext:value-type="float">
            <text:p>0</text:p>
          </table:table-cell>
          <table:table-cell/>
          <table:table-cell table:style-name="ce14" table:formula="of:=COM.MICROSOFT.IFS([.E26]=[$Konventionen.$C$2];[.H26]+[$Konventionen.$D$2];[.E26]=[$Konventionen.$C$3];[.H26]+[$Konventionen.$D$3])" office:value-type="string" office:string-value="" calcext:value-type="error">
            <text:p>#NV</text:p>
          </table:table-cell>
          <table:table-cell table:style-name="ce14" table:formula="of:=COM.MICROSOFT.IFS([.E26]=[$Konventionen.$C$2];[.H26]+[$Konventionen.$E$2];[.E26]=[$Konventionen.$C$3];[.H26]+[$Konventionen.$E$3])" office:value-type="string" office:string-value="" calcext:value-type="error">
            <text:p>#NV</text:p>
          </table:table-cell>
          <table:table-cell/>
          <table:table-cell table:style-name="ce15" table:formula="of:=WEEKNUM([.K26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7]);#NULL!;IF(ISBLANK([.H27]);ORG.OPENOFFICE.YEARS([.C27];TODAY();0);ORG.OPENOFFICE.YEARS([.C27];[.H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7]);;WEEKNUM([.F27];21))" office:value-type="float" office:value="0" calcext:value-type="float">
            <text:p>0</text:p>
          </table:table-cell>
          <table:table-cell/>
          <table:table-cell table:style-name="ce14" table:formula="of:=COM.MICROSOFT.IFS([.E27]=[$Konventionen.$C$2];[.H27]+[$Konventionen.$D$2];[.E27]=[$Konventionen.$C$3];[.H27]+[$Konventionen.$D$3])" office:value-type="string" office:string-value="" calcext:value-type="error">
            <text:p>#NV</text:p>
          </table:table-cell>
          <table:table-cell table:style-name="ce14" table:formula="of:=COM.MICROSOFT.IFS([.E27]=[$Konventionen.$C$2];[.H27]+[$Konventionen.$E$2];[.E27]=[$Konventionen.$C$3];[.H27]+[$Konventionen.$E$3])" office:value-type="string" office:string-value="" calcext:value-type="error">
            <text:p>#NV</text:p>
          </table:table-cell>
          <table:table-cell/>
          <table:table-cell table:style-name="ce15" table:formula="of:=WEEKNUM([.K27];21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IF(ISBLANK([.C28]);#NULL!;IF(ISBLANK([.H28]);ORG.OPENOFFICE.YEARS([.C28];TODAY();0);ORG.OPENOFFICE.YEARS([.C28];[.H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8]);;WEEKNUM([.F28];21))" office:value-type="float" office:value="0" calcext:value-type="float">
            <text:p>0</text:p>
          </table:table-cell>
          <table:table-cell/>
          <table:table-cell table:style-name="ce14" table:formula="of:=COM.MICROSOFT.IFS([.E28]=[$Konventionen.$C$2];[.H28]+[$Konventionen.$D$2];[.E28]=[$Konventionen.$C$3];[.H28]+[$Konventionen.$D$3])" office:value-type="string" office:string-value="" calcext:value-type="error">
            <text:p>#NV</text:p>
          </table:table-cell>
          <table:table-cell table:style-name="ce14" table:formula="of:=COM.MICROSOFT.IFS([.E28]=[$Konventionen.$C$2];[.H28]+[$Konventionen.$E$2];[.E28]=[$Konventionen.$C$3];[.H2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29]);#NULL!;IF(ISBLANK([.H29]);ORG.OPENOFFICE.YEARS([.C29];TODAY();0);ORG.OPENOFFICE.YEARS([.C29];[.H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29]);;WEEKNUM([.F29];21))" office:value-type="float" office:value="0" calcext:value-type="float">
            <text:p>0</text:p>
          </table:table-cell>
          <table:table-cell/>
          <table:table-cell table:style-name="ce14" table:formula="of:=COM.MICROSOFT.IFS([.E29]=[$Konventionen.$C$2];[.H29]+[$Konventionen.$D$2];[.E29]=[$Konventionen.$C$3];[.H29]+[$Konventionen.$D$3])" office:value-type="string" office:string-value="" calcext:value-type="error">
            <text:p>#NV</text:p>
          </table:table-cell>
          <table:table-cell table:style-name="ce14" table:formula="of:=COM.MICROSOFT.IFS([.E29]=[$Konventionen.$C$2];[.H29]+[$Konventionen.$E$2];[.E29]=[$Konventionen.$C$3];[.H2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0]);#NULL!;IF(ISBLANK([.H30]);ORG.OPENOFFICE.YEARS([.C30];TODAY();0);ORG.OPENOFFICE.YEARS([.C30];[.H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0]);;WEEKNUM([.F30];21))" office:value-type="float" office:value="0" calcext:value-type="float">
            <text:p>0</text:p>
          </table:table-cell>
          <table:table-cell/>
          <table:table-cell table:style-name="ce14" table:formula="of:=COM.MICROSOFT.IFS([.E30]=[$Konventionen.$C$2];[.H30]+[$Konventionen.$D$2];[.E30]=[$Konventionen.$C$3];[.H30]+[$Konventionen.$D$3])" office:value-type="string" office:string-value="" calcext:value-type="error">
            <text:p>#NV</text:p>
          </table:table-cell>
          <table:table-cell table:style-name="ce14" table:formula="of:=COM.MICROSOFT.IFS([.E30]=[$Konventionen.$C$2];[.H30]+[$Konventionen.$E$2];[.E30]=[$Konventionen.$C$3];[.H3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1]);#NULL!;IF(ISBLANK([.H31]);ORG.OPENOFFICE.YEARS([.C31];TODAY();0);ORG.OPENOFFICE.YEARS([.C31];[.H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1]);;WEEKNUM([.F31];21))" office:value-type="float" office:value="0" calcext:value-type="float">
            <text:p>0</text:p>
          </table:table-cell>
          <table:table-cell/>
          <table:table-cell table:style-name="ce14" table:formula="of:=COM.MICROSOFT.IFS([.E31]=[$Konventionen.$C$2];[.H31]+[$Konventionen.$D$2];[.E31]=[$Konventionen.$C$3];[.H31]+[$Konventionen.$D$3])" office:value-type="string" office:string-value="" calcext:value-type="error">
            <text:p>#NV</text:p>
          </table:table-cell>
          <table:table-cell table:style-name="ce14" table:formula="of:=COM.MICROSOFT.IFS([.E31]=[$Konventionen.$C$2];[.H31]+[$Konventionen.$E$2];[.E31]=[$Konventionen.$C$3];[.H3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2]);#NULL!;IF(ISBLANK([.H32]);ORG.OPENOFFICE.YEARS([.C32];TODAY();0);ORG.OPENOFFICE.YEARS([.C32];[.H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2]);;WEEKNUM([.F32];21))" office:value-type="float" office:value="0" calcext:value-type="float">
            <text:p>0</text:p>
          </table:table-cell>
          <table:table-cell/>
          <table:table-cell table:style-name="ce14" table:formula="of:=COM.MICROSOFT.IFS([.E32]=[$Konventionen.$C$2];[.H32]+[$Konventionen.$D$2];[.E32]=[$Konventionen.$C$3];[.H32]+[$Konventionen.$D$3])" office:value-type="string" office:string-value="" calcext:value-type="error">
            <text:p>#NV</text:p>
          </table:table-cell>
          <table:table-cell table:style-name="ce14" table:formula="of:=COM.MICROSOFT.IFS([.E32]=[$Konventionen.$C$2];[.H32]+[$Konventionen.$E$2];[.E32]=[$Konventionen.$C$3];[.H3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3]);#NULL!;IF(ISBLANK([.H33]);ORG.OPENOFFICE.YEARS([.C33];TODAY();0);ORG.OPENOFFICE.YEARS([.C33];[.H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3]);;WEEKNUM([.F33];21))" office:value-type="float" office:value="0" calcext:value-type="float">
            <text:p>0</text:p>
          </table:table-cell>
          <table:table-cell/>
          <table:table-cell table:style-name="ce14" table:formula="of:=COM.MICROSOFT.IFS([.E33]=[$Konventionen.$C$2];[.H33]+[$Konventionen.$D$2];[.E33]=[$Konventionen.$C$3];[.H33]+[$Konventionen.$D$3])" office:value-type="string" office:string-value="" calcext:value-type="error">
            <text:p>#NV</text:p>
          </table:table-cell>
          <table:table-cell table:style-name="ce14" table:formula="of:=COM.MICROSOFT.IFS([.E33]=[$Konventionen.$C$2];[.H33]+[$Konventionen.$E$2];[.E33]=[$Konventionen.$C$3];[.H3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4]);#NULL!;IF(ISBLANK([.H34]);ORG.OPENOFFICE.YEARS([.C34];TODAY();0);ORG.OPENOFFICE.YEARS([.C34];[.H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4]);;WEEKNUM([.F34];21))" office:value-type="float" office:value="0" calcext:value-type="float">
            <text:p>0</text:p>
          </table:table-cell>
          <table:table-cell/>
          <table:table-cell table:style-name="ce14" table:formula="of:=COM.MICROSOFT.IFS([.E34]=[$Konventionen.$C$2];[.H34]+[$Konventionen.$D$2];[.E34]=[$Konventionen.$C$3];[.H34]+[$Konventionen.$D$3])" office:value-type="string" office:string-value="" calcext:value-type="error">
            <text:p>#NV</text:p>
          </table:table-cell>
          <table:table-cell table:style-name="ce14" table:formula="of:=COM.MICROSOFT.IFS([.E34]=[$Konventionen.$C$2];[.H34]+[$Konventionen.$E$2];[.E34]=[$Konventionen.$C$3];[.H3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5]);#NULL!;IF(ISBLANK([.H35]);ORG.OPENOFFICE.YEARS([.C35];TODAY();0);ORG.OPENOFFICE.YEARS([.C35];[.H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5]);;WEEKNUM([.F35];21))" office:value-type="float" office:value="0" calcext:value-type="float">
            <text:p>0</text:p>
          </table:table-cell>
          <table:table-cell/>
          <table:table-cell table:style-name="ce14" table:formula="of:=COM.MICROSOFT.IFS([.E35]=[$Konventionen.$C$2];[.H35]+[$Konventionen.$D$2];[.E35]=[$Konventionen.$C$3];[.H35]+[$Konventionen.$D$3])" office:value-type="string" office:string-value="" calcext:value-type="error">
            <text:p>#NV</text:p>
          </table:table-cell>
          <table:table-cell table:style-name="ce14" table:formula="of:=COM.MICROSOFT.IFS([.E35]=[$Konventionen.$C$2];[.H35]+[$Konventionen.$E$2];[.E35]=[$Konventionen.$C$3];[.H3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6]);#NULL!;IF(ISBLANK([.H36]);ORG.OPENOFFICE.YEARS([.C36];TODAY();0);ORG.OPENOFFICE.YEARS([.C36];[.H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6]);;WEEKNUM([.F36];21))" office:value-type="float" office:value="0" calcext:value-type="float">
            <text:p>0</text:p>
          </table:table-cell>
          <table:table-cell/>
          <table:table-cell table:style-name="ce14" table:formula="of:=COM.MICROSOFT.IFS([.E36]=[$Konventionen.$C$2];[.H36]+[$Konventionen.$D$2];[.E36]=[$Konventionen.$C$3];[.H36]+[$Konventionen.$D$3])" office:value-type="string" office:string-value="" calcext:value-type="error">
            <text:p>#NV</text:p>
          </table:table-cell>
          <table:table-cell table:style-name="ce14" table:formula="of:=COM.MICROSOFT.IFS([.E36]=[$Konventionen.$C$2];[.H36]+[$Konventionen.$E$2];[.E36]=[$Konventionen.$C$3];[.H3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7]);#NULL!;IF(ISBLANK([.H37]);ORG.OPENOFFICE.YEARS([.C37];TODAY();0);ORG.OPENOFFICE.YEARS([.C37];[.H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7]);;WEEKNUM([.F37];21))" office:value-type="float" office:value="0" calcext:value-type="float">
            <text:p>0</text:p>
          </table:table-cell>
          <table:table-cell/>
          <table:table-cell table:style-name="ce14" table:formula="of:=COM.MICROSOFT.IFS([.E37]=[$Konventionen.$C$2];[.H37]+[$Konventionen.$D$2];[.E37]=[$Konventionen.$C$3];[.H37]+[$Konventionen.$D$3])" office:value-type="string" office:string-value="" calcext:value-type="error">
            <text:p>#NV</text:p>
          </table:table-cell>
          <table:table-cell table:style-name="ce14" table:formula="of:=COM.MICROSOFT.IFS([.E37]=[$Konventionen.$C$2];[.H37]+[$Konventionen.$E$2];[.E37]=[$Konventionen.$C$3];[.H3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8]);#NULL!;IF(ISBLANK([.H38]);ORG.OPENOFFICE.YEARS([.C38];TODAY();0);ORG.OPENOFFICE.YEARS([.C38];[.H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8]);;WEEKNUM([.F38];21))" office:value-type="float" office:value="0" calcext:value-type="float">
            <text:p>0</text:p>
          </table:table-cell>
          <table:table-cell/>
          <table:table-cell table:style-name="ce14" table:formula="of:=COM.MICROSOFT.IFS([.E38]=[$Konventionen.$C$2];[.H38]+[$Konventionen.$D$2];[.E38]=[$Konventionen.$C$3];[.H38]+[$Konventionen.$D$3])" office:value-type="string" office:string-value="" calcext:value-type="error">
            <text:p>#NV</text:p>
          </table:table-cell>
          <table:table-cell table:style-name="ce14" table:formula="of:=COM.MICROSOFT.IFS([.E38]=[$Konventionen.$C$2];[.H38]+[$Konventionen.$E$2];[.E38]=[$Konventionen.$C$3];[.H3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39]);#NULL!;IF(ISBLANK([.H39]);ORG.OPENOFFICE.YEARS([.C39];TODAY();0);ORG.OPENOFFICE.YEARS([.C39];[.H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39]);;WEEKNUM([.F39];21))" office:value-type="float" office:value="0" calcext:value-type="float">
            <text:p>0</text:p>
          </table:table-cell>
          <table:table-cell/>
          <table:table-cell table:style-name="ce14" table:formula="of:=COM.MICROSOFT.IFS([.E39]=[$Konventionen.$C$2];[.H39]+[$Konventionen.$D$2];[.E39]=[$Konventionen.$C$3];[.H39]+[$Konventionen.$D$3])" office:value-type="string" office:string-value="" calcext:value-type="error">
            <text:p>#NV</text:p>
          </table:table-cell>
          <table:table-cell table:style-name="ce14" table:formula="of:=COM.MICROSOFT.IFS([.E39]=[$Konventionen.$C$2];[.H39]+[$Konventionen.$E$2];[.E39]=[$Konventionen.$C$3];[.H3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0]);#NULL!;IF(ISBLANK([.H40]);ORG.OPENOFFICE.YEARS([.C40];TODAY();0);ORG.OPENOFFICE.YEARS([.C40];[.H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0]);;WEEKNUM([.F40];21))" office:value-type="float" office:value="0" calcext:value-type="float">
            <text:p>0</text:p>
          </table:table-cell>
          <table:table-cell/>
          <table:table-cell table:style-name="ce14" table:formula="of:=COM.MICROSOFT.IFS([.E40]=[$Konventionen.$C$2];[.H40]+[$Konventionen.$D$2];[.E40]=[$Konventionen.$C$3];[.H40]+[$Konventionen.$D$3])" office:value-type="string" office:string-value="" calcext:value-type="error">
            <text:p>#NV</text:p>
          </table:table-cell>
          <table:table-cell table:style-name="ce14" table:formula="of:=COM.MICROSOFT.IFS([.E40]=[$Konventionen.$C$2];[.H40]+[$Konventionen.$E$2];[.E40]=[$Konventionen.$C$3];[.H4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1]);#NULL!;IF(ISBLANK([.H41]);ORG.OPENOFFICE.YEARS([.C41];TODAY();0);ORG.OPENOFFICE.YEARS([.C41];[.H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1]);;WEEKNUM([.F41];21))" office:value-type="float" office:value="0" calcext:value-type="float">
            <text:p>0</text:p>
          </table:table-cell>
          <table:table-cell/>
          <table:table-cell table:style-name="ce14" table:formula="of:=COM.MICROSOFT.IFS([.E41]=[$Konventionen.$C$2];[.H41]+[$Konventionen.$D$2];[.E41]=[$Konventionen.$C$3];[.H41]+[$Konventionen.$D$3])" office:value-type="string" office:string-value="" calcext:value-type="error">
            <text:p>#NV</text:p>
          </table:table-cell>
          <table:table-cell table:style-name="ce14" table:formula="of:=COM.MICROSOFT.IFS([.E41]=[$Konventionen.$C$2];[.H41]+[$Konventionen.$E$2];[.E41]=[$Konventionen.$C$3];[.H4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2]);#NULL!;IF(ISBLANK([.H42]);ORG.OPENOFFICE.YEARS([.C42];TODAY();0);ORG.OPENOFFICE.YEARS([.C42];[.H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2]);;WEEKNUM([.F42];21))" office:value-type="float" office:value="0" calcext:value-type="float">
            <text:p>0</text:p>
          </table:table-cell>
          <table:table-cell/>
          <table:table-cell table:style-name="ce14" table:formula="of:=COM.MICROSOFT.IFS([.E42]=[$Konventionen.$C$2];[.H42]+[$Konventionen.$D$2];[.E42]=[$Konventionen.$C$3];[.H42]+[$Konventionen.$D$3])" office:value-type="string" office:string-value="" calcext:value-type="error">
            <text:p>#NV</text:p>
          </table:table-cell>
          <table:table-cell table:style-name="ce14" table:formula="of:=COM.MICROSOFT.IFS([.E42]=[$Konventionen.$C$2];[.H42]+[$Konventionen.$E$2];[.E42]=[$Konventionen.$C$3];[.H4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3]);#NULL!;IF(ISBLANK([.H43]);ORG.OPENOFFICE.YEARS([.C43];TODAY();0);ORG.OPENOFFICE.YEARS([.C43];[.H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3]);;WEEKNUM([.F43];21))" office:value-type="float" office:value="0" calcext:value-type="float">
            <text:p>0</text:p>
          </table:table-cell>
          <table:table-cell/>
          <table:table-cell table:style-name="ce14" table:formula="of:=COM.MICROSOFT.IFS([.E43]=[$Konventionen.$C$2];[.H43]+[$Konventionen.$D$2];[.E43]=[$Konventionen.$C$3];[.H43]+[$Konventionen.$D$3])" office:value-type="string" office:string-value="" calcext:value-type="error">
            <text:p>#NV</text:p>
          </table:table-cell>
          <table:table-cell table:style-name="ce14" table:formula="of:=COM.MICROSOFT.IFS([.E43]=[$Konventionen.$C$2];[.H43]+[$Konventionen.$E$2];[.E43]=[$Konventionen.$C$3];[.H4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4]);#NULL!;IF(ISBLANK([.H44]);ORG.OPENOFFICE.YEARS([.C44];TODAY();0);ORG.OPENOFFICE.YEARS([.C44];[.H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4]);;WEEKNUM([.F44];21))" office:value-type="float" office:value="0" calcext:value-type="float">
            <text:p>0</text:p>
          </table:table-cell>
          <table:table-cell/>
          <table:table-cell table:style-name="ce14" table:formula="of:=COM.MICROSOFT.IFS([.E44]=[$Konventionen.$C$2];[.H44]+[$Konventionen.$D$2];[.E44]=[$Konventionen.$C$3];[.H44]+[$Konventionen.$D$3])" office:value-type="string" office:string-value="" calcext:value-type="error">
            <text:p>#NV</text:p>
          </table:table-cell>
          <table:table-cell table:style-name="ce14" table:formula="of:=COM.MICROSOFT.IFS([.E44]=[$Konventionen.$C$2];[.H44]+[$Konventionen.$E$2];[.E44]=[$Konventionen.$C$3];[.H4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5]);#NULL!;IF(ISBLANK([.H45]);ORG.OPENOFFICE.YEARS([.C45];TODAY();0);ORG.OPENOFFICE.YEARS([.C45];[.H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5]);;WEEKNUM([.F45];21))" office:value-type="float" office:value="0" calcext:value-type="float">
            <text:p>0</text:p>
          </table:table-cell>
          <table:table-cell/>
          <table:table-cell table:style-name="ce14" table:formula="of:=COM.MICROSOFT.IFS([.E45]=[$Konventionen.$C$2];[.H45]+[$Konventionen.$D$2];[.E45]=[$Konventionen.$C$3];[.H45]+[$Konventionen.$D$3])" office:value-type="string" office:string-value="" calcext:value-type="error">
            <text:p>#NV</text:p>
          </table:table-cell>
          <table:table-cell table:style-name="ce14" table:formula="of:=COM.MICROSOFT.IFS([.E45]=[$Konventionen.$C$2];[.H45]+[$Konventionen.$E$2];[.E45]=[$Konventionen.$C$3];[.H4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6]);#NULL!;IF(ISBLANK([.H46]);ORG.OPENOFFICE.YEARS([.C46];TODAY();0);ORG.OPENOFFICE.YEARS([.C46];[.H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6]);;WEEKNUM([.F46];21))" office:value-type="float" office:value="0" calcext:value-type="float">
            <text:p>0</text:p>
          </table:table-cell>
          <table:table-cell/>
          <table:table-cell table:style-name="ce14" table:formula="of:=COM.MICROSOFT.IFS([.E46]=[$Konventionen.$C$2];[.H46]+[$Konventionen.$D$2];[.E46]=[$Konventionen.$C$3];[.H46]+[$Konventionen.$D$3])" office:value-type="string" office:string-value="" calcext:value-type="error">
            <text:p>#NV</text:p>
          </table:table-cell>
          <table:table-cell table:style-name="ce14" table:formula="of:=COM.MICROSOFT.IFS([.E46]=[$Konventionen.$C$2];[.H46]+[$Konventionen.$E$2];[.E46]=[$Konventionen.$C$3];[.H4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7]);#NULL!;IF(ISBLANK([.H47]);ORG.OPENOFFICE.YEARS([.C47];TODAY();0);ORG.OPENOFFICE.YEARS([.C47];[.H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7]);;WEEKNUM([.F47];21))" office:value-type="float" office:value="0" calcext:value-type="float">
            <text:p>0</text:p>
          </table:table-cell>
          <table:table-cell/>
          <table:table-cell table:style-name="ce14" table:formula="of:=COM.MICROSOFT.IFS([.E47]=[$Konventionen.$C$2];[.H47]+[$Konventionen.$D$2];[.E47]=[$Konventionen.$C$3];[.H47]+[$Konventionen.$D$3])" office:value-type="string" office:string-value="" calcext:value-type="error">
            <text:p>#NV</text:p>
          </table:table-cell>
          <table:table-cell table:style-name="ce14" table:formula="of:=COM.MICROSOFT.IFS([.E47]=[$Konventionen.$C$2];[.H47]+[$Konventionen.$E$2];[.E47]=[$Konventionen.$C$3];[.H4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8]);#NULL!;IF(ISBLANK([.H48]);ORG.OPENOFFICE.YEARS([.C48];TODAY();0);ORG.OPENOFFICE.YEARS([.C48];[.H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8]);;WEEKNUM([.F48];21))" office:value-type="float" office:value="0" calcext:value-type="float">
            <text:p>0</text:p>
          </table:table-cell>
          <table:table-cell/>
          <table:table-cell table:style-name="ce14" table:formula="of:=COM.MICROSOFT.IFS([.E48]=[$Konventionen.$C$2];[.H48]+[$Konventionen.$D$2];[.E48]=[$Konventionen.$C$3];[.H48]+[$Konventionen.$D$3])" office:value-type="string" office:string-value="" calcext:value-type="error">
            <text:p>#NV</text:p>
          </table:table-cell>
          <table:table-cell table:style-name="ce14" table:formula="of:=COM.MICROSOFT.IFS([.E48]=[$Konventionen.$C$2];[.H48]+[$Konventionen.$E$2];[.E48]=[$Konventionen.$C$3];[.H4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49]);#NULL!;IF(ISBLANK([.H49]);ORG.OPENOFFICE.YEARS([.C49];TODAY();0);ORG.OPENOFFICE.YEARS([.C49];[.H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49]);;WEEKNUM([.F49];21))" office:value-type="float" office:value="0" calcext:value-type="float">
            <text:p>0</text:p>
          </table:table-cell>
          <table:table-cell/>
          <table:table-cell table:style-name="ce14" table:formula="of:=COM.MICROSOFT.IFS([.E49]=[$Konventionen.$C$2];[.H49]+[$Konventionen.$D$2];[.E49]=[$Konventionen.$C$3];[.H49]+[$Konventionen.$D$3])" office:value-type="string" office:string-value="" calcext:value-type="error">
            <text:p>#NV</text:p>
          </table:table-cell>
          <table:table-cell table:style-name="ce14" table:formula="of:=COM.MICROSOFT.IFS([.E49]=[$Konventionen.$C$2];[.H49]+[$Konventionen.$E$2];[.E49]=[$Konventionen.$C$3];[.H4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0]);#NULL!;IF(ISBLANK([.H50]);ORG.OPENOFFICE.YEARS([.C50];TODAY();0);ORG.OPENOFFICE.YEARS([.C50];[.H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0]);;WEEKNUM([.F50];21))" office:value-type="float" office:value="0" calcext:value-type="float">
            <text:p>0</text:p>
          </table:table-cell>
          <table:table-cell/>
          <table:table-cell table:style-name="ce14" table:formula="of:=COM.MICROSOFT.IFS([.E50]=[$Konventionen.$C$2];[.H50]+[$Konventionen.$D$2];[.E50]=[$Konventionen.$C$3];[.H50]+[$Konventionen.$D$3])" office:value-type="string" office:string-value="" calcext:value-type="error">
            <text:p>#NV</text:p>
          </table:table-cell>
          <table:table-cell table:style-name="ce14" table:formula="of:=COM.MICROSOFT.IFS([.E50]=[$Konventionen.$C$2];[.H50]+[$Konventionen.$E$2];[.E50]=[$Konventionen.$C$3];[.H5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1]);#NULL!;IF(ISBLANK([.H51]);ORG.OPENOFFICE.YEARS([.C51];TODAY();0);ORG.OPENOFFICE.YEARS([.C51];[.H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1]);;WEEKNUM([.F51];21))" office:value-type="float" office:value="0" calcext:value-type="float">
            <text:p>0</text:p>
          </table:table-cell>
          <table:table-cell/>
          <table:table-cell table:style-name="ce14" table:formula="of:=COM.MICROSOFT.IFS([.E51]=[$Konventionen.$C$2];[.H51]+[$Konventionen.$D$2];[.E51]=[$Konventionen.$C$3];[.H51]+[$Konventionen.$D$3])" office:value-type="string" office:string-value="" calcext:value-type="error">
            <text:p>#NV</text:p>
          </table:table-cell>
          <table:table-cell table:style-name="ce14" table:formula="of:=COM.MICROSOFT.IFS([.E51]=[$Konventionen.$C$2];[.H51]+[$Konventionen.$E$2];[.E51]=[$Konventionen.$C$3];[.H5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2]);#NULL!;IF(ISBLANK([.H52]);ORG.OPENOFFICE.YEARS([.C52];TODAY();0);ORG.OPENOFFICE.YEARS([.C52];[.H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2]);;WEEKNUM([.F52];21))" office:value-type="float" office:value="0" calcext:value-type="float">
            <text:p>0</text:p>
          </table:table-cell>
          <table:table-cell/>
          <table:table-cell table:style-name="ce14" table:formula="of:=COM.MICROSOFT.IFS([.E52]=[$Konventionen.$C$2];[.H52]+[$Konventionen.$D$2];[.E52]=[$Konventionen.$C$3];[.H52]+[$Konventionen.$D$3])" office:value-type="string" office:string-value="" calcext:value-type="error">
            <text:p>#NV</text:p>
          </table:table-cell>
          <table:table-cell table:style-name="ce14" table:formula="of:=COM.MICROSOFT.IFS([.E52]=[$Konventionen.$C$2];[.H52]+[$Konventionen.$E$2];[.E52]=[$Konventionen.$C$3];[.H5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3]);#NULL!;IF(ISBLANK([.H53]);ORG.OPENOFFICE.YEARS([.C53];TODAY();0);ORG.OPENOFFICE.YEARS([.C53];[.H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3]);;WEEKNUM([.F53];21))" office:value-type="float" office:value="0" calcext:value-type="float">
            <text:p>0</text:p>
          </table:table-cell>
          <table:table-cell/>
          <table:table-cell table:style-name="ce14" table:formula="of:=COM.MICROSOFT.IFS([.E53]=[$Konventionen.$C$2];[.H53]+[$Konventionen.$D$2];[.E53]=[$Konventionen.$C$3];[.H53]+[$Konventionen.$D$3])" office:value-type="string" office:string-value="" calcext:value-type="error">
            <text:p>#NV</text:p>
          </table:table-cell>
          <table:table-cell table:style-name="ce14" table:formula="of:=COM.MICROSOFT.IFS([.E53]=[$Konventionen.$C$2];[.H53]+[$Konventionen.$E$2];[.E53]=[$Konventionen.$C$3];[.H5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4]);#NULL!;IF(ISBLANK([.H54]);ORG.OPENOFFICE.YEARS([.C54];TODAY();0);ORG.OPENOFFICE.YEARS([.C54];[.H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4]);;WEEKNUM([.F54];21))" office:value-type="float" office:value="0" calcext:value-type="float">
            <text:p>0</text:p>
          </table:table-cell>
          <table:table-cell/>
          <table:table-cell table:style-name="ce14" table:formula="of:=COM.MICROSOFT.IFS([.E54]=[$Konventionen.$C$2];[.H54]+[$Konventionen.$D$2];[.E54]=[$Konventionen.$C$3];[.H54]+[$Konventionen.$D$3])" office:value-type="string" office:string-value="" calcext:value-type="error">
            <text:p>#NV</text:p>
          </table:table-cell>
          <table:table-cell table:style-name="ce14" table:formula="of:=COM.MICROSOFT.IFS([.E54]=[$Konventionen.$C$2];[.H54]+[$Konventionen.$E$2];[.E54]=[$Konventionen.$C$3];[.H5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5]);#NULL!;IF(ISBLANK([.H55]);ORG.OPENOFFICE.YEARS([.C55];TODAY();0);ORG.OPENOFFICE.YEARS([.C55];[.H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5]);;WEEKNUM([.F55];21))" office:value-type="float" office:value="0" calcext:value-type="float">
            <text:p>0</text:p>
          </table:table-cell>
          <table:table-cell/>
          <table:table-cell table:style-name="ce14" table:formula="of:=COM.MICROSOFT.IFS([.E55]=[$Konventionen.$C$2];[.H55]+[$Konventionen.$D$2];[.E55]=[$Konventionen.$C$3];[.H55]+[$Konventionen.$D$3])" office:value-type="string" office:string-value="" calcext:value-type="error">
            <text:p>#NV</text:p>
          </table:table-cell>
          <table:table-cell table:style-name="ce14" table:formula="of:=COM.MICROSOFT.IFS([.E55]=[$Konventionen.$C$2];[.H55]+[$Konventionen.$E$2];[.E55]=[$Konventionen.$C$3];[.H5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6]);#NULL!;IF(ISBLANK([.H56]);ORG.OPENOFFICE.YEARS([.C56];TODAY();0);ORG.OPENOFFICE.YEARS([.C56];[.H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6]);;WEEKNUM([.F56];21))" office:value-type="float" office:value="0" calcext:value-type="float">
            <text:p>0</text:p>
          </table:table-cell>
          <table:table-cell/>
          <table:table-cell table:style-name="ce14" table:formula="of:=COM.MICROSOFT.IFS([.E56]=[$Konventionen.$C$2];[.H56]+[$Konventionen.$D$2];[.E56]=[$Konventionen.$C$3];[.H56]+[$Konventionen.$D$3])" office:value-type="string" office:string-value="" calcext:value-type="error">
            <text:p>#NV</text:p>
          </table:table-cell>
          <table:table-cell table:style-name="ce14" table:formula="of:=COM.MICROSOFT.IFS([.E56]=[$Konventionen.$C$2];[.H56]+[$Konventionen.$E$2];[.E56]=[$Konventionen.$C$3];[.H5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7]);#NULL!;IF(ISBLANK([.H57]);ORG.OPENOFFICE.YEARS([.C57];TODAY();0);ORG.OPENOFFICE.YEARS([.C57];[.H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7]);;WEEKNUM([.F57];21))" office:value-type="float" office:value="0" calcext:value-type="float">
            <text:p>0</text:p>
          </table:table-cell>
          <table:table-cell/>
          <table:table-cell table:style-name="ce14" table:formula="of:=COM.MICROSOFT.IFS([.E57]=[$Konventionen.$C$2];[.H57]+[$Konventionen.$D$2];[.E57]=[$Konventionen.$C$3];[.H57]+[$Konventionen.$D$3])" office:value-type="string" office:string-value="" calcext:value-type="error">
            <text:p>#NV</text:p>
          </table:table-cell>
          <table:table-cell table:style-name="ce14" table:formula="of:=COM.MICROSOFT.IFS([.E57]=[$Konventionen.$C$2];[.H57]+[$Konventionen.$E$2];[.E57]=[$Konventionen.$C$3];[.H5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8]);#NULL!;IF(ISBLANK([.H58]);ORG.OPENOFFICE.YEARS([.C58];TODAY();0);ORG.OPENOFFICE.YEARS([.C58];[.H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8]);;WEEKNUM([.F58];21))" office:value-type="float" office:value="0" calcext:value-type="float">
            <text:p>0</text:p>
          </table:table-cell>
          <table:table-cell/>
          <table:table-cell table:style-name="ce14" table:formula="of:=COM.MICROSOFT.IFS([.E58]=[$Konventionen.$C$2];[.H58]+[$Konventionen.$D$2];[.E58]=[$Konventionen.$C$3];[.H58]+[$Konventionen.$D$3])" office:value-type="string" office:string-value="" calcext:value-type="error">
            <text:p>#NV</text:p>
          </table:table-cell>
          <table:table-cell table:style-name="ce14" table:formula="of:=COM.MICROSOFT.IFS([.E58]=[$Konventionen.$C$2];[.H58]+[$Konventionen.$E$2];[.E58]=[$Konventionen.$C$3];[.H5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59]);#NULL!;IF(ISBLANK([.H59]);ORG.OPENOFFICE.YEARS([.C59];TODAY();0);ORG.OPENOFFICE.YEARS([.C59];[.H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59]);;WEEKNUM([.F59];21))" office:value-type="float" office:value="0" calcext:value-type="float">
            <text:p>0</text:p>
          </table:table-cell>
          <table:table-cell/>
          <table:table-cell table:style-name="ce14" table:formula="of:=COM.MICROSOFT.IFS([.E59]=[$Konventionen.$C$2];[.H59]+[$Konventionen.$D$2];[.E59]=[$Konventionen.$C$3];[.H59]+[$Konventionen.$D$3])" office:value-type="string" office:string-value="" calcext:value-type="error">
            <text:p>#NV</text:p>
          </table:table-cell>
          <table:table-cell table:style-name="ce14" table:formula="of:=COM.MICROSOFT.IFS([.E59]=[$Konventionen.$C$2];[.H59]+[$Konventionen.$E$2];[.E59]=[$Konventionen.$C$3];[.H5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0]);#NULL!;IF(ISBLANK([.H60]);ORG.OPENOFFICE.YEARS([.C60];TODAY();0);ORG.OPENOFFICE.YEARS([.C60];[.H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0]);;WEEKNUM([.F60];21))" office:value-type="float" office:value="0" calcext:value-type="float">
            <text:p>0</text:p>
          </table:table-cell>
          <table:table-cell/>
          <table:table-cell table:style-name="ce14" table:formula="of:=COM.MICROSOFT.IFS([.E60]=[$Konventionen.$C$2];[.H60]+[$Konventionen.$D$2];[.E60]=[$Konventionen.$C$3];[.H60]+[$Konventionen.$D$3])" office:value-type="string" office:string-value="" calcext:value-type="error">
            <text:p>#NV</text:p>
          </table:table-cell>
          <table:table-cell table:style-name="ce14" table:formula="of:=COM.MICROSOFT.IFS([.E60]=[$Konventionen.$C$2];[.H60]+[$Konventionen.$E$2];[.E60]=[$Konventionen.$C$3];[.H6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1]);#NULL!;IF(ISBLANK([.H61]);ORG.OPENOFFICE.YEARS([.C61];TODAY();0);ORG.OPENOFFICE.YEARS([.C61];[.H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1]);;WEEKNUM([.F61];21))" office:value-type="float" office:value="0" calcext:value-type="float">
            <text:p>0</text:p>
          </table:table-cell>
          <table:table-cell/>
          <table:table-cell table:style-name="ce14" table:formula="of:=COM.MICROSOFT.IFS([.E61]=[$Konventionen.$C$2];[.H61]+[$Konventionen.$D$2];[.E61]=[$Konventionen.$C$3];[.H61]+[$Konventionen.$D$3])" office:value-type="string" office:string-value="" calcext:value-type="error">
            <text:p>#NV</text:p>
          </table:table-cell>
          <table:table-cell table:style-name="ce14" table:formula="of:=COM.MICROSOFT.IFS([.E61]=[$Konventionen.$C$2];[.H61]+[$Konventionen.$E$2];[.E61]=[$Konventionen.$C$3];[.H6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2]);#NULL!;IF(ISBLANK([.H62]);ORG.OPENOFFICE.YEARS([.C62];TODAY();0);ORG.OPENOFFICE.YEARS([.C62];[.H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2]);;WEEKNUM([.F62];21))" office:value-type="float" office:value="0" calcext:value-type="float">
            <text:p>0</text:p>
          </table:table-cell>
          <table:table-cell/>
          <table:table-cell table:style-name="ce14" table:formula="of:=COM.MICROSOFT.IFS([.E62]=[$Konventionen.$C$2];[.H62]+[$Konventionen.$D$2];[.E62]=[$Konventionen.$C$3];[.H62]+[$Konventionen.$D$3])" office:value-type="string" office:string-value="" calcext:value-type="error">
            <text:p>#NV</text:p>
          </table:table-cell>
          <table:table-cell table:style-name="ce14" table:formula="of:=COM.MICROSOFT.IFS([.E62]=[$Konventionen.$C$2];[.H62]+[$Konventionen.$E$2];[.E62]=[$Konventionen.$C$3];[.H6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3]);#NULL!;IF(ISBLANK([.H63]);ORG.OPENOFFICE.YEARS([.C63];TODAY();0);ORG.OPENOFFICE.YEARS([.C63];[.H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3]);;WEEKNUM([.F63];21))" office:value-type="float" office:value="0" calcext:value-type="float">
            <text:p>0</text:p>
          </table:table-cell>
          <table:table-cell/>
          <table:table-cell table:style-name="ce14" table:formula="of:=COM.MICROSOFT.IFS([.E63]=[$Konventionen.$C$2];[.H63]+[$Konventionen.$D$2];[.E63]=[$Konventionen.$C$3];[.H63]+[$Konventionen.$D$3])" office:value-type="string" office:string-value="" calcext:value-type="error">
            <text:p>#NV</text:p>
          </table:table-cell>
          <table:table-cell table:style-name="ce14" table:formula="of:=COM.MICROSOFT.IFS([.E63]=[$Konventionen.$C$2];[.H63]+[$Konventionen.$E$2];[.E63]=[$Konventionen.$C$3];[.H6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4]);#NULL!;IF(ISBLANK([.H64]);ORG.OPENOFFICE.YEARS([.C64];TODAY();0);ORG.OPENOFFICE.YEARS([.C64];[.H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4]);;WEEKNUM([.F64];21))" office:value-type="float" office:value="0" calcext:value-type="float">
            <text:p>0</text:p>
          </table:table-cell>
          <table:table-cell/>
          <table:table-cell table:style-name="ce14" table:formula="of:=COM.MICROSOFT.IFS([.E64]=[$Konventionen.$C$2];[.H64]+[$Konventionen.$D$2];[.E64]=[$Konventionen.$C$3];[.H64]+[$Konventionen.$D$3])" office:value-type="string" office:string-value="" calcext:value-type="error">
            <text:p>#NV</text:p>
          </table:table-cell>
          <table:table-cell table:style-name="ce14" table:formula="of:=COM.MICROSOFT.IFS([.E64]=[$Konventionen.$C$2];[.H64]+[$Konventionen.$E$2];[.E64]=[$Konventionen.$C$3];[.H6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5]);#NULL!;IF(ISBLANK([.H65]);ORG.OPENOFFICE.YEARS([.C65];TODAY();0);ORG.OPENOFFICE.YEARS([.C65];[.H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5]);;WEEKNUM([.F65];21))" office:value-type="float" office:value="0" calcext:value-type="float">
            <text:p>0</text:p>
          </table:table-cell>
          <table:table-cell/>
          <table:table-cell table:style-name="ce14" table:formula="of:=COM.MICROSOFT.IFS([.E65]=[$Konventionen.$C$2];[.H65]+[$Konventionen.$D$2];[.E65]=[$Konventionen.$C$3];[.H65]+[$Konventionen.$D$3])" office:value-type="string" office:string-value="" calcext:value-type="error">
            <text:p>#NV</text:p>
          </table:table-cell>
          <table:table-cell table:style-name="ce14" table:formula="of:=COM.MICROSOFT.IFS([.E65]=[$Konventionen.$C$2];[.H65]+[$Konventionen.$E$2];[.E65]=[$Konventionen.$C$3];[.H6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6]);#NULL!;IF(ISBLANK([.H66]);ORG.OPENOFFICE.YEARS([.C66];TODAY();0);ORG.OPENOFFICE.YEARS([.C66];[.H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6]);;WEEKNUM([.F66];21))" office:value-type="float" office:value="0" calcext:value-type="float">
            <text:p>0</text:p>
          </table:table-cell>
          <table:table-cell/>
          <table:table-cell table:style-name="ce14" table:formula="of:=COM.MICROSOFT.IFS([.E66]=[$Konventionen.$C$2];[.H66]+[$Konventionen.$D$2];[.E66]=[$Konventionen.$C$3];[.H66]+[$Konventionen.$D$3])" office:value-type="string" office:string-value="" calcext:value-type="error">
            <text:p>#NV</text:p>
          </table:table-cell>
          <table:table-cell table:style-name="ce14" table:formula="of:=COM.MICROSOFT.IFS([.E66]=[$Konventionen.$C$2];[.H66]+[$Konventionen.$E$2];[.E66]=[$Konventionen.$C$3];[.H6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7]);#NULL!;IF(ISBLANK([.H67]);ORG.OPENOFFICE.YEARS([.C67];TODAY();0);ORG.OPENOFFICE.YEARS([.C67];[.H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7]);;WEEKNUM([.F67];21))" office:value-type="float" office:value="0" calcext:value-type="float">
            <text:p>0</text:p>
          </table:table-cell>
          <table:table-cell/>
          <table:table-cell table:style-name="ce14" table:formula="of:=COM.MICROSOFT.IFS([.E67]=[$Konventionen.$C$2];[.H67]+[$Konventionen.$D$2];[.E67]=[$Konventionen.$C$3];[.H67]+[$Konventionen.$D$3])" office:value-type="string" office:string-value="" calcext:value-type="error">
            <text:p>#NV</text:p>
          </table:table-cell>
          <table:table-cell table:style-name="ce14" table:formula="of:=COM.MICROSOFT.IFS([.E67]=[$Konventionen.$C$2];[.H67]+[$Konventionen.$E$2];[.E67]=[$Konventionen.$C$3];[.H6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8]);#NULL!;IF(ISBLANK([.H68]);ORG.OPENOFFICE.YEARS([.C68];TODAY();0);ORG.OPENOFFICE.YEARS([.C68];[.H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8]);;WEEKNUM([.F68];21))" office:value-type="float" office:value="0" calcext:value-type="float">
            <text:p>0</text:p>
          </table:table-cell>
          <table:table-cell/>
          <table:table-cell table:style-name="ce14" table:formula="of:=COM.MICROSOFT.IFS([.E68]=[$Konventionen.$C$2];[.H68]+[$Konventionen.$D$2];[.E68]=[$Konventionen.$C$3];[.H68]+[$Konventionen.$D$3])" office:value-type="string" office:string-value="" calcext:value-type="error">
            <text:p>#NV</text:p>
          </table:table-cell>
          <table:table-cell table:style-name="ce14" table:formula="of:=COM.MICROSOFT.IFS([.E68]=[$Konventionen.$C$2];[.H68]+[$Konventionen.$E$2];[.E68]=[$Konventionen.$C$3];[.H6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69]);#NULL!;IF(ISBLANK([.H69]);ORG.OPENOFFICE.YEARS([.C69];TODAY();0);ORG.OPENOFFICE.YEARS([.C69];[.H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69]);;WEEKNUM([.F69];21))" office:value-type="float" office:value="0" calcext:value-type="float">
            <text:p>0</text:p>
          </table:table-cell>
          <table:table-cell/>
          <table:table-cell table:style-name="ce14" table:formula="of:=COM.MICROSOFT.IFS([.E69]=[$Konventionen.$C$2];[.H69]+[$Konventionen.$D$2];[.E69]=[$Konventionen.$C$3];[.H69]+[$Konventionen.$D$3])" office:value-type="string" office:string-value="" calcext:value-type="error">
            <text:p>#NV</text:p>
          </table:table-cell>
          <table:table-cell table:style-name="ce14" table:formula="of:=COM.MICROSOFT.IFS([.E69]=[$Konventionen.$C$2];[.H69]+[$Konventionen.$E$2];[.E69]=[$Konventionen.$C$3];[.H6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0]);#NULL!;IF(ISBLANK([.H70]);ORG.OPENOFFICE.YEARS([.C70];TODAY();0);ORG.OPENOFFICE.YEARS([.C70];[.H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0]);;WEEKNUM([.F70];21))" office:value-type="float" office:value="0" calcext:value-type="float">
            <text:p>0</text:p>
          </table:table-cell>
          <table:table-cell/>
          <table:table-cell table:style-name="ce14" table:formula="of:=COM.MICROSOFT.IFS([.E70]=[$Konventionen.$C$2];[.H70]+[$Konventionen.$D$2];[.E70]=[$Konventionen.$C$3];[.H70]+[$Konventionen.$D$3])" office:value-type="string" office:string-value="" calcext:value-type="error">
            <text:p>#NV</text:p>
          </table:table-cell>
          <table:table-cell table:style-name="ce14" table:formula="of:=COM.MICROSOFT.IFS([.E70]=[$Konventionen.$C$2];[.H70]+[$Konventionen.$E$2];[.E70]=[$Konventionen.$C$3];[.H7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1]);#NULL!;IF(ISBLANK([.H71]);ORG.OPENOFFICE.YEARS([.C71];TODAY();0);ORG.OPENOFFICE.YEARS([.C71];[.H7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1]);;WEEKNUM([.F71];21))" office:value-type="float" office:value="0" calcext:value-type="float">
            <text:p>0</text:p>
          </table:table-cell>
          <table:table-cell/>
          <table:table-cell table:style-name="ce14" table:formula="of:=COM.MICROSOFT.IFS([.E71]=[$Konventionen.$C$2];[.H71]+[$Konventionen.$D$2];[.E71]=[$Konventionen.$C$3];[.H71]+[$Konventionen.$D$3])" office:value-type="string" office:string-value="" calcext:value-type="error">
            <text:p>#NV</text:p>
          </table:table-cell>
          <table:table-cell table:style-name="ce14" table:formula="of:=COM.MICROSOFT.IFS([.E71]=[$Konventionen.$C$2];[.H71]+[$Konventionen.$E$2];[.E71]=[$Konventionen.$C$3];[.H7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2]);#NULL!;IF(ISBLANK([.H72]);ORG.OPENOFFICE.YEARS([.C72];TODAY();0);ORG.OPENOFFICE.YEARS([.C72];[.H7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2]);;WEEKNUM([.F72];21))" office:value-type="float" office:value="0" calcext:value-type="float">
            <text:p>0</text:p>
          </table:table-cell>
          <table:table-cell/>
          <table:table-cell table:style-name="ce14" table:formula="of:=COM.MICROSOFT.IFS([.E72]=[$Konventionen.$C$2];[.H72]+[$Konventionen.$D$2];[.E72]=[$Konventionen.$C$3];[.H72]+[$Konventionen.$D$3])" office:value-type="string" office:string-value="" calcext:value-type="error">
            <text:p>#NV</text:p>
          </table:table-cell>
          <table:table-cell table:style-name="ce14" table:formula="of:=COM.MICROSOFT.IFS([.E72]=[$Konventionen.$C$2];[.H72]+[$Konventionen.$E$2];[.E72]=[$Konventionen.$C$3];[.H7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3]);#NULL!;IF(ISBLANK([.H73]);ORG.OPENOFFICE.YEARS([.C73];TODAY();0);ORG.OPENOFFICE.YEARS([.C73];[.H7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3]);;WEEKNUM([.F73];21))" office:value-type="float" office:value="0" calcext:value-type="float">
            <text:p>0</text:p>
          </table:table-cell>
          <table:table-cell/>
          <table:table-cell table:style-name="ce14" table:formula="of:=COM.MICROSOFT.IFS([.E73]=[$Konventionen.$C$2];[.H73]+[$Konventionen.$D$2];[.E73]=[$Konventionen.$C$3];[.H73]+[$Konventionen.$D$3])" office:value-type="string" office:string-value="" calcext:value-type="error">
            <text:p>#NV</text:p>
          </table:table-cell>
          <table:table-cell table:style-name="ce14" table:formula="of:=COM.MICROSOFT.IFS([.E73]=[$Konventionen.$C$2];[.H73]+[$Konventionen.$E$2];[.E73]=[$Konventionen.$C$3];[.H7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4]);#NULL!;IF(ISBLANK([.H74]);ORG.OPENOFFICE.YEARS([.C74];TODAY();0);ORG.OPENOFFICE.YEARS([.C74];[.H7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4]);;WEEKNUM([.F74];21))" office:value-type="float" office:value="0" calcext:value-type="float">
            <text:p>0</text:p>
          </table:table-cell>
          <table:table-cell/>
          <table:table-cell table:style-name="ce14" table:formula="of:=COM.MICROSOFT.IFS([.E74]=[$Konventionen.$C$2];[.H74]+[$Konventionen.$D$2];[.E74]=[$Konventionen.$C$3];[.H74]+[$Konventionen.$D$3])" office:value-type="string" office:string-value="" calcext:value-type="error">
            <text:p>#NV</text:p>
          </table:table-cell>
          <table:table-cell table:style-name="ce14" table:formula="of:=COM.MICROSOFT.IFS([.E74]=[$Konventionen.$C$2];[.H74]+[$Konventionen.$E$2];[.E74]=[$Konventionen.$C$3];[.H7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5]);#NULL!;IF(ISBLANK([.H75]);ORG.OPENOFFICE.YEARS([.C75];TODAY();0);ORG.OPENOFFICE.YEARS([.C75];[.H7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5]);;WEEKNUM([.F75];21))" office:value-type="float" office:value="0" calcext:value-type="float">
            <text:p>0</text:p>
          </table:table-cell>
          <table:table-cell/>
          <table:table-cell table:style-name="ce14" table:formula="of:=COM.MICROSOFT.IFS([.E75]=[$Konventionen.$C$2];[.H75]+[$Konventionen.$D$2];[.E75]=[$Konventionen.$C$3];[.H75]+[$Konventionen.$D$3])" office:value-type="string" office:string-value="" calcext:value-type="error">
            <text:p>#NV</text:p>
          </table:table-cell>
          <table:table-cell table:style-name="ce14" table:formula="of:=COM.MICROSOFT.IFS([.E75]=[$Konventionen.$C$2];[.H75]+[$Konventionen.$E$2];[.E75]=[$Konventionen.$C$3];[.H7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6]);#NULL!;IF(ISBLANK([.H76]);ORG.OPENOFFICE.YEARS([.C76];TODAY();0);ORG.OPENOFFICE.YEARS([.C76];[.H7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6]);;WEEKNUM([.F76];21))" office:value-type="float" office:value="0" calcext:value-type="float">
            <text:p>0</text:p>
          </table:table-cell>
          <table:table-cell/>
          <table:table-cell table:style-name="ce14" table:formula="of:=COM.MICROSOFT.IFS([.E76]=[$Konventionen.$C$2];[.H76]+[$Konventionen.$D$2];[.E76]=[$Konventionen.$C$3];[.H76]+[$Konventionen.$D$3])" office:value-type="string" office:string-value="" calcext:value-type="error">
            <text:p>#NV</text:p>
          </table:table-cell>
          <table:table-cell table:style-name="ce14" table:formula="of:=COM.MICROSOFT.IFS([.E76]=[$Konventionen.$C$2];[.H76]+[$Konventionen.$E$2];[.E76]=[$Konventionen.$C$3];[.H7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7]);#NULL!;IF(ISBLANK([.H77]);ORG.OPENOFFICE.YEARS([.C77];TODAY();0);ORG.OPENOFFICE.YEARS([.C77];[.H7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7]);;WEEKNUM([.F77];21))" office:value-type="float" office:value="0" calcext:value-type="float">
            <text:p>0</text:p>
          </table:table-cell>
          <table:table-cell/>
          <table:table-cell table:style-name="ce14" table:formula="of:=COM.MICROSOFT.IFS([.E77]=[$Konventionen.$C$2];[.H77]+[$Konventionen.$D$2];[.E77]=[$Konventionen.$C$3];[.H77]+[$Konventionen.$D$3])" office:value-type="string" office:string-value="" calcext:value-type="error">
            <text:p>#NV</text:p>
          </table:table-cell>
          <table:table-cell table:style-name="ce14" table:formula="of:=COM.MICROSOFT.IFS([.E77]=[$Konventionen.$C$2];[.H77]+[$Konventionen.$E$2];[.E77]=[$Konventionen.$C$3];[.H7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8]);#NULL!;IF(ISBLANK([.H78]);ORG.OPENOFFICE.YEARS([.C78];TODAY();0);ORG.OPENOFFICE.YEARS([.C78];[.H7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8]);;WEEKNUM([.F78];21))" office:value-type="float" office:value="0" calcext:value-type="float">
            <text:p>0</text:p>
          </table:table-cell>
          <table:table-cell/>
          <table:table-cell table:style-name="ce14" table:formula="of:=COM.MICROSOFT.IFS([.E78]=[$Konventionen.$C$2];[.H78]+[$Konventionen.$D$2];[.E78]=[$Konventionen.$C$3];[.H78]+[$Konventionen.$D$3])" office:value-type="string" office:string-value="" calcext:value-type="error">
            <text:p>#NV</text:p>
          </table:table-cell>
          <table:table-cell table:style-name="ce14" table:formula="of:=COM.MICROSOFT.IFS([.E78]=[$Konventionen.$C$2];[.H78]+[$Konventionen.$E$2];[.E78]=[$Konventionen.$C$3];[.H7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79]);#NULL!;IF(ISBLANK([.H79]);ORG.OPENOFFICE.YEARS([.C79];TODAY();0);ORG.OPENOFFICE.YEARS([.C79];[.H7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79]);;WEEKNUM([.F79];21))" office:value-type="float" office:value="0" calcext:value-type="float">
            <text:p>0</text:p>
          </table:table-cell>
          <table:table-cell/>
          <table:table-cell table:style-name="ce14" table:formula="of:=COM.MICROSOFT.IFS([.E79]=[$Konventionen.$C$2];[.H79]+[$Konventionen.$D$2];[.E79]=[$Konventionen.$C$3];[.H79]+[$Konventionen.$D$3])" office:value-type="string" office:string-value="" calcext:value-type="error">
            <text:p>#NV</text:p>
          </table:table-cell>
          <table:table-cell table:style-name="ce14" table:formula="of:=COM.MICROSOFT.IFS([.E79]=[$Konventionen.$C$2];[.H79]+[$Konventionen.$E$2];[.E79]=[$Konventionen.$C$3];[.H7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0]);#NULL!;IF(ISBLANK([.H80]);ORG.OPENOFFICE.YEARS([.C80];TODAY();0);ORG.OPENOFFICE.YEARS([.C80];[.H8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0]);;WEEKNUM([.F80];21))" office:value-type="float" office:value="0" calcext:value-type="float">
            <text:p>0</text:p>
          </table:table-cell>
          <table:table-cell/>
          <table:table-cell table:style-name="ce14" table:formula="of:=COM.MICROSOFT.IFS([.E80]=[$Konventionen.$C$2];[.H80]+[$Konventionen.$D$2];[.E80]=[$Konventionen.$C$3];[.H80]+[$Konventionen.$D$3])" office:value-type="string" office:string-value="" calcext:value-type="error">
            <text:p>#NV</text:p>
          </table:table-cell>
          <table:table-cell table:style-name="ce14" table:formula="of:=COM.MICROSOFT.IFS([.E80]=[$Konventionen.$C$2];[.H80]+[$Konventionen.$E$2];[.E80]=[$Konventionen.$C$3];[.H8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1]);#NULL!;IF(ISBLANK([.H81]);ORG.OPENOFFICE.YEARS([.C81];TODAY();0);ORG.OPENOFFICE.YEARS([.C81];[.H8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1]);;WEEKNUM([.F81];21))" office:value-type="float" office:value="0" calcext:value-type="float">
            <text:p>0</text:p>
          </table:table-cell>
          <table:table-cell/>
          <table:table-cell table:style-name="ce14" table:formula="of:=COM.MICROSOFT.IFS([.E81]=[$Konventionen.$C$2];[.H81]+[$Konventionen.$D$2];[.E81]=[$Konventionen.$C$3];[.H81]+[$Konventionen.$D$3])" office:value-type="string" office:string-value="" calcext:value-type="error">
            <text:p>#NV</text:p>
          </table:table-cell>
          <table:table-cell table:style-name="ce14" table:formula="of:=COM.MICROSOFT.IFS([.E81]=[$Konventionen.$C$2];[.H81]+[$Konventionen.$E$2];[.E81]=[$Konventionen.$C$3];[.H8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2]);#NULL!;IF(ISBLANK([.H82]);ORG.OPENOFFICE.YEARS([.C82];TODAY();0);ORG.OPENOFFICE.YEARS([.C82];[.H8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2]);;WEEKNUM([.F82];21))" office:value-type="float" office:value="0" calcext:value-type="float">
            <text:p>0</text:p>
          </table:table-cell>
          <table:table-cell/>
          <table:table-cell table:style-name="ce14" table:formula="of:=COM.MICROSOFT.IFS([.E82]=[$Konventionen.$C$2];[.H82]+[$Konventionen.$D$2];[.E82]=[$Konventionen.$C$3];[.H82]+[$Konventionen.$D$3])" office:value-type="string" office:string-value="" calcext:value-type="error">
            <text:p>#NV</text:p>
          </table:table-cell>
          <table:table-cell table:style-name="ce14" table:formula="of:=COM.MICROSOFT.IFS([.E82]=[$Konventionen.$C$2];[.H82]+[$Konventionen.$E$2];[.E82]=[$Konventionen.$C$3];[.H8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3]);#NULL!;IF(ISBLANK([.H83]);ORG.OPENOFFICE.YEARS([.C83];TODAY();0);ORG.OPENOFFICE.YEARS([.C83];[.H8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3]);;WEEKNUM([.F83];21))" office:value-type="float" office:value="0" calcext:value-type="float">
            <text:p>0</text:p>
          </table:table-cell>
          <table:table-cell/>
          <table:table-cell table:style-name="ce14" table:formula="of:=COM.MICROSOFT.IFS([.E83]=[$Konventionen.$C$2];[.H83]+[$Konventionen.$D$2];[.E83]=[$Konventionen.$C$3];[.H83]+[$Konventionen.$D$3])" office:value-type="string" office:string-value="" calcext:value-type="error">
            <text:p>#NV</text:p>
          </table:table-cell>
          <table:table-cell table:style-name="ce14" table:formula="of:=COM.MICROSOFT.IFS([.E83]=[$Konventionen.$C$2];[.H83]+[$Konventionen.$E$2];[.E83]=[$Konventionen.$C$3];[.H8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4]);#NULL!;IF(ISBLANK([.H84]);ORG.OPENOFFICE.YEARS([.C84];TODAY();0);ORG.OPENOFFICE.YEARS([.C84];[.H8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4]);;WEEKNUM([.F84];21))" office:value-type="float" office:value="0" calcext:value-type="float">
            <text:p>0</text:p>
          </table:table-cell>
          <table:table-cell/>
          <table:table-cell table:style-name="ce14" table:formula="of:=COM.MICROSOFT.IFS([.E84]=[$Konventionen.$C$2];[.H84]+[$Konventionen.$D$2];[.E84]=[$Konventionen.$C$3];[.H84]+[$Konventionen.$D$3])" office:value-type="string" office:string-value="" calcext:value-type="error">
            <text:p>#NV</text:p>
          </table:table-cell>
          <table:table-cell table:style-name="ce14" table:formula="of:=COM.MICROSOFT.IFS([.E84]=[$Konventionen.$C$2];[.H84]+[$Konventionen.$E$2];[.E84]=[$Konventionen.$C$3];[.H8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5]);#NULL!;IF(ISBLANK([.H85]);ORG.OPENOFFICE.YEARS([.C85];TODAY();0);ORG.OPENOFFICE.YEARS([.C85];[.H8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5]);;WEEKNUM([.F85];21))" office:value-type="float" office:value="0" calcext:value-type="float">
            <text:p>0</text:p>
          </table:table-cell>
          <table:table-cell/>
          <table:table-cell table:style-name="ce14" table:formula="of:=COM.MICROSOFT.IFS([.E85]=[$Konventionen.$C$2];[.H85]+[$Konventionen.$D$2];[.E85]=[$Konventionen.$C$3];[.H85]+[$Konventionen.$D$3])" office:value-type="string" office:string-value="" calcext:value-type="error">
            <text:p>#NV</text:p>
          </table:table-cell>
          <table:table-cell table:style-name="ce14" table:formula="of:=COM.MICROSOFT.IFS([.E85]=[$Konventionen.$C$2];[.H85]+[$Konventionen.$E$2];[.E85]=[$Konventionen.$C$3];[.H8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6]);#NULL!;IF(ISBLANK([.H86]);ORG.OPENOFFICE.YEARS([.C86];TODAY();0);ORG.OPENOFFICE.YEARS([.C86];[.H8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6]);;WEEKNUM([.F86];21))" office:value-type="float" office:value="0" calcext:value-type="float">
            <text:p>0</text:p>
          </table:table-cell>
          <table:table-cell/>
          <table:table-cell table:style-name="ce14" table:formula="of:=COM.MICROSOFT.IFS([.E86]=[$Konventionen.$C$2];[.H86]+[$Konventionen.$D$2];[.E86]=[$Konventionen.$C$3];[.H86]+[$Konventionen.$D$3])" office:value-type="string" office:string-value="" calcext:value-type="error">
            <text:p>#NV</text:p>
          </table:table-cell>
          <table:table-cell table:style-name="ce14" table:formula="of:=COM.MICROSOFT.IFS([.E86]=[$Konventionen.$C$2];[.H86]+[$Konventionen.$E$2];[.E86]=[$Konventionen.$C$3];[.H8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7]);#NULL!;IF(ISBLANK([.H87]);ORG.OPENOFFICE.YEARS([.C87];TODAY();0);ORG.OPENOFFICE.YEARS([.C87];[.H8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7]);;WEEKNUM([.F87];21))" office:value-type="float" office:value="0" calcext:value-type="float">
            <text:p>0</text:p>
          </table:table-cell>
          <table:table-cell/>
          <table:table-cell table:style-name="ce14" table:formula="of:=COM.MICROSOFT.IFS([.E87]=[$Konventionen.$C$2];[.H87]+[$Konventionen.$D$2];[.E87]=[$Konventionen.$C$3];[.H87]+[$Konventionen.$D$3])" office:value-type="string" office:string-value="" calcext:value-type="error">
            <text:p>#NV</text:p>
          </table:table-cell>
          <table:table-cell table:style-name="ce14" table:formula="of:=COM.MICROSOFT.IFS([.E87]=[$Konventionen.$C$2];[.H87]+[$Konventionen.$E$2];[.E87]=[$Konventionen.$C$3];[.H8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8]);#NULL!;IF(ISBLANK([.H88]);ORG.OPENOFFICE.YEARS([.C88];TODAY();0);ORG.OPENOFFICE.YEARS([.C88];[.H8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8]);;WEEKNUM([.F88];21))" office:value-type="float" office:value="0" calcext:value-type="float">
            <text:p>0</text:p>
          </table:table-cell>
          <table:table-cell/>
          <table:table-cell table:style-name="ce14" table:formula="of:=COM.MICROSOFT.IFS([.E88]=[$Konventionen.$C$2];[.H88]+[$Konventionen.$D$2];[.E88]=[$Konventionen.$C$3];[.H88]+[$Konventionen.$D$3])" office:value-type="string" office:string-value="" calcext:value-type="error">
            <text:p>#NV</text:p>
          </table:table-cell>
          <table:table-cell table:style-name="ce14" table:formula="of:=COM.MICROSOFT.IFS([.E88]=[$Konventionen.$C$2];[.H88]+[$Konventionen.$E$2];[.E88]=[$Konventionen.$C$3];[.H8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89]);#NULL!;IF(ISBLANK([.H89]);ORG.OPENOFFICE.YEARS([.C89];TODAY();0);ORG.OPENOFFICE.YEARS([.C89];[.H8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89]);;WEEKNUM([.F89];21))" office:value-type="float" office:value="0" calcext:value-type="float">
            <text:p>0</text:p>
          </table:table-cell>
          <table:table-cell/>
          <table:table-cell table:style-name="ce14" table:formula="of:=COM.MICROSOFT.IFS([.E89]=[$Konventionen.$C$2];[.H89]+[$Konventionen.$D$2];[.E89]=[$Konventionen.$C$3];[.H89]+[$Konventionen.$D$3])" office:value-type="string" office:string-value="" calcext:value-type="error">
            <text:p>#NV</text:p>
          </table:table-cell>
          <table:table-cell table:style-name="ce14" table:formula="of:=COM.MICROSOFT.IFS([.E89]=[$Konventionen.$C$2];[.H89]+[$Konventionen.$E$2];[.E89]=[$Konventionen.$C$3];[.H8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0]);#NULL!;IF(ISBLANK([.H90]);ORG.OPENOFFICE.YEARS([.C90];TODAY();0);ORG.OPENOFFICE.YEARS([.C90];[.H9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0]);;WEEKNUM([.F90];21))" office:value-type="float" office:value="0" calcext:value-type="float">
            <text:p>0</text:p>
          </table:table-cell>
          <table:table-cell/>
          <table:table-cell table:style-name="ce14" table:formula="of:=COM.MICROSOFT.IFS([.E90]=[$Konventionen.$C$2];[.H90]+[$Konventionen.$D$2];[.E90]=[$Konventionen.$C$3];[.H90]+[$Konventionen.$D$3])" office:value-type="string" office:string-value="" calcext:value-type="error">
            <text:p>#NV</text:p>
          </table:table-cell>
          <table:table-cell table:style-name="ce14" table:formula="of:=COM.MICROSOFT.IFS([.E90]=[$Konventionen.$C$2];[.H90]+[$Konventionen.$E$2];[.E90]=[$Konventionen.$C$3];[.H9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1]);#NULL!;IF(ISBLANK([.H91]);ORG.OPENOFFICE.YEARS([.C91];TODAY();0);ORG.OPENOFFICE.YEARS([.C91];[.H9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1]);;WEEKNUM([.F91];21))" office:value-type="float" office:value="0" calcext:value-type="float">
            <text:p>0</text:p>
          </table:table-cell>
          <table:table-cell/>
          <table:table-cell table:style-name="ce14" table:formula="of:=COM.MICROSOFT.IFS([.E91]=[$Konventionen.$C$2];[.H91]+[$Konventionen.$D$2];[.E91]=[$Konventionen.$C$3];[.H91]+[$Konventionen.$D$3])" office:value-type="string" office:string-value="" calcext:value-type="error">
            <text:p>#NV</text:p>
          </table:table-cell>
          <table:table-cell table:style-name="ce14" table:formula="of:=COM.MICROSOFT.IFS([.E91]=[$Konventionen.$C$2];[.H91]+[$Konventionen.$E$2];[.E91]=[$Konventionen.$C$3];[.H9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2]);#NULL!;IF(ISBLANK([.H92]);ORG.OPENOFFICE.YEARS([.C92];TODAY();0);ORG.OPENOFFICE.YEARS([.C92];[.H9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2]);;WEEKNUM([.F92];21))" office:value-type="float" office:value="0" calcext:value-type="float">
            <text:p>0</text:p>
          </table:table-cell>
          <table:table-cell/>
          <table:table-cell table:style-name="ce14" table:formula="of:=COM.MICROSOFT.IFS([.E92]=[$Konventionen.$C$2];[.H92]+[$Konventionen.$D$2];[.E92]=[$Konventionen.$C$3];[.H92]+[$Konventionen.$D$3])" office:value-type="string" office:string-value="" calcext:value-type="error">
            <text:p>#NV</text:p>
          </table:table-cell>
          <table:table-cell table:style-name="ce14" table:formula="of:=COM.MICROSOFT.IFS([.E92]=[$Konventionen.$C$2];[.H92]+[$Konventionen.$E$2];[.E92]=[$Konventionen.$C$3];[.H9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3]);#NULL!;IF(ISBLANK([.H93]);ORG.OPENOFFICE.YEARS([.C93];TODAY();0);ORG.OPENOFFICE.YEARS([.C93];[.H9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3]);;WEEKNUM([.F93];21))" office:value-type="float" office:value="0" calcext:value-type="float">
            <text:p>0</text:p>
          </table:table-cell>
          <table:table-cell/>
          <table:table-cell table:style-name="ce14" table:formula="of:=COM.MICROSOFT.IFS([.E93]=[$Konventionen.$C$2];[.H93]+[$Konventionen.$D$2];[.E93]=[$Konventionen.$C$3];[.H93]+[$Konventionen.$D$3])" office:value-type="string" office:string-value="" calcext:value-type="error">
            <text:p>#NV</text:p>
          </table:table-cell>
          <table:table-cell table:style-name="ce14" table:formula="of:=COM.MICROSOFT.IFS([.E93]=[$Konventionen.$C$2];[.H93]+[$Konventionen.$E$2];[.E93]=[$Konventionen.$C$3];[.H9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4]);#NULL!;IF(ISBLANK([.H94]);ORG.OPENOFFICE.YEARS([.C94];TODAY();0);ORG.OPENOFFICE.YEARS([.C94];[.H9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4]);;WEEKNUM([.F94];21))" office:value-type="float" office:value="0" calcext:value-type="float">
            <text:p>0</text:p>
          </table:table-cell>
          <table:table-cell/>
          <table:table-cell table:style-name="ce14" table:formula="of:=COM.MICROSOFT.IFS([.E94]=[$Konventionen.$C$2];[.H94]+[$Konventionen.$D$2];[.E94]=[$Konventionen.$C$3];[.H94]+[$Konventionen.$D$3])" office:value-type="string" office:string-value="" calcext:value-type="error">
            <text:p>#NV</text:p>
          </table:table-cell>
          <table:table-cell table:style-name="ce14" table:formula="of:=COM.MICROSOFT.IFS([.E94]=[$Konventionen.$C$2];[.H94]+[$Konventionen.$E$2];[.E94]=[$Konventionen.$C$3];[.H9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5]);#NULL!;IF(ISBLANK([.H95]);ORG.OPENOFFICE.YEARS([.C95];TODAY();0);ORG.OPENOFFICE.YEARS([.C95];[.H9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5]);;WEEKNUM([.F95];21))" office:value-type="float" office:value="0" calcext:value-type="float">
            <text:p>0</text:p>
          </table:table-cell>
          <table:table-cell/>
          <table:table-cell table:style-name="ce14" table:formula="of:=COM.MICROSOFT.IFS([.E95]=[$Konventionen.$C$2];[.H95]+[$Konventionen.$D$2];[.E95]=[$Konventionen.$C$3];[.H95]+[$Konventionen.$D$3])" office:value-type="string" office:string-value="" calcext:value-type="error">
            <text:p>#NV</text:p>
          </table:table-cell>
          <table:table-cell table:style-name="ce14" table:formula="of:=COM.MICROSOFT.IFS([.E95]=[$Konventionen.$C$2];[.H95]+[$Konventionen.$E$2];[.E95]=[$Konventionen.$C$3];[.H9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6]);#NULL!;IF(ISBLANK([.H96]);ORG.OPENOFFICE.YEARS([.C96];TODAY();0);ORG.OPENOFFICE.YEARS([.C96];[.H9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6]);;WEEKNUM([.F96];21))" office:value-type="float" office:value="0" calcext:value-type="float">
            <text:p>0</text:p>
          </table:table-cell>
          <table:table-cell/>
          <table:table-cell table:style-name="ce14" table:formula="of:=COM.MICROSOFT.IFS([.E96]=[$Konventionen.$C$2];[.H96]+[$Konventionen.$D$2];[.E96]=[$Konventionen.$C$3];[.H96]+[$Konventionen.$D$3])" office:value-type="string" office:string-value="" calcext:value-type="error">
            <text:p>#NV</text:p>
          </table:table-cell>
          <table:table-cell table:style-name="ce14" table:formula="of:=COM.MICROSOFT.IFS([.E96]=[$Konventionen.$C$2];[.H96]+[$Konventionen.$E$2];[.E96]=[$Konventionen.$C$3];[.H9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7]);#NULL!;IF(ISBLANK([.H97]);ORG.OPENOFFICE.YEARS([.C97];TODAY();0);ORG.OPENOFFICE.YEARS([.C97];[.H9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7]);;WEEKNUM([.F97];21))" office:value-type="float" office:value="0" calcext:value-type="float">
            <text:p>0</text:p>
          </table:table-cell>
          <table:table-cell/>
          <table:table-cell table:style-name="ce14" table:formula="of:=COM.MICROSOFT.IFS([.E97]=[$Konventionen.$C$2];[.H97]+[$Konventionen.$D$2];[.E97]=[$Konventionen.$C$3];[.H97]+[$Konventionen.$D$3])" office:value-type="string" office:string-value="" calcext:value-type="error">
            <text:p>#NV</text:p>
          </table:table-cell>
          <table:table-cell table:style-name="ce14" table:formula="of:=COM.MICROSOFT.IFS([.E97]=[$Konventionen.$C$2];[.H97]+[$Konventionen.$E$2];[.E97]=[$Konventionen.$C$3];[.H9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8]);#NULL!;IF(ISBLANK([.H98]);ORG.OPENOFFICE.YEARS([.C98];TODAY();0);ORG.OPENOFFICE.YEARS([.C98];[.H9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8]);;WEEKNUM([.F98];21))" office:value-type="float" office:value="0" calcext:value-type="float">
            <text:p>0</text:p>
          </table:table-cell>
          <table:table-cell/>
          <table:table-cell table:style-name="ce14" table:formula="of:=COM.MICROSOFT.IFS([.E98]=[$Konventionen.$C$2];[.H98]+[$Konventionen.$D$2];[.E98]=[$Konventionen.$C$3];[.H98]+[$Konventionen.$D$3])" office:value-type="string" office:string-value="" calcext:value-type="error">
            <text:p>#NV</text:p>
          </table:table-cell>
          <table:table-cell table:style-name="ce14" table:formula="of:=COM.MICROSOFT.IFS([.E98]=[$Konventionen.$C$2];[.H98]+[$Konventionen.$E$2];[.E98]=[$Konventionen.$C$3];[.H9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99]);#NULL!;IF(ISBLANK([.H99]);ORG.OPENOFFICE.YEARS([.C99];TODAY();0);ORG.OPENOFFICE.YEARS([.C99];[.H9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99]);;WEEKNUM([.F99];21))" office:value-type="float" office:value="0" calcext:value-type="float">
            <text:p>0</text:p>
          </table:table-cell>
          <table:table-cell/>
          <table:table-cell table:style-name="ce14" table:formula="of:=COM.MICROSOFT.IFS([.E99]=[$Konventionen.$C$2];[.H99]+[$Konventionen.$D$2];[.E99]=[$Konventionen.$C$3];[.H99]+[$Konventionen.$D$3])" office:value-type="string" office:string-value="" calcext:value-type="error">
            <text:p>#NV</text:p>
          </table:table-cell>
          <table:table-cell table:style-name="ce14" table:formula="of:=COM.MICROSOFT.IFS([.E99]=[$Konventionen.$C$2];[.H99]+[$Konventionen.$E$2];[.E99]=[$Konventionen.$C$3];[.H9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0]);#NULL!;IF(ISBLANK([.H100]);ORG.OPENOFFICE.YEARS([.C100];TODAY();0);ORG.OPENOFFICE.YEARS([.C100];[.H10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0]);;WEEKNUM([.F100];21))" office:value-type="float" office:value="0" calcext:value-type="float">
            <text:p>0</text:p>
          </table:table-cell>
          <table:table-cell/>
          <table:table-cell table:style-name="ce14" table:formula="of:=COM.MICROSOFT.IFS([.E100]=[$Konventionen.$C$2];[.H100]+[$Konventionen.$D$2];[.E100]=[$Konventionen.$C$3];[.H100]+[$Konventionen.$D$3])" office:value-type="string" office:string-value="" calcext:value-type="error">
            <text:p>#NV</text:p>
          </table:table-cell>
          <table:table-cell table:style-name="ce14" table:formula="of:=COM.MICROSOFT.IFS([.E100]=[$Konventionen.$C$2];[.H100]+[$Konventionen.$E$2];[.E100]=[$Konventionen.$C$3];[.H10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1]);#NULL!;IF(ISBLANK([.H101]);ORG.OPENOFFICE.YEARS([.C101];TODAY();0);ORG.OPENOFFICE.YEARS([.C101];[.H10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1]);;WEEKNUM([.F101];21))" office:value-type="float" office:value="0" calcext:value-type="float">
            <text:p>0</text:p>
          </table:table-cell>
          <table:table-cell/>
          <table:table-cell table:style-name="ce14" table:formula="of:=COM.MICROSOFT.IFS([.E101]=[$Konventionen.$C$2];[.H101]+[$Konventionen.$D$2];[.E101]=[$Konventionen.$C$3];[.H101]+[$Konventionen.$D$3])" office:value-type="string" office:string-value="" calcext:value-type="error">
            <text:p>#NV</text:p>
          </table:table-cell>
          <table:table-cell table:style-name="ce14" table:formula="of:=COM.MICROSOFT.IFS([.E101]=[$Konventionen.$C$2];[.H101]+[$Konventionen.$E$2];[.E101]=[$Konventionen.$C$3];[.H10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2]);#NULL!;IF(ISBLANK([.H102]);ORG.OPENOFFICE.YEARS([.C102];TODAY();0);ORG.OPENOFFICE.YEARS([.C102];[.H10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2]);;WEEKNUM([.F102];21))" office:value-type="float" office:value="0" calcext:value-type="float">
            <text:p>0</text:p>
          </table:table-cell>
          <table:table-cell/>
          <table:table-cell table:style-name="ce14" table:formula="of:=COM.MICROSOFT.IFS([.E102]=[$Konventionen.$C$2];[.H102]+[$Konventionen.$D$2];[.E102]=[$Konventionen.$C$3];[.H102]+[$Konventionen.$D$3])" office:value-type="string" office:string-value="" calcext:value-type="error">
            <text:p>#NV</text:p>
          </table:table-cell>
          <table:table-cell table:style-name="ce14" table:formula="of:=COM.MICROSOFT.IFS([.E102]=[$Konventionen.$C$2];[.H102]+[$Konventionen.$E$2];[.E102]=[$Konventionen.$C$3];[.H10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3]);#NULL!;IF(ISBLANK([.H103]);ORG.OPENOFFICE.YEARS([.C103];TODAY();0);ORG.OPENOFFICE.YEARS([.C103];[.H10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3]);;WEEKNUM([.F103];21))" office:value-type="float" office:value="0" calcext:value-type="float">
            <text:p>0</text:p>
          </table:table-cell>
          <table:table-cell/>
          <table:table-cell table:style-name="ce14" table:formula="of:=COM.MICROSOFT.IFS([.E103]=[$Konventionen.$C$2];[.H103]+[$Konventionen.$D$2];[.E103]=[$Konventionen.$C$3];[.H103]+[$Konventionen.$D$3])" office:value-type="string" office:string-value="" calcext:value-type="error">
            <text:p>#NV</text:p>
          </table:table-cell>
          <table:table-cell table:style-name="ce14" table:formula="of:=COM.MICROSOFT.IFS([.E103]=[$Konventionen.$C$2];[.H103]+[$Konventionen.$E$2];[.E103]=[$Konventionen.$C$3];[.H10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4]);#NULL!;IF(ISBLANK([.H104]);ORG.OPENOFFICE.YEARS([.C104];TODAY();0);ORG.OPENOFFICE.YEARS([.C104];[.H10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4]);;WEEKNUM([.F104];21))" office:value-type="float" office:value="0" calcext:value-type="float">
            <text:p>0</text:p>
          </table:table-cell>
          <table:table-cell/>
          <table:table-cell table:style-name="ce14" table:formula="of:=COM.MICROSOFT.IFS([.E104]=[$Konventionen.$C$2];[.H104]+[$Konventionen.$D$2];[.E104]=[$Konventionen.$C$3];[.H104]+[$Konventionen.$D$3])" office:value-type="string" office:string-value="" calcext:value-type="error">
            <text:p>#NV</text:p>
          </table:table-cell>
          <table:table-cell table:style-name="ce14" table:formula="of:=COM.MICROSOFT.IFS([.E104]=[$Konventionen.$C$2];[.H104]+[$Konventionen.$E$2];[.E104]=[$Konventionen.$C$3];[.H10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5]);#NULL!;IF(ISBLANK([.H105]);ORG.OPENOFFICE.YEARS([.C105];TODAY();0);ORG.OPENOFFICE.YEARS([.C105];[.H10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5]);;WEEKNUM([.F105];21))" office:value-type="float" office:value="0" calcext:value-type="float">
            <text:p>0</text:p>
          </table:table-cell>
          <table:table-cell/>
          <table:table-cell table:style-name="ce14" table:formula="of:=COM.MICROSOFT.IFS([.E105]=[$Konventionen.$C$2];[.H105]+[$Konventionen.$D$2];[.E105]=[$Konventionen.$C$3];[.H105]+[$Konventionen.$D$3])" office:value-type="string" office:string-value="" calcext:value-type="error">
            <text:p>#NV</text:p>
          </table:table-cell>
          <table:table-cell table:style-name="ce14" table:formula="of:=COM.MICROSOFT.IFS([.E105]=[$Konventionen.$C$2];[.H105]+[$Konventionen.$E$2];[.E105]=[$Konventionen.$C$3];[.H10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6]);#NULL!;IF(ISBLANK([.H106]);ORG.OPENOFFICE.YEARS([.C106];TODAY();0);ORG.OPENOFFICE.YEARS([.C106];[.H10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6]);;WEEKNUM([.F106];21))" office:value-type="float" office:value="0" calcext:value-type="float">
            <text:p>0</text:p>
          </table:table-cell>
          <table:table-cell/>
          <table:table-cell table:style-name="ce14" table:formula="of:=COM.MICROSOFT.IFS([.E106]=[$Konventionen.$C$2];[.H106]+[$Konventionen.$D$2];[.E106]=[$Konventionen.$C$3];[.H106]+[$Konventionen.$D$3])" office:value-type="string" office:string-value="" calcext:value-type="error">
            <text:p>#NV</text:p>
          </table:table-cell>
          <table:table-cell table:style-name="ce14" table:formula="of:=COM.MICROSOFT.IFS([.E106]=[$Konventionen.$C$2];[.H106]+[$Konventionen.$E$2];[.E106]=[$Konventionen.$C$3];[.H10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7]);#NULL!;IF(ISBLANK([.H107]);ORG.OPENOFFICE.YEARS([.C107];TODAY();0);ORG.OPENOFFICE.YEARS([.C107];[.H10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7]);;WEEKNUM([.F107];21))" office:value-type="float" office:value="0" calcext:value-type="float">
            <text:p>0</text:p>
          </table:table-cell>
          <table:table-cell/>
          <table:table-cell table:style-name="ce14" table:formula="of:=COM.MICROSOFT.IFS([.E107]=[$Konventionen.$C$2];[.H107]+[$Konventionen.$D$2];[.E107]=[$Konventionen.$C$3];[.H107]+[$Konventionen.$D$3])" office:value-type="string" office:string-value="" calcext:value-type="error">
            <text:p>#NV</text:p>
          </table:table-cell>
          <table:table-cell table:style-name="ce14" table:formula="of:=COM.MICROSOFT.IFS([.E107]=[$Konventionen.$C$2];[.H107]+[$Konventionen.$E$2];[.E107]=[$Konventionen.$C$3];[.H10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8]);#NULL!;IF(ISBLANK([.H108]);ORG.OPENOFFICE.YEARS([.C108];TODAY();0);ORG.OPENOFFICE.YEARS([.C108];[.H10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8]);;WEEKNUM([.F108];21))" office:value-type="float" office:value="0" calcext:value-type="float">
            <text:p>0</text:p>
          </table:table-cell>
          <table:table-cell/>
          <table:table-cell table:style-name="ce14" table:formula="of:=COM.MICROSOFT.IFS([.E108]=[$Konventionen.$C$2];[.H108]+[$Konventionen.$D$2];[.E108]=[$Konventionen.$C$3];[.H108]+[$Konventionen.$D$3])" office:value-type="string" office:string-value="" calcext:value-type="error">
            <text:p>#NV</text:p>
          </table:table-cell>
          <table:table-cell table:style-name="ce14" table:formula="of:=COM.MICROSOFT.IFS([.E108]=[$Konventionen.$C$2];[.H108]+[$Konventionen.$E$2];[.E108]=[$Konventionen.$C$3];[.H10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09]);#NULL!;IF(ISBLANK([.H109]);ORG.OPENOFFICE.YEARS([.C109];TODAY();0);ORG.OPENOFFICE.YEARS([.C109];[.H10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09]);;WEEKNUM([.F109];21))" office:value-type="float" office:value="0" calcext:value-type="float">
            <text:p>0</text:p>
          </table:table-cell>
          <table:table-cell/>
          <table:table-cell table:style-name="ce14" table:formula="of:=COM.MICROSOFT.IFS([.E109]=[$Konventionen.$C$2];[.H109]+[$Konventionen.$D$2];[.E109]=[$Konventionen.$C$3];[.H109]+[$Konventionen.$D$3])" office:value-type="string" office:string-value="" calcext:value-type="error">
            <text:p>#NV</text:p>
          </table:table-cell>
          <table:table-cell table:style-name="ce14" table:formula="of:=COM.MICROSOFT.IFS([.E109]=[$Konventionen.$C$2];[.H109]+[$Konventionen.$E$2];[.E109]=[$Konventionen.$C$3];[.H10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0]);#NULL!;IF(ISBLANK([.H110]);ORG.OPENOFFICE.YEARS([.C110];TODAY();0);ORG.OPENOFFICE.YEARS([.C110];[.H11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0]);;WEEKNUM([.F110];21))" office:value-type="float" office:value="0" calcext:value-type="float">
            <text:p>0</text:p>
          </table:table-cell>
          <table:table-cell/>
          <table:table-cell table:style-name="ce14" table:formula="of:=COM.MICROSOFT.IFS([.E110]=[$Konventionen.$C$2];[.H110]+[$Konventionen.$D$2];[.E110]=[$Konventionen.$C$3];[.H110]+[$Konventionen.$D$3])" office:value-type="string" office:string-value="" calcext:value-type="error">
            <text:p>#NV</text:p>
          </table:table-cell>
          <table:table-cell table:style-name="ce14" table:formula="of:=COM.MICROSOFT.IFS([.E110]=[$Konventionen.$C$2];[.H110]+[$Konventionen.$E$2];[.E110]=[$Konventionen.$C$3];[.H11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1]);#NULL!;IF(ISBLANK([.H111]);ORG.OPENOFFICE.YEARS([.C111];TODAY();0);ORG.OPENOFFICE.YEARS([.C111];[.H11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1]);;WEEKNUM([.F111];21))" office:value-type="float" office:value="0" calcext:value-type="float">
            <text:p>0</text:p>
          </table:table-cell>
          <table:table-cell/>
          <table:table-cell table:style-name="ce14" table:formula="of:=COM.MICROSOFT.IFS([.E111]=[$Konventionen.$C$2];[.H111]+[$Konventionen.$D$2];[.E111]=[$Konventionen.$C$3];[.H111]+[$Konventionen.$D$3])" office:value-type="string" office:string-value="" calcext:value-type="error">
            <text:p>#NV</text:p>
          </table:table-cell>
          <table:table-cell table:style-name="ce14" table:formula="of:=COM.MICROSOFT.IFS([.E111]=[$Konventionen.$C$2];[.H111]+[$Konventionen.$E$2];[.E111]=[$Konventionen.$C$3];[.H11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2]);#NULL!;IF(ISBLANK([.H112]);ORG.OPENOFFICE.YEARS([.C112];TODAY();0);ORG.OPENOFFICE.YEARS([.C112];[.H11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2]);;WEEKNUM([.F112];21))" office:value-type="float" office:value="0" calcext:value-type="float">
            <text:p>0</text:p>
          </table:table-cell>
          <table:table-cell/>
          <table:table-cell table:style-name="ce14" table:formula="of:=COM.MICROSOFT.IFS([.E112]=[$Konventionen.$C$2];[.H112]+[$Konventionen.$D$2];[.E112]=[$Konventionen.$C$3];[.H112]+[$Konventionen.$D$3])" office:value-type="string" office:string-value="" calcext:value-type="error">
            <text:p>#NV</text:p>
          </table:table-cell>
          <table:table-cell table:style-name="ce14" table:formula="of:=COM.MICROSOFT.IFS([.E112]=[$Konventionen.$C$2];[.H112]+[$Konventionen.$E$2];[.E112]=[$Konventionen.$C$3];[.H11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3]);#NULL!;IF(ISBLANK([.H113]);ORG.OPENOFFICE.YEARS([.C113];TODAY();0);ORG.OPENOFFICE.YEARS([.C113];[.H11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3]);;WEEKNUM([.F113];21))" office:value-type="float" office:value="0" calcext:value-type="float">
            <text:p>0</text:p>
          </table:table-cell>
          <table:table-cell/>
          <table:table-cell table:style-name="ce14" table:formula="of:=COM.MICROSOFT.IFS([.E113]=[$Konventionen.$C$2];[.H113]+[$Konventionen.$D$2];[.E113]=[$Konventionen.$C$3];[.H113]+[$Konventionen.$D$3])" office:value-type="string" office:string-value="" calcext:value-type="error">
            <text:p>#NV</text:p>
          </table:table-cell>
          <table:table-cell table:style-name="ce14" table:formula="of:=COM.MICROSOFT.IFS([.E113]=[$Konventionen.$C$2];[.H113]+[$Konventionen.$E$2];[.E113]=[$Konventionen.$C$3];[.H11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4]);#NULL!;IF(ISBLANK([.H114]);ORG.OPENOFFICE.YEARS([.C114];TODAY();0);ORG.OPENOFFICE.YEARS([.C114];[.H11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4]);;WEEKNUM([.F114];21))" office:value-type="float" office:value="0" calcext:value-type="float">
            <text:p>0</text:p>
          </table:table-cell>
          <table:table-cell/>
          <table:table-cell table:style-name="ce14" table:formula="of:=COM.MICROSOFT.IFS([.E114]=[$Konventionen.$C$2];[.H114]+[$Konventionen.$D$2];[.E114]=[$Konventionen.$C$3];[.H114]+[$Konventionen.$D$3])" office:value-type="string" office:string-value="" calcext:value-type="error">
            <text:p>#NV</text:p>
          </table:table-cell>
          <table:table-cell table:style-name="ce14" table:formula="of:=COM.MICROSOFT.IFS([.E114]=[$Konventionen.$C$2];[.H114]+[$Konventionen.$E$2];[.E114]=[$Konventionen.$C$3];[.H11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5]);#NULL!;IF(ISBLANK([.H115]);ORG.OPENOFFICE.YEARS([.C115];TODAY();0);ORG.OPENOFFICE.YEARS([.C115];[.H11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5]);;WEEKNUM([.F115];21))" office:value-type="float" office:value="0" calcext:value-type="float">
            <text:p>0</text:p>
          </table:table-cell>
          <table:table-cell/>
          <table:table-cell table:style-name="ce14" table:formula="of:=COM.MICROSOFT.IFS([.E115]=[$Konventionen.$C$2];[.H115]+[$Konventionen.$D$2];[.E115]=[$Konventionen.$C$3];[.H115]+[$Konventionen.$D$3])" office:value-type="string" office:string-value="" calcext:value-type="error">
            <text:p>#NV</text:p>
          </table:table-cell>
          <table:table-cell table:style-name="ce14" table:formula="of:=COM.MICROSOFT.IFS([.E115]=[$Konventionen.$C$2];[.H115]+[$Konventionen.$E$2];[.E115]=[$Konventionen.$C$3];[.H11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6]);#NULL!;IF(ISBLANK([.H116]);ORG.OPENOFFICE.YEARS([.C116];TODAY();0);ORG.OPENOFFICE.YEARS([.C116];[.H11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6]);;WEEKNUM([.F116];21))" office:value-type="float" office:value="0" calcext:value-type="float">
            <text:p>0</text:p>
          </table:table-cell>
          <table:table-cell/>
          <table:table-cell table:style-name="ce14" table:formula="of:=COM.MICROSOFT.IFS([.E116]=[$Konventionen.$C$2];[.H116]+[$Konventionen.$D$2];[.E116]=[$Konventionen.$C$3];[.H116]+[$Konventionen.$D$3])" office:value-type="string" office:string-value="" calcext:value-type="error">
            <text:p>#NV</text:p>
          </table:table-cell>
          <table:table-cell table:style-name="ce14" table:formula="of:=COM.MICROSOFT.IFS([.E116]=[$Konventionen.$C$2];[.H116]+[$Konventionen.$E$2];[.E116]=[$Konventionen.$C$3];[.H11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7]);#NULL!;IF(ISBLANK([.H117]);ORG.OPENOFFICE.YEARS([.C117];TODAY();0);ORG.OPENOFFICE.YEARS([.C117];[.H11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7]);;WEEKNUM([.F117];21))" office:value-type="float" office:value="0" calcext:value-type="float">
            <text:p>0</text:p>
          </table:table-cell>
          <table:table-cell/>
          <table:table-cell table:style-name="ce14" table:formula="of:=COM.MICROSOFT.IFS([.E117]=[$Konventionen.$C$2];[.H117]+[$Konventionen.$D$2];[.E117]=[$Konventionen.$C$3];[.H117]+[$Konventionen.$D$3])" office:value-type="string" office:string-value="" calcext:value-type="error">
            <text:p>#NV</text:p>
          </table:table-cell>
          <table:table-cell table:style-name="ce14" table:formula="of:=COM.MICROSOFT.IFS([.E117]=[$Konventionen.$C$2];[.H117]+[$Konventionen.$E$2];[.E117]=[$Konventionen.$C$3];[.H11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8]);#NULL!;IF(ISBLANK([.H118]);ORG.OPENOFFICE.YEARS([.C118];TODAY();0);ORG.OPENOFFICE.YEARS([.C118];[.H11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8]);;WEEKNUM([.F118];21))" office:value-type="float" office:value="0" calcext:value-type="float">
            <text:p>0</text:p>
          </table:table-cell>
          <table:table-cell/>
          <table:table-cell table:style-name="ce14" table:formula="of:=COM.MICROSOFT.IFS([.E118]=[$Konventionen.$C$2];[.H118]+[$Konventionen.$D$2];[.E118]=[$Konventionen.$C$3];[.H118]+[$Konventionen.$D$3])" office:value-type="string" office:string-value="" calcext:value-type="error">
            <text:p>#NV</text:p>
          </table:table-cell>
          <table:table-cell table:style-name="ce14" table:formula="of:=COM.MICROSOFT.IFS([.E118]=[$Konventionen.$C$2];[.H118]+[$Konventionen.$E$2];[.E118]=[$Konventionen.$C$3];[.H11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19]);#NULL!;IF(ISBLANK([.H119]);ORG.OPENOFFICE.YEARS([.C119];TODAY();0);ORG.OPENOFFICE.YEARS([.C119];[.H11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19]);;WEEKNUM([.F119];21))" office:value-type="float" office:value="0" calcext:value-type="float">
            <text:p>0</text:p>
          </table:table-cell>
          <table:table-cell/>
          <table:table-cell table:style-name="ce14" table:formula="of:=COM.MICROSOFT.IFS([.E119]=[$Konventionen.$C$2];[.H119]+[$Konventionen.$D$2];[.E119]=[$Konventionen.$C$3];[.H119]+[$Konventionen.$D$3])" office:value-type="string" office:string-value="" calcext:value-type="error">
            <text:p>#NV</text:p>
          </table:table-cell>
          <table:table-cell table:style-name="ce14" table:formula="of:=COM.MICROSOFT.IFS([.E119]=[$Konventionen.$C$2];[.H119]+[$Konventionen.$E$2];[.E119]=[$Konventionen.$C$3];[.H11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0]);#NULL!;IF(ISBLANK([.H120]);ORG.OPENOFFICE.YEARS([.C120];TODAY();0);ORG.OPENOFFICE.YEARS([.C120];[.H12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0]);;WEEKNUM([.F120];21))" office:value-type="float" office:value="0" calcext:value-type="float">
            <text:p>0</text:p>
          </table:table-cell>
          <table:table-cell/>
          <table:table-cell table:style-name="ce14" table:formula="of:=COM.MICROSOFT.IFS([.E120]=[$Konventionen.$C$2];[.H120]+[$Konventionen.$D$2];[.E120]=[$Konventionen.$C$3];[.H120]+[$Konventionen.$D$3])" office:value-type="string" office:string-value="" calcext:value-type="error">
            <text:p>#NV</text:p>
          </table:table-cell>
          <table:table-cell table:style-name="ce14" table:formula="of:=COM.MICROSOFT.IFS([.E120]=[$Konventionen.$C$2];[.H120]+[$Konventionen.$E$2];[.E120]=[$Konventionen.$C$3];[.H12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1]);#NULL!;IF(ISBLANK([.H121]);ORG.OPENOFFICE.YEARS([.C121];TODAY();0);ORG.OPENOFFICE.YEARS([.C121];[.H12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1]);;WEEKNUM([.F121];21))" office:value-type="float" office:value="0" calcext:value-type="float">
            <text:p>0</text:p>
          </table:table-cell>
          <table:table-cell/>
          <table:table-cell table:style-name="ce14" table:formula="of:=COM.MICROSOFT.IFS([.E121]=[$Konventionen.$C$2];[.H121]+[$Konventionen.$D$2];[.E121]=[$Konventionen.$C$3];[.H121]+[$Konventionen.$D$3])" office:value-type="string" office:string-value="" calcext:value-type="error">
            <text:p>#NV</text:p>
          </table:table-cell>
          <table:table-cell table:style-name="ce14" table:formula="of:=COM.MICROSOFT.IFS([.E121]=[$Konventionen.$C$2];[.H121]+[$Konventionen.$E$2];[.E121]=[$Konventionen.$C$3];[.H12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2]);#NULL!;IF(ISBLANK([.H122]);ORG.OPENOFFICE.YEARS([.C122];TODAY();0);ORG.OPENOFFICE.YEARS([.C122];[.H12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2]);;WEEKNUM([.F122];21))" office:value-type="float" office:value="0" calcext:value-type="float">
            <text:p>0</text:p>
          </table:table-cell>
          <table:table-cell/>
          <table:table-cell table:style-name="ce14" table:formula="of:=COM.MICROSOFT.IFS([.E122]=[$Konventionen.$C$2];[.H122]+[$Konventionen.$D$2];[.E122]=[$Konventionen.$C$3];[.H122]+[$Konventionen.$D$3])" office:value-type="string" office:string-value="" calcext:value-type="error">
            <text:p>#NV</text:p>
          </table:table-cell>
          <table:table-cell table:style-name="ce14" table:formula="of:=COM.MICROSOFT.IFS([.E122]=[$Konventionen.$C$2];[.H122]+[$Konventionen.$E$2];[.E122]=[$Konventionen.$C$3];[.H12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3]);#NULL!;IF(ISBLANK([.H123]);ORG.OPENOFFICE.YEARS([.C123];TODAY();0);ORG.OPENOFFICE.YEARS([.C123];[.H12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3]);;WEEKNUM([.F123];21))" office:value-type="float" office:value="0" calcext:value-type="float">
            <text:p>0</text:p>
          </table:table-cell>
          <table:table-cell/>
          <table:table-cell table:style-name="ce14" table:formula="of:=COM.MICROSOFT.IFS([.E123]=[$Konventionen.$C$2];[.H123]+[$Konventionen.$D$2];[.E123]=[$Konventionen.$C$3];[.H123]+[$Konventionen.$D$3])" office:value-type="string" office:string-value="" calcext:value-type="error">
            <text:p>#NV</text:p>
          </table:table-cell>
          <table:table-cell table:style-name="ce14" table:formula="of:=COM.MICROSOFT.IFS([.E123]=[$Konventionen.$C$2];[.H123]+[$Konventionen.$E$2];[.E123]=[$Konventionen.$C$3];[.H12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4]);#NULL!;IF(ISBLANK([.H124]);ORG.OPENOFFICE.YEARS([.C124];TODAY();0);ORG.OPENOFFICE.YEARS([.C124];[.H12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4]);;WEEKNUM([.F124];21))" office:value-type="float" office:value="0" calcext:value-type="float">
            <text:p>0</text:p>
          </table:table-cell>
          <table:table-cell/>
          <table:table-cell table:style-name="ce14" table:formula="of:=COM.MICROSOFT.IFS([.E124]=[$Konventionen.$C$2];[.H124]+[$Konventionen.$D$2];[.E124]=[$Konventionen.$C$3];[.H124]+[$Konventionen.$D$3])" office:value-type="string" office:string-value="" calcext:value-type="error">
            <text:p>#NV</text:p>
          </table:table-cell>
          <table:table-cell table:style-name="ce14" table:formula="of:=COM.MICROSOFT.IFS([.E124]=[$Konventionen.$C$2];[.H124]+[$Konventionen.$E$2];[.E124]=[$Konventionen.$C$3];[.H12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5]);#NULL!;IF(ISBLANK([.H125]);ORG.OPENOFFICE.YEARS([.C125];TODAY();0);ORG.OPENOFFICE.YEARS([.C125];[.H12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5]);;WEEKNUM([.F125];21))" office:value-type="float" office:value="0" calcext:value-type="float">
            <text:p>0</text:p>
          </table:table-cell>
          <table:table-cell/>
          <table:table-cell table:style-name="ce14" table:formula="of:=COM.MICROSOFT.IFS([.E125]=[$Konventionen.$C$2];[.H125]+[$Konventionen.$D$2];[.E125]=[$Konventionen.$C$3];[.H125]+[$Konventionen.$D$3])" office:value-type="string" office:string-value="" calcext:value-type="error">
            <text:p>#NV</text:p>
          </table:table-cell>
          <table:table-cell table:style-name="ce14" table:formula="of:=COM.MICROSOFT.IFS([.E125]=[$Konventionen.$C$2];[.H125]+[$Konventionen.$E$2];[.E125]=[$Konventionen.$C$3];[.H12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6]);#NULL!;IF(ISBLANK([.H126]);ORG.OPENOFFICE.YEARS([.C126];TODAY();0);ORG.OPENOFFICE.YEARS([.C126];[.H12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6]);;WEEKNUM([.F126];21))" office:value-type="float" office:value="0" calcext:value-type="float">
            <text:p>0</text:p>
          </table:table-cell>
          <table:table-cell/>
          <table:table-cell table:style-name="ce14" table:formula="of:=COM.MICROSOFT.IFS([.E126]=[$Konventionen.$C$2];[.H126]+[$Konventionen.$D$2];[.E126]=[$Konventionen.$C$3];[.H126]+[$Konventionen.$D$3])" office:value-type="string" office:string-value="" calcext:value-type="error">
            <text:p>#NV</text:p>
          </table:table-cell>
          <table:table-cell table:style-name="ce14" table:formula="of:=COM.MICROSOFT.IFS([.E126]=[$Konventionen.$C$2];[.H126]+[$Konventionen.$E$2];[.E126]=[$Konventionen.$C$3];[.H12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7]);#NULL!;IF(ISBLANK([.H127]);ORG.OPENOFFICE.YEARS([.C127];TODAY();0);ORG.OPENOFFICE.YEARS([.C127];[.H12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7]);;WEEKNUM([.F127];21))" office:value-type="float" office:value="0" calcext:value-type="float">
            <text:p>0</text:p>
          </table:table-cell>
          <table:table-cell/>
          <table:table-cell table:style-name="ce14" table:formula="of:=COM.MICROSOFT.IFS([.E127]=[$Konventionen.$C$2];[.H127]+[$Konventionen.$D$2];[.E127]=[$Konventionen.$C$3];[.H127]+[$Konventionen.$D$3])" office:value-type="string" office:string-value="" calcext:value-type="error">
            <text:p>#NV</text:p>
          </table:table-cell>
          <table:table-cell table:style-name="ce14" table:formula="of:=COM.MICROSOFT.IFS([.E127]=[$Konventionen.$C$2];[.H127]+[$Konventionen.$E$2];[.E127]=[$Konventionen.$C$3];[.H12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8]);#NULL!;IF(ISBLANK([.H128]);ORG.OPENOFFICE.YEARS([.C128];TODAY();0);ORG.OPENOFFICE.YEARS([.C128];[.H12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8]);;WEEKNUM([.F128];21))" office:value-type="float" office:value="0" calcext:value-type="float">
            <text:p>0</text:p>
          </table:table-cell>
          <table:table-cell/>
          <table:table-cell table:style-name="ce14" table:formula="of:=COM.MICROSOFT.IFS([.E128]=[$Konventionen.$C$2];[.H128]+[$Konventionen.$D$2];[.E128]=[$Konventionen.$C$3];[.H128]+[$Konventionen.$D$3])" office:value-type="string" office:string-value="" calcext:value-type="error">
            <text:p>#NV</text:p>
          </table:table-cell>
          <table:table-cell table:style-name="ce14" table:formula="of:=COM.MICROSOFT.IFS([.E128]=[$Konventionen.$C$2];[.H128]+[$Konventionen.$E$2];[.E128]=[$Konventionen.$C$3];[.H12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29]);#NULL!;IF(ISBLANK([.H129]);ORG.OPENOFFICE.YEARS([.C129];TODAY();0);ORG.OPENOFFICE.YEARS([.C129];[.H12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29]);;WEEKNUM([.F129];21))" office:value-type="float" office:value="0" calcext:value-type="float">
            <text:p>0</text:p>
          </table:table-cell>
          <table:table-cell/>
          <table:table-cell table:style-name="ce14" table:formula="of:=COM.MICROSOFT.IFS([.E129]=[$Konventionen.$C$2];[.H129]+[$Konventionen.$D$2];[.E129]=[$Konventionen.$C$3];[.H129]+[$Konventionen.$D$3])" office:value-type="string" office:string-value="" calcext:value-type="error">
            <text:p>#NV</text:p>
          </table:table-cell>
          <table:table-cell table:style-name="ce14" table:formula="of:=COM.MICROSOFT.IFS([.E129]=[$Konventionen.$C$2];[.H129]+[$Konventionen.$E$2];[.E129]=[$Konventionen.$C$3];[.H12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0]);#NULL!;IF(ISBLANK([.H130]);ORG.OPENOFFICE.YEARS([.C130];TODAY();0);ORG.OPENOFFICE.YEARS([.C130];[.H13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0]);;WEEKNUM([.F130];21))" office:value-type="float" office:value="0" calcext:value-type="float">
            <text:p>0</text:p>
          </table:table-cell>
          <table:table-cell/>
          <table:table-cell table:style-name="ce14" table:formula="of:=COM.MICROSOFT.IFS([.E130]=[$Konventionen.$C$2];[.H130]+[$Konventionen.$D$2];[.E130]=[$Konventionen.$C$3];[.H130]+[$Konventionen.$D$3])" office:value-type="string" office:string-value="" calcext:value-type="error">
            <text:p>#NV</text:p>
          </table:table-cell>
          <table:table-cell table:style-name="ce14" table:formula="of:=COM.MICROSOFT.IFS([.E130]=[$Konventionen.$C$2];[.H130]+[$Konventionen.$E$2];[.E130]=[$Konventionen.$C$3];[.H13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1]);#NULL!;IF(ISBLANK([.H131]);ORG.OPENOFFICE.YEARS([.C131];TODAY();0);ORG.OPENOFFICE.YEARS([.C131];[.H13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1]);;WEEKNUM([.F131];21))" office:value-type="float" office:value="0" calcext:value-type="float">
            <text:p>0</text:p>
          </table:table-cell>
          <table:table-cell/>
          <table:table-cell table:style-name="ce14" table:formula="of:=COM.MICROSOFT.IFS([.E131]=[$Konventionen.$C$2];[.H131]+[$Konventionen.$D$2];[.E131]=[$Konventionen.$C$3];[.H131]+[$Konventionen.$D$3])" office:value-type="string" office:string-value="" calcext:value-type="error">
            <text:p>#NV</text:p>
          </table:table-cell>
          <table:table-cell table:style-name="ce14" table:formula="of:=COM.MICROSOFT.IFS([.E131]=[$Konventionen.$C$2];[.H131]+[$Konventionen.$E$2];[.E131]=[$Konventionen.$C$3];[.H13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2]);#NULL!;IF(ISBLANK([.H132]);ORG.OPENOFFICE.YEARS([.C132];TODAY();0);ORG.OPENOFFICE.YEARS([.C132];[.H13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2]);;WEEKNUM([.F132];21))" office:value-type="float" office:value="0" calcext:value-type="float">
            <text:p>0</text:p>
          </table:table-cell>
          <table:table-cell/>
          <table:table-cell table:style-name="ce14" table:formula="of:=COM.MICROSOFT.IFS([.E132]=[$Konventionen.$C$2];[.H132]+[$Konventionen.$D$2];[.E132]=[$Konventionen.$C$3];[.H132]+[$Konventionen.$D$3])" office:value-type="string" office:string-value="" calcext:value-type="error">
            <text:p>#NV</text:p>
          </table:table-cell>
          <table:table-cell table:style-name="ce14" table:formula="of:=COM.MICROSOFT.IFS([.E132]=[$Konventionen.$C$2];[.H132]+[$Konventionen.$E$2];[.E132]=[$Konventionen.$C$3];[.H13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3]);#NULL!;IF(ISBLANK([.H133]);ORG.OPENOFFICE.YEARS([.C133];TODAY();0);ORG.OPENOFFICE.YEARS([.C133];[.H13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3]);;WEEKNUM([.F133];21))" office:value-type="float" office:value="0" calcext:value-type="float">
            <text:p>0</text:p>
          </table:table-cell>
          <table:table-cell/>
          <table:table-cell table:style-name="ce14" table:formula="of:=COM.MICROSOFT.IFS([.E133]=[$Konventionen.$C$2];[.H133]+[$Konventionen.$D$2];[.E133]=[$Konventionen.$C$3];[.H133]+[$Konventionen.$D$3])" office:value-type="string" office:string-value="" calcext:value-type="error">
            <text:p>#NV</text:p>
          </table:table-cell>
          <table:table-cell table:style-name="ce14" table:formula="of:=COM.MICROSOFT.IFS([.E133]=[$Konventionen.$C$2];[.H133]+[$Konventionen.$E$2];[.E133]=[$Konventionen.$C$3];[.H13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4]);#NULL!;IF(ISBLANK([.H134]);ORG.OPENOFFICE.YEARS([.C134];TODAY();0);ORG.OPENOFFICE.YEARS([.C134];[.H13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4]);;WEEKNUM([.F134];21))" office:value-type="float" office:value="0" calcext:value-type="float">
            <text:p>0</text:p>
          </table:table-cell>
          <table:table-cell/>
          <table:table-cell table:style-name="ce14" table:formula="of:=COM.MICROSOFT.IFS([.E134]=[$Konventionen.$C$2];[.H134]+[$Konventionen.$D$2];[.E134]=[$Konventionen.$C$3];[.H134]+[$Konventionen.$D$3])" office:value-type="string" office:string-value="" calcext:value-type="error">
            <text:p>#NV</text:p>
          </table:table-cell>
          <table:table-cell table:style-name="ce14" table:formula="of:=COM.MICROSOFT.IFS([.E134]=[$Konventionen.$C$2];[.H134]+[$Konventionen.$E$2];[.E134]=[$Konventionen.$C$3];[.H13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5]);#NULL!;IF(ISBLANK([.H135]);ORG.OPENOFFICE.YEARS([.C135];TODAY();0);ORG.OPENOFFICE.YEARS([.C135];[.H13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5]);;WEEKNUM([.F135];21))" office:value-type="float" office:value="0" calcext:value-type="float">
            <text:p>0</text:p>
          </table:table-cell>
          <table:table-cell/>
          <table:table-cell table:style-name="ce14" table:formula="of:=COM.MICROSOFT.IFS([.E135]=[$Konventionen.$C$2];[.H135]+[$Konventionen.$D$2];[.E135]=[$Konventionen.$C$3];[.H135]+[$Konventionen.$D$3])" office:value-type="string" office:string-value="" calcext:value-type="error">
            <text:p>#NV</text:p>
          </table:table-cell>
          <table:table-cell table:style-name="ce14" table:formula="of:=COM.MICROSOFT.IFS([.E135]=[$Konventionen.$C$2];[.H135]+[$Konventionen.$E$2];[.E135]=[$Konventionen.$C$3];[.H13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6]);#NULL!;IF(ISBLANK([.H136]);ORG.OPENOFFICE.YEARS([.C136];TODAY();0);ORG.OPENOFFICE.YEARS([.C136];[.H13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6]);;WEEKNUM([.F136];21))" office:value-type="float" office:value="0" calcext:value-type="float">
            <text:p>0</text:p>
          </table:table-cell>
          <table:table-cell/>
          <table:table-cell table:style-name="ce14" table:formula="of:=COM.MICROSOFT.IFS([.E136]=[$Konventionen.$C$2];[.H136]+[$Konventionen.$D$2];[.E136]=[$Konventionen.$C$3];[.H136]+[$Konventionen.$D$3])" office:value-type="string" office:string-value="" calcext:value-type="error">
            <text:p>#NV</text:p>
          </table:table-cell>
          <table:table-cell table:style-name="ce14" table:formula="of:=COM.MICROSOFT.IFS([.E136]=[$Konventionen.$C$2];[.H136]+[$Konventionen.$E$2];[.E136]=[$Konventionen.$C$3];[.H13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7]);#NULL!;IF(ISBLANK([.H137]);ORG.OPENOFFICE.YEARS([.C137];TODAY();0);ORG.OPENOFFICE.YEARS([.C137];[.H13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7]);;WEEKNUM([.F137];21))" office:value-type="float" office:value="0" calcext:value-type="float">
            <text:p>0</text:p>
          </table:table-cell>
          <table:table-cell/>
          <table:table-cell table:style-name="ce14" table:formula="of:=COM.MICROSOFT.IFS([.E137]=[$Konventionen.$C$2];[.H137]+[$Konventionen.$D$2];[.E137]=[$Konventionen.$C$3];[.H137]+[$Konventionen.$D$3])" office:value-type="string" office:string-value="" calcext:value-type="error">
            <text:p>#NV</text:p>
          </table:table-cell>
          <table:table-cell table:style-name="ce14" table:formula="of:=COM.MICROSOFT.IFS([.E137]=[$Konventionen.$C$2];[.H137]+[$Konventionen.$E$2];[.E137]=[$Konventionen.$C$3];[.H13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8]);#NULL!;IF(ISBLANK([.H138]);ORG.OPENOFFICE.YEARS([.C138];TODAY();0);ORG.OPENOFFICE.YEARS([.C138];[.H13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8]);;WEEKNUM([.F138];21))" office:value-type="float" office:value="0" calcext:value-type="float">
            <text:p>0</text:p>
          </table:table-cell>
          <table:table-cell/>
          <table:table-cell table:style-name="ce14" table:formula="of:=COM.MICROSOFT.IFS([.E138]=[$Konventionen.$C$2];[.H138]+[$Konventionen.$D$2];[.E138]=[$Konventionen.$C$3];[.H138]+[$Konventionen.$D$3])" office:value-type="string" office:string-value="" calcext:value-type="error">
            <text:p>#NV</text:p>
          </table:table-cell>
          <table:table-cell table:style-name="ce14" table:formula="of:=COM.MICROSOFT.IFS([.E138]=[$Konventionen.$C$2];[.H138]+[$Konventionen.$E$2];[.E138]=[$Konventionen.$C$3];[.H13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39]);#NULL!;IF(ISBLANK([.H139]);ORG.OPENOFFICE.YEARS([.C139];TODAY();0);ORG.OPENOFFICE.YEARS([.C139];[.H13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39]);;WEEKNUM([.F139];21))" office:value-type="float" office:value="0" calcext:value-type="float">
            <text:p>0</text:p>
          </table:table-cell>
          <table:table-cell/>
          <table:table-cell table:style-name="ce14" table:formula="of:=COM.MICROSOFT.IFS([.E139]=[$Konventionen.$C$2];[.H139]+[$Konventionen.$D$2];[.E139]=[$Konventionen.$C$3];[.H139]+[$Konventionen.$D$3])" office:value-type="string" office:string-value="" calcext:value-type="error">
            <text:p>#NV</text:p>
          </table:table-cell>
          <table:table-cell table:style-name="ce14" table:formula="of:=COM.MICROSOFT.IFS([.E139]=[$Konventionen.$C$2];[.H139]+[$Konventionen.$E$2];[.E139]=[$Konventionen.$C$3];[.H13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0]);#NULL!;IF(ISBLANK([.H140]);ORG.OPENOFFICE.YEARS([.C140];TODAY();0);ORG.OPENOFFICE.YEARS([.C140];[.H14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0]);;WEEKNUM([.F140];21))" office:value-type="float" office:value="0" calcext:value-type="float">
            <text:p>0</text:p>
          </table:table-cell>
          <table:table-cell/>
          <table:table-cell table:style-name="ce14" table:formula="of:=COM.MICROSOFT.IFS([.E140]=[$Konventionen.$C$2];[.H140]+[$Konventionen.$D$2];[.E140]=[$Konventionen.$C$3];[.H140]+[$Konventionen.$D$3])" office:value-type="string" office:string-value="" calcext:value-type="error">
            <text:p>#NV</text:p>
          </table:table-cell>
          <table:table-cell table:style-name="ce14" table:formula="of:=COM.MICROSOFT.IFS([.E140]=[$Konventionen.$C$2];[.H140]+[$Konventionen.$E$2];[.E140]=[$Konventionen.$C$3];[.H14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1]);#NULL!;IF(ISBLANK([.H141]);ORG.OPENOFFICE.YEARS([.C141];TODAY();0);ORG.OPENOFFICE.YEARS([.C141];[.H14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1]);;WEEKNUM([.F141];21))" office:value-type="float" office:value="0" calcext:value-type="float">
            <text:p>0</text:p>
          </table:table-cell>
          <table:table-cell/>
          <table:table-cell table:style-name="ce14" table:formula="of:=COM.MICROSOFT.IFS([.E141]=[$Konventionen.$C$2];[.H141]+[$Konventionen.$D$2];[.E141]=[$Konventionen.$C$3];[.H141]+[$Konventionen.$D$3])" office:value-type="string" office:string-value="" calcext:value-type="error">
            <text:p>#NV</text:p>
          </table:table-cell>
          <table:table-cell table:style-name="ce14" table:formula="of:=COM.MICROSOFT.IFS([.E141]=[$Konventionen.$C$2];[.H141]+[$Konventionen.$E$2];[.E141]=[$Konventionen.$C$3];[.H14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2]);#NULL!;IF(ISBLANK([.H142]);ORG.OPENOFFICE.YEARS([.C142];TODAY();0);ORG.OPENOFFICE.YEARS([.C142];[.H14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2]);;WEEKNUM([.F142];21))" office:value-type="float" office:value="0" calcext:value-type="float">
            <text:p>0</text:p>
          </table:table-cell>
          <table:table-cell/>
          <table:table-cell table:style-name="ce14" table:formula="of:=COM.MICROSOFT.IFS([.E142]=[$Konventionen.$C$2];[.H142]+[$Konventionen.$D$2];[.E142]=[$Konventionen.$C$3];[.H142]+[$Konventionen.$D$3])" office:value-type="string" office:string-value="" calcext:value-type="error">
            <text:p>#NV</text:p>
          </table:table-cell>
          <table:table-cell table:style-name="ce14" table:formula="of:=COM.MICROSOFT.IFS([.E142]=[$Konventionen.$C$2];[.H142]+[$Konventionen.$E$2];[.E142]=[$Konventionen.$C$3];[.H14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3]);#NULL!;IF(ISBLANK([.H143]);ORG.OPENOFFICE.YEARS([.C143];TODAY();0);ORG.OPENOFFICE.YEARS([.C143];[.H14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3]);;WEEKNUM([.F143];21))" office:value-type="float" office:value="0" calcext:value-type="float">
            <text:p>0</text:p>
          </table:table-cell>
          <table:table-cell/>
          <table:table-cell table:style-name="ce14" table:formula="of:=COM.MICROSOFT.IFS([.E143]=[$Konventionen.$C$2];[.H143]+[$Konventionen.$D$2];[.E143]=[$Konventionen.$C$3];[.H143]+[$Konventionen.$D$3])" office:value-type="string" office:string-value="" calcext:value-type="error">
            <text:p>#NV</text:p>
          </table:table-cell>
          <table:table-cell table:style-name="ce14" table:formula="of:=COM.MICROSOFT.IFS([.E143]=[$Konventionen.$C$2];[.H143]+[$Konventionen.$E$2];[.E143]=[$Konventionen.$C$3];[.H14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4]);#NULL!;IF(ISBLANK([.H144]);ORG.OPENOFFICE.YEARS([.C144];TODAY();0);ORG.OPENOFFICE.YEARS([.C144];[.H14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4]);;WEEKNUM([.F144];21))" office:value-type="float" office:value="0" calcext:value-type="float">
            <text:p>0</text:p>
          </table:table-cell>
          <table:table-cell/>
          <table:table-cell table:style-name="ce14" table:formula="of:=COM.MICROSOFT.IFS([.E144]=[$Konventionen.$C$2];[.H144]+[$Konventionen.$D$2];[.E144]=[$Konventionen.$C$3];[.H144]+[$Konventionen.$D$3])" office:value-type="string" office:string-value="" calcext:value-type="error">
            <text:p>#NV</text:p>
          </table:table-cell>
          <table:table-cell table:style-name="ce14" table:formula="of:=COM.MICROSOFT.IFS([.E144]=[$Konventionen.$C$2];[.H144]+[$Konventionen.$E$2];[.E144]=[$Konventionen.$C$3];[.H14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5]);#NULL!;IF(ISBLANK([.H145]);ORG.OPENOFFICE.YEARS([.C145];TODAY();0);ORG.OPENOFFICE.YEARS([.C145];[.H14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5]);;WEEKNUM([.F145];21))" office:value-type="float" office:value="0" calcext:value-type="float">
            <text:p>0</text:p>
          </table:table-cell>
          <table:table-cell/>
          <table:table-cell table:style-name="ce14" table:formula="of:=COM.MICROSOFT.IFS([.E145]=[$Konventionen.$C$2];[.H145]+[$Konventionen.$D$2];[.E145]=[$Konventionen.$C$3];[.H145]+[$Konventionen.$D$3])" office:value-type="string" office:string-value="" calcext:value-type="error">
            <text:p>#NV</text:p>
          </table:table-cell>
          <table:table-cell table:style-name="ce14" table:formula="of:=COM.MICROSOFT.IFS([.E145]=[$Konventionen.$C$2];[.H145]+[$Konventionen.$E$2];[.E145]=[$Konventionen.$C$3];[.H14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6]);#NULL!;IF(ISBLANK([.H146]);ORG.OPENOFFICE.YEARS([.C146];TODAY();0);ORG.OPENOFFICE.YEARS([.C146];[.H14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6]);;WEEKNUM([.F146];21))" office:value-type="float" office:value="0" calcext:value-type="float">
            <text:p>0</text:p>
          </table:table-cell>
          <table:table-cell/>
          <table:table-cell table:style-name="ce14" table:formula="of:=COM.MICROSOFT.IFS([.E146]=[$Konventionen.$C$2];[.H146]+[$Konventionen.$D$2];[.E146]=[$Konventionen.$C$3];[.H146]+[$Konventionen.$D$3])" office:value-type="string" office:string-value="" calcext:value-type="error">
            <text:p>#NV</text:p>
          </table:table-cell>
          <table:table-cell table:style-name="ce14" table:formula="of:=COM.MICROSOFT.IFS([.E146]=[$Konventionen.$C$2];[.H146]+[$Konventionen.$E$2];[.E146]=[$Konventionen.$C$3];[.H14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7]);#NULL!;IF(ISBLANK([.H147]);ORG.OPENOFFICE.YEARS([.C147];TODAY();0);ORG.OPENOFFICE.YEARS([.C147];[.H14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7]);;WEEKNUM([.F147];21))" office:value-type="float" office:value="0" calcext:value-type="float">
            <text:p>0</text:p>
          </table:table-cell>
          <table:table-cell/>
          <table:table-cell table:style-name="ce14" table:formula="of:=COM.MICROSOFT.IFS([.E147]=[$Konventionen.$C$2];[.H147]+[$Konventionen.$D$2];[.E147]=[$Konventionen.$C$3];[.H147]+[$Konventionen.$D$3])" office:value-type="string" office:string-value="" calcext:value-type="error">
            <text:p>#NV</text:p>
          </table:table-cell>
          <table:table-cell table:style-name="ce14" table:formula="of:=COM.MICROSOFT.IFS([.E147]=[$Konventionen.$C$2];[.H147]+[$Konventionen.$E$2];[.E147]=[$Konventionen.$C$3];[.H14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8]);#NULL!;IF(ISBLANK([.H148]);ORG.OPENOFFICE.YEARS([.C148];TODAY();0);ORG.OPENOFFICE.YEARS([.C148];[.H14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8]);;WEEKNUM([.F148];21))" office:value-type="float" office:value="0" calcext:value-type="float">
            <text:p>0</text:p>
          </table:table-cell>
          <table:table-cell/>
          <table:table-cell table:style-name="ce14" table:formula="of:=COM.MICROSOFT.IFS([.E148]=[$Konventionen.$C$2];[.H148]+[$Konventionen.$D$2];[.E148]=[$Konventionen.$C$3];[.H148]+[$Konventionen.$D$3])" office:value-type="string" office:string-value="" calcext:value-type="error">
            <text:p>#NV</text:p>
          </table:table-cell>
          <table:table-cell table:style-name="ce14" table:formula="of:=COM.MICROSOFT.IFS([.E148]=[$Konventionen.$C$2];[.H148]+[$Konventionen.$E$2];[.E148]=[$Konventionen.$C$3];[.H14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49]);#NULL!;IF(ISBLANK([.H149]);ORG.OPENOFFICE.YEARS([.C149];TODAY();0);ORG.OPENOFFICE.YEARS([.C149];[.H14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49]);;WEEKNUM([.F149];21))" office:value-type="float" office:value="0" calcext:value-type="float">
            <text:p>0</text:p>
          </table:table-cell>
          <table:table-cell/>
          <table:table-cell table:style-name="ce14" table:formula="of:=COM.MICROSOFT.IFS([.E149]=[$Konventionen.$C$2];[.H149]+[$Konventionen.$D$2];[.E149]=[$Konventionen.$C$3];[.H149]+[$Konventionen.$D$3])" office:value-type="string" office:string-value="" calcext:value-type="error">
            <text:p>#NV</text:p>
          </table:table-cell>
          <table:table-cell table:style-name="ce14" table:formula="of:=COM.MICROSOFT.IFS([.E149]=[$Konventionen.$C$2];[.H149]+[$Konventionen.$E$2];[.E149]=[$Konventionen.$C$3];[.H14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0]);#NULL!;IF(ISBLANK([.H150]);ORG.OPENOFFICE.YEARS([.C150];TODAY();0);ORG.OPENOFFICE.YEARS([.C150];[.H15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0]);;WEEKNUM([.F150];21))" office:value-type="float" office:value="0" calcext:value-type="float">
            <text:p>0</text:p>
          </table:table-cell>
          <table:table-cell/>
          <table:table-cell table:style-name="ce14" table:formula="of:=COM.MICROSOFT.IFS([.E150]=[$Konventionen.$C$2];[.H150]+[$Konventionen.$D$2];[.E150]=[$Konventionen.$C$3];[.H150]+[$Konventionen.$D$3])" office:value-type="string" office:string-value="" calcext:value-type="error">
            <text:p>#NV</text:p>
          </table:table-cell>
          <table:table-cell table:style-name="ce14" table:formula="of:=COM.MICROSOFT.IFS([.E150]=[$Konventionen.$C$2];[.H150]+[$Konventionen.$E$2];[.E150]=[$Konventionen.$C$3];[.H15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1]);#NULL!;IF(ISBLANK([.H151]);ORG.OPENOFFICE.YEARS([.C151];TODAY();0);ORG.OPENOFFICE.YEARS([.C151];[.H15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1]);;WEEKNUM([.F151];21))" office:value-type="float" office:value="0" calcext:value-type="float">
            <text:p>0</text:p>
          </table:table-cell>
          <table:table-cell/>
          <table:table-cell table:style-name="ce14" table:formula="of:=COM.MICROSOFT.IFS([.E151]=[$Konventionen.$C$2];[.H151]+[$Konventionen.$D$2];[.E151]=[$Konventionen.$C$3];[.H151]+[$Konventionen.$D$3])" office:value-type="string" office:string-value="" calcext:value-type="error">
            <text:p>#NV</text:p>
          </table:table-cell>
          <table:table-cell table:style-name="ce14" table:formula="of:=COM.MICROSOFT.IFS([.E151]=[$Konventionen.$C$2];[.H151]+[$Konventionen.$E$2];[.E151]=[$Konventionen.$C$3];[.H15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2]);#NULL!;IF(ISBLANK([.H152]);ORG.OPENOFFICE.YEARS([.C152];TODAY();0);ORG.OPENOFFICE.YEARS([.C152];[.H15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2]);;WEEKNUM([.F152];21))" office:value-type="float" office:value="0" calcext:value-type="float">
            <text:p>0</text:p>
          </table:table-cell>
          <table:table-cell/>
          <table:table-cell table:style-name="ce14" table:formula="of:=COM.MICROSOFT.IFS([.E152]=[$Konventionen.$C$2];[.H152]+[$Konventionen.$D$2];[.E152]=[$Konventionen.$C$3];[.H152]+[$Konventionen.$D$3])" office:value-type="string" office:string-value="" calcext:value-type="error">
            <text:p>#NV</text:p>
          </table:table-cell>
          <table:table-cell table:style-name="ce14" table:formula="of:=COM.MICROSOFT.IFS([.E152]=[$Konventionen.$C$2];[.H152]+[$Konventionen.$E$2];[.E152]=[$Konventionen.$C$3];[.H15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3]);#NULL!;IF(ISBLANK([.H153]);ORG.OPENOFFICE.YEARS([.C153];TODAY();0);ORG.OPENOFFICE.YEARS([.C153];[.H15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3]);;WEEKNUM([.F153];21))" office:value-type="float" office:value="0" calcext:value-type="float">
            <text:p>0</text:p>
          </table:table-cell>
          <table:table-cell/>
          <table:table-cell table:style-name="ce14" table:formula="of:=COM.MICROSOFT.IFS([.E153]=[$Konventionen.$C$2];[.H153]+[$Konventionen.$D$2];[.E153]=[$Konventionen.$C$3];[.H153]+[$Konventionen.$D$3])" office:value-type="string" office:string-value="" calcext:value-type="error">
            <text:p>#NV</text:p>
          </table:table-cell>
          <table:table-cell table:style-name="ce14" table:formula="of:=COM.MICROSOFT.IFS([.E153]=[$Konventionen.$C$2];[.H153]+[$Konventionen.$E$2];[.E153]=[$Konventionen.$C$3];[.H15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4]);#NULL!;IF(ISBLANK([.H154]);ORG.OPENOFFICE.YEARS([.C154];TODAY();0);ORG.OPENOFFICE.YEARS([.C154];[.H15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4]);;WEEKNUM([.F154];21))" office:value-type="float" office:value="0" calcext:value-type="float">
            <text:p>0</text:p>
          </table:table-cell>
          <table:table-cell/>
          <table:table-cell table:style-name="ce14" table:formula="of:=COM.MICROSOFT.IFS([.E154]=[$Konventionen.$C$2];[.H154]+[$Konventionen.$D$2];[.E154]=[$Konventionen.$C$3];[.H154]+[$Konventionen.$D$3])" office:value-type="string" office:string-value="" calcext:value-type="error">
            <text:p>#NV</text:p>
          </table:table-cell>
          <table:table-cell table:style-name="ce14" table:formula="of:=COM.MICROSOFT.IFS([.E154]=[$Konventionen.$C$2];[.H154]+[$Konventionen.$E$2];[.E154]=[$Konventionen.$C$3];[.H15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5]);#NULL!;IF(ISBLANK([.H155]);ORG.OPENOFFICE.YEARS([.C155];TODAY();0);ORG.OPENOFFICE.YEARS([.C155];[.H15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5]);;WEEKNUM([.F155];21))" office:value-type="float" office:value="0" calcext:value-type="float">
            <text:p>0</text:p>
          </table:table-cell>
          <table:table-cell/>
          <table:table-cell table:style-name="ce14" table:formula="of:=COM.MICROSOFT.IFS([.E155]=[$Konventionen.$C$2];[.H155]+[$Konventionen.$D$2];[.E155]=[$Konventionen.$C$3];[.H155]+[$Konventionen.$D$3])" office:value-type="string" office:string-value="" calcext:value-type="error">
            <text:p>#NV</text:p>
          </table:table-cell>
          <table:table-cell table:style-name="ce14" table:formula="of:=COM.MICROSOFT.IFS([.E155]=[$Konventionen.$C$2];[.H155]+[$Konventionen.$E$2];[.E155]=[$Konventionen.$C$3];[.H15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6]);#NULL!;IF(ISBLANK([.H156]);ORG.OPENOFFICE.YEARS([.C156];TODAY();0);ORG.OPENOFFICE.YEARS([.C156];[.H15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6]);;WEEKNUM([.F156];21))" office:value-type="float" office:value="0" calcext:value-type="float">
            <text:p>0</text:p>
          </table:table-cell>
          <table:table-cell/>
          <table:table-cell table:style-name="ce14" table:formula="of:=COM.MICROSOFT.IFS([.E156]=[$Konventionen.$C$2];[.H156]+[$Konventionen.$D$2];[.E156]=[$Konventionen.$C$3];[.H156]+[$Konventionen.$D$3])" office:value-type="string" office:string-value="" calcext:value-type="error">
            <text:p>#NV</text:p>
          </table:table-cell>
          <table:table-cell table:style-name="ce14" table:formula="of:=COM.MICROSOFT.IFS([.E156]=[$Konventionen.$C$2];[.H156]+[$Konventionen.$E$2];[.E156]=[$Konventionen.$C$3];[.H15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7]);#NULL!;IF(ISBLANK([.H157]);ORG.OPENOFFICE.YEARS([.C157];TODAY();0);ORG.OPENOFFICE.YEARS([.C157];[.H15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7]);;WEEKNUM([.F157];21))" office:value-type="float" office:value="0" calcext:value-type="float">
            <text:p>0</text:p>
          </table:table-cell>
          <table:table-cell/>
          <table:table-cell table:style-name="ce14" table:formula="of:=COM.MICROSOFT.IFS([.E157]=[$Konventionen.$C$2];[.H157]+[$Konventionen.$D$2];[.E157]=[$Konventionen.$C$3];[.H157]+[$Konventionen.$D$3])" office:value-type="string" office:string-value="" calcext:value-type="error">
            <text:p>#NV</text:p>
          </table:table-cell>
          <table:table-cell table:style-name="ce14" table:formula="of:=COM.MICROSOFT.IFS([.E157]=[$Konventionen.$C$2];[.H157]+[$Konventionen.$E$2];[.E157]=[$Konventionen.$C$3];[.H15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8]);#NULL!;IF(ISBLANK([.H158]);ORG.OPENOFFICE.YEARS([.C158];TODAY();0);ORG.OPENOFFICE.YEARS([.C158];[.H15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8]);;WEEKNUM([.F158];21))" office:value-type="float" office:value="0" calcext:value-type="float">
            <text:p>0</text:p>
          </table:table-cell>
          <table:table-cell/>
          <table:table-cell table:style-name="ce14" table:formula="of:=COM.MICROSOFT.IFS([.E158]=[$Konventionen.$C$2];[.H158]+[$Konventionen.$D$2];[.E158]=[$Konventionen.$C$3];[.H158]+[$Konventionen.$D$3])" office:value-type="string" office:string-value="" calcext:value-type="error">
            <text:p>#NV</text:p>
          </table:table-cell>
          <table:table-cell table:style-name="ce14" table:formula="of:=COM.MICROSOFT.IFS([.E158]=[$Konventionen.$C$2];[.H158]+[$Konventionen.$E$2];[.E158]=[$Konventionen.$C$3];[.H15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59]);#NULL!;IF(ISBLANK([.H159]);ORG.OPENOFFICE.YEARS([.C159];TODAY();0);ORG.OPENOFFICE.YEARS([.C159];[.H15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59]);;WEEKNUM([.F159];21))" office:value-type="float" office:value="0" calcext:value-type="float">
            <text:p>0</text:p>
          </table:table-cell>
          <table:table-cell/>
          <table:table-cell table:style-name="ce14" table:formula="of:=COM.MICROSOFT.IFS([.E159]=[$Konventionen.$C$2];[.H159]+[$Konventionen.$D$2];[.E159]=[$Konventionen.$C$3];[.H159]+[$Konventionen.$D$3])" office:value-type="string" office:string-value="" calcext:value-type="error">
            <text:p>#NV</text:p>
          </table:table-cell>
          <table:table-cell table:style-name="ce14" table:formula="of:=COM.MICROSOFT.IFS([.E159]=[$Konventionen.$C$2];[.H159]+[$Konventionen.$E$2];[.E159]=[$Konventionen.$C$3];[.H15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0]);#NULL!;IF(ISBLANK([.H160]);ORG.OPENOFFICE.YEARS([.C160];TODAY();0);ORG.OPENOFFICE.YEARS([.C160];[.H16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0]);;WEEKNUM([.F160];21))" office:value-type="float" office:value="0" calcext:value-type="float">
            <text:p>0</text:p>
          </table:table-cell>
          <table:table-cell/>
          <table:table-cell table:style-name="ce14" table:formula="of:=COM.MICROSOFT.IFS([.E160]=[$Konventionen.$C$2];[.H160]+[$Konventionen.$D$2];[.E160]=[$Konventionen.$C$3];[.H160]+[$Konventionen.$D$3])" office:value-type="string" office:string-value="" calcext:value-type="error">
            <text:p>#NV</text:p>
          </table:table-cell>
          <table:table-cell table:style-name="ce14" table:formula="of:=COM.MICROSOFT.IFS([.E160]=[$Konventionen.$C$2];[.H160]+[$Konventionen.$E$2];[.E160]=[$Konventionen.$C$3];[.H16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1]);#NULL!;IF(ISBLANK([.H161]);ORG.OPENOFFICE.YEARS([.C161];TODAY();0);ORG.OPENOFFICE.YEARS([.C161];[.H161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1]);;WEEKNUM([.F161];21))" office:value-type="float" office:value="0" calcext:value-type="float">
            <text:p>0</text:p>
          </table:table-cell>
          <table:table-cell/>
          <table:table-cell table:style-name="ce14" table:formula="of:=COM.MICROSOFT.IFS([.E161]=[$Konventionen.$C$2];[.H161]+[$Konventionen.$D$2];[.E161]=[$Konventionen.$C$3];[.H161]+[$Konventionen.$D$3])" office:value-type="string" office:string-value="" calcext:value-type="error">
            <text:p>#NV</text:p>
          </table:table-cell>
          <table:table-cell table:style-name="ce14" table:formula="of:=COM.MICROSOFT.IFS([.E161]=[$Konventionen.$C$2];[.H161]+[$Konventionen.$E$2];[.E161]=[$Konventionen.$C$3];[.H161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2]);#NULL!;IF(ISBLANK([.H162]);ORG.OPENOFFICE.YEARS([.C162];TODAY();0);ORG.OPENOFFICE.YEARS([.C162];[.H162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2]);;WEEKNUM([.F162];21))" office:value-type="float" office:value="0" calcext:value-type="float">
            <text:p>0</text:p>
          </table:table-cell>
          <table:table-cell/>
          <table:table-cell table:style-name="ce14" table:formula="of:=COM.MICROSOFT.IFS([.E162]=[$Konventionen.$C$2];[.H162]+[$Konventionen.$D$2];[.E162]=[$Konventionen.$C$3];[.H162]+[$Konventionen.$D$3])" office:value-type="string" office:string-value="" calcext:value-type="error">
            <text:p>#NV</text:p>
          </table:table-cell>
          <table:table-cell table:style-name="ce14" table:formula="of:=COM.MICROSOFT.IFS([.E162]=[$Konventionen.$C$2];[.H162]+[$Konventionen.$E$2];[.E162]=[$Konventionen.$C$3];[.H162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3]);#NULL!;IF(ISBLANK([.H163]);ORG.OPENOFFICE.YEARS([.C163];TODAY();0);ORG.OPENOFFICE.YEARS([.C163];[.H163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3]);;WEEKNUM([.F163];21))" office:value-type="float" office:value="0" calcext:value-type="float">
            <text:p>0</text:p>
          </table:table-cell>
          <table:table-cell/>
          <table:table-cell table:style-name="ce14" table:formula="of:=COM.MICROSOFT.IFS([.E163]=[$Konventionen.$C$2];[.H163]+[$Konventionen.$D$2];[.E163]=[$Konventionen.$C$3];[.H163]+[$Konventionen.$D$3])" office:value-type="string" office:string-value="" calcext:value-type="error">
            <text:p>#NV</text:p>
          </table:table-cell>
          <table:table-cell table:style-name="ce14" table:formula="of:=COM.MICROSOFT.IFS([.E163]=[$Konventionen.$C$2];[.H163]+[$Konventionen.$E$2];[.E163]=[$Konventionen.$C$3];[.H163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4]);#NULL!;IF(ISBLANK([.H164]);ORG.OPENOFFICE.YEARS([.C164];TODAY();0);ORG.OPENOFFICE.YEARS([.C164];[.H164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4]);;WEEKNUM([.F164];21))" office:value-type="float" office:value="0" calcext:value-type="float">
            <text:p>0</text:p>
          </table:table-cell>
          <table:table-cell/>
          <table:table-cell table:style-name="ce14" table:formula="of:=COM.MICROSOFT.IFS([.E164]=[$Konventionen.$C$2];[.H164]+[$Konventionen.$D$2];[.E164]=[$Konventionen.$C$3];[.H164]+[$Konventionen.$D$3])" office:value-type="string" office:string-value="" calcext:value-type="error">
            <text:p>#NV</text:p>
          </table:table-cell>
          <table:table-cell table:style-name="ce14" table:formula="of:=COM.MICROSOFT.IFS([.E164]=[$Konventionen.$C$2];[.H164]+[$Konventionen.$E$2];[.E164]=[$Konventionen.$C$3];[.H164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5]);#NULL!;IF(ISBLANK([.H165]);ORG.OPENOFFICE.YEARS([.C165];TODAY();0);ORG.OPENOFFICE.YEARS([.C165];[.H165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5]);;WEEKNUM([.F165];21))" office:value-type="float" office:value="0" calcext:value-type="float">
            <text:p>0</text:p>
          </table:table-cell>
          <table:table-cell/>
          <table:table-cell table:style-name="ce14" table:formula="of:=COM.MICROSOFT.IFS([.E165]=[$Konventionen.$C$2];[.H165]+[$Konventionen.$D$2];[.E165]=[$Konventionen.$C$3];[.H165]+[$Konventionen.$D$3])" office:value-type="string" office:string-value="" calcext:value-type="error">
            <text:p>#NV</text:p>
          </table:table-cell>
          <table:table-cell table:style-name="ce14" table:formula="of:=COM.MICROSOFT.IFS([.E165]=[$Konventionen.$C$2];[.H165]+[$Konventionen.$E$2];[.E165]=[$Konventionen.$C$3];[.H165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6]);#NULL!;IF(ISBLANK([.H166]);ORG.OPENOFFICE.YEARS([.C166];TODAY();0);ORG.OPENOFFICE.YEARS([.C166];[.H166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6]);;WEEKNUM([.F166];21))" office:value-type="float" office:value="0" calcext:value-type="float">
            <text:p>0</text:p>
          </table:table-cell>
          <table:table-cell/>
          <table:table-cell table:style-name="ce14" table:formula="of:=COM.MICROSOFT.IFS([.E166]=[$Konventionen.$C$2];[.H166]+[$Konventionen.$D$2];[.E166]=[$Konventionen.$C$3];[.H166]+[$Konventionen.$D$3])" office:value-type="string" office:string-value="" calcext:value-type="error">
            <text:p>#NV</text:p>
          </table:table-cell>
          <table:table-cell table:style-name="ce14" table:formula="of:=COM.MICROSOFT.IFS([.E166]=[$Konventionen.$C$2];[.H166]+[$Konventionen.$E$2];[.E166]=[$Konventionen.$C$3];[.H166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7]);#NULL!;IF(ISBLANK([.H167]);ORG.OPENOFFICE.YEARS([.C167];TODAY();0);ORG.OPENOFFICE.YEARS([.C167];[.H167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7]);;WEEKNUM([.F167];21))" office:value-type="float" office:value="0" calcext:value-type="float">
            <text:p>0</text:p>
          </table:table-cell>
          <table:table-cell/>
          <table:table-cell table:style-name="ce14" table:formula="of:=COM.MICROSOFT.IFS([.E167]=[$Konventionen.$C$2];[.H167]+[$Konventionen.$D$2];[.E167]=[$Konventionen.$C$3];[.H167]+[$Konventionen.$D$3])" office:value-type="string" office:string-value="" calcext:value-type="error">
            <text:p>#NV</text:p>
          </table:table-cell>
          <table:table-cell table:style-name="ce14" table:formula="of:=COM.MICROSOFT.IFS([.E167]=[$Konventionen.$C$2];[.H167]+[$Konventionen.$E$2];[.E167]=[$Konventionen.$C$3];[.H167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8]);#NULL!;IF(ISBLANK([.H168]);ORG.OPENOFFICE.YEARS([.C168];TODAY();0);ORG.OPENOFFICE.YEARS([.C168];[.H168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8]);;WEEKNUM([.F168];21))" office:value-type="float" office:value="0" calcext:value-type="float">
            <text:p>0</text:p>
          </table:table-cell>
          <table:table-cell/>
          <table:table-cell table:style-name="ce14" table:formula="of:=COM.MICROSOFT.IFS([.E168]=[$Konventionen.$C$2];[.H168]+[$Konventionen.$D$2];[.E168]=[$Konventionen.$C$3];[.H168]+[$Konventionen.$D$3])" office:value-type="string" office:string-value="" calcext:value-type="error">
            <text:p>#NV</text:p>
          </table:table-cell>
          <table:table-cell table:style-name="ce14" table:formula="of:=COM.MICROSOFT.IFS([.E168]=[$Konventionen.$C$2];[.H168]+[$Konventionen.$E$2];[.E168]=[$Konventionen.$C$3];[.H168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69]);#NULL!;IF(ISBLANK([.H169]);ORG.OPENOFFICE.YEARS([.C169];TODAY();0);ORG.OPENOFFICE.YEARS([.C169];[.H169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69]);;WEEKNUM([.F169];21))" office:value-type="float" office:value="0" calcext:value-type="float">
            <text:p>0</text:p>
          </table:table-cell>
          <table:table-cell/>
          <table:table-cell table:style-name="ce14" table:formula="of:=COM.MICROSOFT.IFS([.E169]=[$Konventionen.$C$2];[.H169]+[$Konventionen.$D$2];[.E169]=[$Konventionen.$C$3];[.H169]+[$Konventionen.$D$3])" office:value-type="string" office:string-value="" calcext:value-type="error">
            <text:p>#NV</text:p>
          </table:table-cell>
          <table:table-cell table:style-name="ce14" table:formula="of:=COM.MICROSOFT.IFS([.E169]=[$Konventionen.$C$2];[.H169]+[$Konventionen.$E$2];[.E169]=[$Konventionen.$C$3];[.H169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table:formula="of:=IF(ISBLANK([.C170]);#NULL!;IF(ISBLANK([.H170]);ORG.OPENOFFICE.YEARS([.C170];TODAY();0);ORG.OPENOFFICE.YEARS([.C170];[.H170];0)))" office:value-type="string" office:string-value="" calcext:value-type="error">
            <text:p>#NULL!</text:p>
          </table:table-cell>
          <table:table-cell table:number-columns-repeated="2"/>
          <table:table-cell table:style-name="ce12" table:formula="of:=IF(ISBLANK([.F170]);;WEEKNUM([.F170];21))" office:value-type="float" office:value="0" calcext:value-type="float">
            <text:p>0</text:p>
          </table:table-cell>
          <table:table-cell/>
          <table:table-cell table:style-name="ce14" table:formula="of:=COM.MICROSOFT.IFS([.E170]=[$Konventionen.$C$2];[.H170]+[$Konventionen.$D$2];[.E170]=[$Konventionen.$C$3];[.H170]+[$Konventionen.$D$3])" office:value-type="string" office:string-value="" calcext:value-type="error">
            <text:p>#NV</text:p>
          </table:table-cell>
          <table:table-cell table:style-name="ce14" table:formula="of:=COM.MICROSOFT.IFS([.E170]=[$Konventionen.$C$2];[.H170]+[$Konventionen.$E$2];[.E170]=[$Konventionen.$C$3];[.H170]+[$Konventionen.$E$3])" office:value-type="string" office:string-value="" calcext:value-type="error">
            <text:p>#NV</text:p>
          </table:table-cell>
          <table:table-cell table:number-columns-repeated="4"/>
        </table:table-row>
        <table:table-row table:style-name="ro1" table:number-rows-repeated="104840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Planung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2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stellung:</text:p>
          </table:table-cell>
          <table:table-cell office:value-type="string" calcext:value-type="string">
            <text:p>Zweitdosen im Zeitraum</text:p>
          </table:table-cell>
          <table:table-cell/>
          <table:table-cell office:value-type="string" calcext:value-type="string">
            <text:p>Ist KW</text:p>
          </table:table-cell>
          <table:table-cell table:number-columns-repeated="2"/>
          <table:table-cell office:value-type="string" calcext:value-type="string">
            <text:p>Patienten über 60 am</text:p>
          </table:table-cell>
          <table:table-cell table:number-columns-repeated="2"/>
          <table:table-cell table:style-name="ce9" office:value-type="date" office:date-value="2021-02-27" calcext:value-type="date">
            <text:p>27.02.21</text:p>
          </table:table-cell>
          <table:table-cell table:formula="of:=COUNTIF([$Patienten.D3:$Patienten.D1024];&quot;&gt;60&quot;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date" office:date-value="2021-05-17" calcext:value-type="date">
            <text:p>17.05.21</text:p>
          </table:table-cell>
          <table:table-cell table:style-name="ce9" office:value-type="date" office:date-value="2021-05-23" calcext:value-type="date">
            <text:p>23.05.21</text:p>
          </table:table-cell>
          <table:table-cell table:formula="of:=WEEKNUM([.B4];21)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irnaty</text:p>
          </table:table-cell>
          <table:table-cell table:formula="of:=COUNTIFS([Patienten.K3:.K1024];&quot;&gt;=&quot;&amp;[.B4];[Patienten.K3:.K1024];&quot;&lt;=&quot;&amp;[.C4];[Patienten.E3:.E1024];&quot;=Comirnaty&quot;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traZeneca</text:p>
          </table:table-cell>
          <table:table-cell table:formula="of:=COUNTIFS([Patienten.K$3:.K$1024];&quot;&gt;=&quot;&amp;[.$B$4];[Patienten.K$3:.K1024];&quot;&lt;=&quot;&amp;[.C$4];[Patienten.E$3:.E$1024];&quot;=AstraZeneca&quot;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/>
          <table:table-cell table:number-columns-repeated="14"/>
        </table:table-row>
        <table:table-row table:style-name="ro1">
          <table:table-cell table:style-name="ce17" office:value-type="string" calcext:value-type="string">
            <text:p>Termine</text:p>
          </table:table-cell>
          <table:table-cell/>
          <table:table-cell office:value-type="string" calcext:value-type="string">
            <text:p>Aktuelle KW</text:p>
          </table:table-cell>
          <table:table-cell table:number-columns-repeated="12"/>
        </table:table-row>
        <table:table-row table:style-name="ro1">
          <table:table-cell table:style-name="ce10" office:value-type="string" calcext:value-type="string">
            <text:p>Nächste 12 Kalenderwochen</text:p>
          </table:table-cell>
          <table:table-cell/>
          <table:table-cell table:formula="of:=WEEKNUM(TODAY();21)" office:value-type="float" office:value="12" calcext:value-type="float">
            <text:p>12</text:p>
          </table:table-cell>
          <table:table-cell table:formula="of:=[.C11]+1" office:value-type="float" office:value="13" calcext:value-type="float">
            <text:p>13</text:p>
          </table:table-cell>
          <table:table-cell table:formula="of:=[.D11]+1" office:value-type="float" office:value="14" calcext:value-type="float">
            <text:p>14</text:p>
          </table:table-cell>
          <table:table-cell table:formula="of:=[.E11]+1" office:value-type="float" office:value="15" calcext:value-type="float">
            <text:p>15</text:p>
          </table:table-cell>
          <table:table-cell table:formula="of:=[.F11]+1" office:value-type="float" office:value="16" calcext:value-type="float">
            <text:p>16</text:p>
          </table:table-cell>
          <table:table-cell table:formula="of:=[.G11]+1" office:value-type="float" office:value="17" calcext:value-type="float">
            <text:p>17</text:p>
          </table:table-cell>
          <table:table-cell table:formula="of:=[.H11]+1" office:value-type="float" office:value="18" calcext:value-type="float">
            <text:p>18</text:p>
          </table:table-cell>
          <table:table-cell table:formula="of:=[.I11]+1" office:value-type="float" office:value="19" calcext:value-type="float">
            <text:p>19</text:p>
          </table:table-cell>
          <table:table-cell table:formula="of:=[.J11]+1" office:value-type="float" office:value="20" calcext:value-type="float">
            <text:p>20</text:p>
          </table:table-cell>
          <table:table-cell table:formula="of:=[.K11]+1" office:value-type="float" office:value="21" calcext:value-type="float">
            <text:p>21</text:p>
          </table:table-cell>
          <table:table-cell table:formula="of:=[.L11]+1" office:value-type="float" office:value="22" calcext:value-type="float">
            <text:p>22</text:p>
          </table:table-cell>
          <table:table-cell table:formula="of:=[.M11]+1" office:value-type="float" office:value="23" calcext:value-type="float">
            <text:p>23</text:p>
          </table:table-cell>
          <table:table-cell table:formula="of:=[.N11]+1" office:value-type="float" office:value="24" calcext:value-type="float">
            <text:p>24</text:p>
          </table:table-cell>
        </table:table-row>
        <table:table-row table:style-name="ro1">
          <table:table-cell table:style-name="ce8" office:value-type="string" calcext:value-type="string">
            <text:p>Geplante Erstimpfungen</text:p>
          </table:table-cell>
          <table:table-cell table:style-name="ce8"/>
          <table:table-cell table:style-name="ce12" table:formula="of:=COUNTIF([$Patienten.$G$3:$Patienten.$G$1024];&quot;=&quot;&amp;[.C11])" office:value-type="float" office:value="2" calcext:value-type="float">
            <text:p>2</text:p>
          </table:table-cell>
          <table:table-cell table:style-name="ce12" table:formula="of:=COUNTIF([$Patienten.$G$3:$Patienten.$G$1024];&quot;=&quot;&amp;[.D11])" office:value-type="float" office:value="0" calcext:value-type="float">
            <text:p>0</text:p>
          </table:table-cell>
          <table:table-cell table:style-name="ce12" table:formula="of:=COUNTIF([$Patienten.$G$3:$Patienten.$G$1024];&quot;=&quot;&amp;[.E11])" office:value-type="float" office:value="0" calcext:value-type="float">
            <text:p>0</text:p>
          </table:table-cell>
          <table:table-cell table:style-name="ce12" table:formula="of:=COUNTIF([$Patienten.$G$3:$Patienten.$G$1024];&quot;=&quot;&amp;[.F11])" office:value-type="float" office:value="0" calcext:value-type="float">
            <text:p>0</text:p>
          </table:table-cell>
          <table:table-cell table:style-name="ce12" table:formula="of:=COUNTIF([$Patienten.$G$3:$Patienten.$G$1024];&quot;=&quot;&amp;[.G11])" office:value-type="float" office:value="0" calcext:value-type="float">
            <text:p>0</text:p>
          </table:table-cell>
          <table:table-cell table:style-name="ce12" table:formula="of:=COUNTIF([$Patienten.$G$3:$Patienten.$G$1024];&quot;=&quot;&amp;[.H11])" office:value-type="float" office:value="1" calcext:value-type="float">
            <text:p>1</text:p>
          </table:table-cell>
          <table:table-cell table:style-name="ce12" table:formula="of:=COUNTIF([$Patienten.$G$3:$Patienten.$G$1024];&quot;=&quot;&amp;[.I11])" office:value-type="float" office:value="0" calcext:value-type="float">
            <text:p>0</text:p>
          </table:table-cell>
          <table:table-cell table:style-name="ce12" table:formula="of:=COUNTIF([$Patienten.$G$3:$Patienten.$G$1024];&quot;=&quot;&amp;[.J11])" office:value-type="float" office:value="0" calcext:value-type="float">
            <text:p>0</text:p>
          </table:table-cell>
          <table:table-cell table:style-name="ce12" table:formula="of:=COUNTIF([$Patienten.$G$3:$Patienten.$G$1024];&quot;=&quot;&amp;[.K11])" office:value-type="float" office:value="0" calcext:value-type="float">
            <text:p>0</text:p>
          </table:table-cell>
          <table:table-cell table:style-name="ce12" table:formula="of:=COUNTIF([$Patienten.$G$3:$Patienten.$G$1024];&quot;=&quot;&amp;[.L11])" office:value-type="float" office:value="0" calcext:value-type="float">
            <text:p>0</text:p>
          </table:table-cell>
          <table:table-cell table:style-name="ce12" table:formula="of:=COUNTIF([$Patienten.$G$3:$Patienten.$G$1024];&quot;=&quot;&amp;[.M11])" office:value-type="float" office:value="0" calcext:value-type="float">
            <text:p>0</text:p>
          </table:table-cell>
          <table:table-cell table:style-name="ce12" table:formula="of:=COUNTIF([$Patienten.$G$3:$Patienten.$G$1024];&quot;=&quot;&amp;[.N11])" office:value-type="float" office:value="0" calcext:value-type="float">
            <text:p>0</text:p>
          </table:table-cell>
          <table:table-cell table:style-name="ce12" table:formula="of:=COUNTIF([$Patienten.$G$3:$Patienten.$G$1024];&quot;=&quot;&amp;[.O11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ce8" table:number-columns-repeated="15"/>
        </table:table-row>
        <table:table-row table:style-name="ro1">
          <table:table-cell table:style-name="ce13" office:value-type="string" calcext:value-type="string">
            <text:p>Geplante Zwei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1024];&quot;=Comirnaty&quot;;[$Patienten.$L$3:$Patienten.$L$1024];&quot;=&quot;&amp;[.C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D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E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F11])" office:value-type="float" office:value="1" calcext:value-type="float">
            <text:p>1</text:p>
          </table:table-cell>
          <table:table-cell table:style-name="ce13" table:formula="of:=COUNTIFS([$Patienten.$E$3:$Patienten.$E1024];&quot;=Comirnaty&quot;;[$Patienten.$L$3:$Patienten.$L$1024];&quot;=&quot;&amp;[.G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H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I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J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K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L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M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N11])" office:value-type="float" office:value="0" calcext:value-type="float">
            <text:p>0</text:p>
          </table:table-cell>
          <table:table-cell table:style-name="ce13" table:formula="of:=COUNTIFS([$Patienten.$E$3:$Patienten.$E1024];&quot;=Comirnaty&quot;;[$Patienten.$L$3:$Patienten.$L$1024];&quot;=&quot;&amp;[.O11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AstraZeneca&quot;;[$Patienten.$L$3:$Patienten.$L$1024];&quot;=&quot;&amp;[.C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D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E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F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G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H$11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L$3:$Patienten.$L$1024];&quot;=&quot;&amp;[.I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J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K$11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L$3:$Patienten.$L$1024];&quot;=&quot;&amp;[.L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M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N$11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L$3:$Patienten.$L$1024];&quot;=&quot;&amp;[.O$11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12:.C19])" office:value-type="float" office:value="2" calcext:value-type="float">
            <text:p>2</text:p>
          </table:table-cell>
          <table:table-cell table:formula="of:=SUM([.D12:.D19])" office:value-type="float" office:value="0" calcext:value-type="float">
            <text:p>0</text:p>
          </table:table-cell>
          <table:table-cell table:formula="of:=SUM([.E12:.E19])" office:value-type="float" office:value="0" calcext:value-type="float">
            <text:p>0</text:p>
          </table:table-cell>
          <table:table-cell table:formula="of:=SUM([.F12:.F19])" office:value-type="float" office:value="1" calcext:value-type="float">
            <text:p>1</text:p>
          </table:table-cell>
          <table:table-cell table:formula="of:=SUM([.G12:.G19])" office:value-type="float" office:value="0" calcext:value-type="float">
            <text:p>0</text:p>
          </table:table-cell>
          <table:table-cell table:formula="of:=SUM([.H12:.H19])" office:value-type="float" office:value="2" calcext:value-type="float">
            <text:p>2</text:p>
          </table:table-cell>
          <table:table-cell table:formula="of:=SUM([.I12:.I19])" office:value-type="float" office:value="0" calcext:value-type="float">
            <text:p>0</text:p>
          </table:table-cell>
          <table:table-cell table:formula="of:=SUM([.J12:.J19])" office:value-type="float" office:value="0" calcext:value-type="float">
            <text:p>0</text:p>
          </table:table-cell>
          <table:table-cell table:formula="of:=SUM([.K12:.K19])" office:value-type="float" office:value="1" calcext:value-type="float">
            <text:p>1</text:p>
          </table:table-cell>
          <table:table-cell table:formula="of:=SUM([.L12:.L19])" office:value-type="float" office:value="0" calcext:value-type="float">
            <text:p>0</text:p>
          </table:table-cell>
          <table:table-cell table:formula="of:=SUM([.M12:.M19])" office:value-type="float" office:value="0" calcext:value-type="float">
            <text:p>0</text:p>
          </table:table-cell>
          <table:table-cell table:formula="of:=SUM([.N12:.N19])" office:value-type="float" office:value="0" calcext:value-type="float">
            <text:p>0</text:p>
          </table:table-cell>
          <table:table-cell table:formula="of:=SUM([.O12:.O19])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7" office:value-type="string" calcext:value-type="string">
            <text:p>Geimpft</text:p>
          </table:table-cell>
          <table:table-cell/>
          <table:table-cell office:value-type="string" calcext:value-type="string">
            <text:p>Heute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Vorgester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Letzte 12 Tage</text:p>
          </table:table-cell>
          <table:table-cell/>
          <table:table-cell table:style-name="ce9" table:formula="of:=TODAY()" office:value-type="date" office:date-value="2021-03-27" calcext:value-type="date">
            <text:p>27.03.21</text:p>
          </table:table-cell>
          <table:table-cell table:style-name="ce9" table:formula="of:=[.C26]-1" office:value-type="date" office:date-value="2021-03-26" calcext:value-type="date">
            <text:p>26.03.21</text:p>
          </table:table-cell>
          <table:table-cell table:style-name="ce9" table:formula="of:=[.D26]-1" office:value-type="date" office:date-value="2021-03-25" calcext:value-type="date">
            <text:p>25.03.21</text:p>
          </table:table-cell>
          <table:table-cell table:style-name="ce9" table:formula="of:=[.E26]-1" office:value-type="date" office:date-value="2021-03-24" calcext:value-type="date">
            <text:p>24.03.21</text:p>
          </table:table-cell>
          <table:table-cell table:style-name="ce9" table:formula="of:=[.F26]-1" office:value-type="date" office:date-value="2021-03-23" calcext:value-type="date">
            <text:p>23.03.21</text:p>
          </table:table-cell>
          <table:table-cell table:style-name="ce9" table:formula="of:=[.G26]-1" office:value-type="date" office:date-value="2021-03-22" calcext:value-type="date">
            <text:p>22.03.21</text:p>
          </table:table-cell>
          <table:table-cell table:style-name="ce9" table:formula="of:=[.H26]-1" office:value-type="date" office:date-value="2021-03-21" calcext:value-type="date">
            <text:p>21.03.21</text:p>
          </table:table-cell>
          <table:table-cell table:style-name="ce9" table:formula="of:=[.I26]-1" office:value-type="date" office:date-value="2021-03-20" calcext:value-type="date">
            <text:p>20.03.21</text:p>
          </table:table-cell>
          <table:table-cell table:style-name="ce9" table:formula="of:=[.J26]-1" office:value-type="date" office:date-value="2021-03-19" calcext:value-type="date">
            <text:p>19.03.21</text:p>
          </table:table-cell>
          <table:table-cell table:style-name="ce9" table:formula="of:=[.K26]-1" office:value-type="date" office:date-value="2021-03-18" calcext:value-type="date">
            <text:p>18.03.21</text:p>
          </table:table-cell>
          <table:table-cell table:style-name="ce9" table:formula="of:=[.L26]-1" office:value-type="date" office:date-value="2021-03-17" calcext:value-type="date">
            <text:p>17.03.21</text:p>
          </table:table-cell>
          <table:table-cell table:style-name="ce9" table:formula="of:=[.M26]-1" office:value-type="date" office:date-value="2021-03-16" calcext:value-type="date">
            <text:p>16.03.21</text:p>
          </table:table-cell>
          <table:table-cell table:style-name="ce9" table:formula="of:=[.N26]-1" office:value-type="date" office:date-value="2021-03-15" calcext:value-type="date">
            <text:p>15.03.21</text:p>
          </table:table-cell>
        </table:table-row>
        <table:table-row table:style-name="ro1">
          <table:table-cell table:style-name="ce8" office:value-type="string" calcext:value-type="string">
            <text:p>Durchgeführte Erstimpfungen</text:p>
          </table:table-cell>
          <table:table-cell table:style-name="ce8"/>
          <table:table-cell table:style-name="ce12" table:number-columns-repeated="13"/>
        </table:table-row>
        <table:table-row table:style-name="ro1">
          <table:table-cell table:style-name="ce8" office:value-type="string" calcext:value-type="string">
            <text:p>Comirnaty</text:p>
          </table:table-cell>
          <table:table-cell table:style-name="ce8"/>
          <table:table-cell table:style-name="ce8" table:formula="of:=COUNTIFS([$Patienten.$E$3:.$E$1024];&quot;=Comirnaty&quot;;[$Patienten.$H$3:.$H$1024];&quot;=&quot;&amp;[.C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D$26])" office:value-type="float" office:value="1" calcext:value-type="float">
            <text:p>1</text:p>
          </table:table-cell>
          <table:table-cell table:style-name="ce8" table:formula="of:=COUNTIFS([$Patienten.$E$3:.$E$1024];&quot;=Comirnaty&quot;;[$Patienten.$H$3:.$H$1024];&quot;=&quot;&amp;[.E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F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G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H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I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J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K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L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M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N$26])" office:value-type="float" office:value="0" calcext:value-type="float">
            <text:p>0</text:p>
          </table:table-cell>
          <table:table-cell table:style-name="ce8" table:formula="of:=COUNTIFS([$Patienten.$E$3:.$E$1024];&quot;=Comirnaty&quot;;[$Patienten.$H$3: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AstraZeneca</text:p>
          </table:table-cell>
          <table:table-cell table:style-name="ce8"/>
          <table:table-cell table:style-name="ce8" table:formula="of:=COUNTIFS([$Patienten.$E$3:.$E$1024];&quot;=AstraZeneca&quot;;[$Patienten.$H$3:.$H$1024];&quot;=&quot;&amp;[.C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D$26])" office:value-type="float" office:value="1" calcext:value-type="float">
            <text:p>1</text:p>
          </table:table-cell>
          <table:table-cell table:style-name="ce8" table:formula="of:=COUNTIFS([$Patienten.$E$3:.$E$1024];&quot;=AstraZeneca&quot;;[$Patienten.$H$3:.$H$1024];&quot;=&quot;&amp;[.E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F$26])" office:value-type="float" office:value="1" calcext:value-type="float">
            <text:p>1</text:p>
          </table:table-cell>
          <table:table-cell table:style-name="ce8" table:formula="of:=COUNTIFS([$Patienten.$E$3:.$E$1024];&quot;=AstraZeneca&quot;;[$Patienten.$H$3:.$H$1024];&quot;=&quot;&amp;[.G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H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I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J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K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L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M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N$26])" office:value-type="float" office:value="0" calcext:value-type="float">
            <text:p>0</text:p>
          </table:table-cell>
          <table:table-cell table:style-name="ce8" table:formula="of:=COUNTIFS([$Patienten.$E$3:.$E$1024];&quot;=AstraZeneca&quot;;[$Patienten.$H$3:.$H$1024];&quot;=&quot;&amp;[.O$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Durchgeführte Erstimpfungen</text:p>
          </table:table-cell>
          <table:table-cell table:style-name="ce13" table:number-columns-repeated="14"/>
        </table:table-row>
        <table:table-row table:style-name="ro1">
          <table:table-cell table:style-name="ce13" office:value-type="string" calcext:value-type="string">
            <text:p>Comirnaty</text:p>
          </table:table-cell>
          <table:table-cell table:style-name="ce13"/>
          <table:table-cell table:style-name="ce13" table:formula="of:=COUNTIFS([$Patienten.$E$3:$Patienten.$E$1024];&quot;=Comirnaty&quot;;[$Patienten.$M$3:$Patienten.$M$1024];&quot;=&quot;&amp;[.C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D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E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F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G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H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I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J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K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L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M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N26])" office:value-type="float" office:value="0" calcext:value-type="float">
            <text:p>0</text:p>
          </table:table-cell>
          <table:table-cell table:style-name="ce13" table:formula="of:=COUNTIFS([$Patienten.$E$3:$Patienten.$E$1024];&quot;=Comirnaty&quot;;[$Patienten.$L$3:$Patienten.$L$1024];&quot;=&quot;&amp;[.O26])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string" calcext:value-type="string">
            <text:p>AstraZeneca</text:p>
          </table:table-cell>
          <table:table-cell table:style-name="ce13"/>
          <table:table-cell table:style-name="ce13" table:formula="of:=COUNTIFS([$Patienten.$E$3:$Patienten.$E$1024];&quot;=AstraZeneca&quot;;[$Patienten.$M$3:$Patienten.$M$1024];&quot;=&quot;&amp;[.C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D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M$3:$Patienten.$M$1024];&quot;=&quot;&amp;[.E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F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G$26])" office:value-type="float" office:value="1" calcext:value-type="float">
            <text:p>1</text:p>
          </table:table-cell>
          <table:table-cell table:style-name="ce13" table:formula="of:=COUNTIFS([$Patienten.$E$3:$Patienten.$E$1024];&quot;=AstraZeneca&quot;;[$Patienten.$M$3:$Patienten.$M$1024];&quot;=&quot;&amp;[.H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I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J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K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L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M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N$26])" office:value-type="float" office:value="0" calcext:value-type="float">
            <text:p>0</text:p>
          </table:table-cell>
          <table:table-cell table:style-name="ce13" table:formula="of:=COUNTIFS([$Patienten.$E$3:$Patienten.$E$1024];&quot;=AstraZeneca&quot;;[$Patienten.$M$3:$Patienten.$M$1024];&quot;=&quot;&amp;[.O$26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umme</text:p>
          </table:table-cell>
          <table:table-cell/>
          <table:table-cell table:formula="of:=SUM([.C27:.C34])" office:value-type="float" office:value="0" calcext:value-type="float">
            <text:p>0</text:p>
          </table:table-cell>
          <table:table-cell table:formula="of:=SUM([.D27:.D34])" office:value-type="float" office:value="3" calcext:value-type="float">
            <text:p>3</text:p>
          </table:table-cell>
          <table:table-cell table:formula="of:=SUM([.E27:.E34])" office:value-type="float" office:value="0" calcext:value-type="float">
            <text:p>0</text:p>
          </table:table-cell>
          <table:table-cell table:formula="of:=SUM([.F27:.F34])" office:value-type="float" office:value="1" calcext:value-type="float">
            <text:p>1</text:p>
          </table:table-cell>
          <table:table-cell table:formula="of:=SUM([.G27:.G34])" office:value-type="float" office:value="1" calcext:value-type="float">
            <text:p>1</text:p>
          </table:table-cell>
          <table:table-cell table:formula="of:=SUM([.H27:.H34])" office:value-type="float" office:value="0" calcext:value-type="float">
            <text:p>0</text:p>
          </table:table-cell>
          <table:table-cell table:formula="of:=SUM([.I27:.I34])" office:value-type="float" office:value="0" calcext:value-type="float">
            <text:p>0</text:p>
          </table:table-cell>
          <table:table-cell table:formula="of:=SUM([.J27:.J34])" office:value-type="float" office:value="0" calcext:value-type="float">
            <text:p>0</text:p>
          </table:table-cell>
          <table:table-cell table:formula="of:=SUM([.K27:.K34])" office:value-type="float" office:value="0" calcext:value-type="float">
            <text:p>0</text:p>
          </table:table-cell>
          <table:table-cell table:formula="of:=SUM([.L27:.L34])" office:value-type="float" office:value="0" calcext:value-type="float">
            <text:p>0</text:p>
          </table:table-cell>
          <table:table-cell table:formula="of:=SUM([.M27:.M34])" office:value-type="float" office:value="0" calcext:value-type="float">
            <text:p>0</text:p>
          </table:table-cell>
          <table:table-cell table:formula="of:=SUM([.N27:.N34])" office:value-type="float" office:value="0" calcext:value-type="float">
            <text:p>0</text:p>
          </table:table-cell>
          <table:table-cell table:formula="of:=SUM([.O27:.O34])" office:value-type="float" office:value="0" calcext:value-type="float">
            <text:p>0</text:p>
          </table:table-cell>
        </table:table-row>
      </table:table>
      <table:table table:name="Konventionen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mpfstoffe werden so geschrieben</text:p>
          </table:table-cell>
          <table:table-cell table:number-columns-repeated="2"/>
          <table:table-cell office:value-type="string" calcext:value-type="string">
            <text:p>Impfabstände</text:p>
          </table:table-cell>
          <table:table-cell table:number-columns-repeated="3"/>
          <table:table-cell office:value-type="string" calcext:value-type="string">
            <text:p>Change Log</text:p>
          </table:table-cell>
          <table:table-cell/>
        </table:table-row>
        <table:table-row table:style-name="ro1">
          <table:table-cell office:value-type="string" calcext:value-type="string">
            <text:p>BioNTech Pfizer</text:p>
          </table:table-cell>
          <table:table-cell/>
          <table:table-cell office:value-type="string" calcext:value-type="string">
            <text:p>Comirnaty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9" office:value-type="date" office:date-value="2021-03-27" calcext:value-type="date">
            <text:p>27.03.21</text:p>
          </table:table-cell>
          <table:table-cell office:value-type="string" calcext:value-type="string">
            <text:p>Alter wird so lange bis „heute“ berechnet, bis ein Erstimpftermin eingetragen wurde. Dann bis dahin.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AstraZeneca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Zellschutz für Felder mit Formeln aktiviert (ohne Kennwort aufzuheben)</text:p>
          </table:table-cell>
        </table:table-row>
        <table:table-row table:style-name="ro1">
          <table:table-cell office:value-type="string" calcext:value-type="string">
            <text:p>Moderna</text:p>
          </table:table-cell>
          <table:table-cell/>
          <table:table-cell office:value-type="string" calcext:value-type="string">
            <text:p>Moderna</text:p>
          </table:table-cell>
          <table:table-cell table:number-columns-repeated="6"/>
        </table:table-row>
        <table:table-row table:style-name="ro1" table:number-rows-repeated="14">
          <table:table-cell table:number-columns-repeated="9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Stefan Lodd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ne Gewähr auf Anwendungssicherheit und Korrektheit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ion vom</text:p>
          </table:table-cell>
          <table:table-cell table:style-name="ce9" office:value-type="date" office:date-value="2021-03-27" calcext:value-type="date">
            <text:p>27.03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lfreiche Tastaturkürzel unter LibreOffi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G + ,</text:p>
          </table:table-cell>
          <table:table-cell office:value-type="string" calcext:value-type="string">
            <text:p>Trägt das heutige Datum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 + PFEIL RUNTER</text:p>
          </table:table-cell>
          <table:table-cell office:value-type="string" calcext:value-type="string">
            <text:p>Schlägt die bisherigen Einträge in einer Liste vor (Schützt vor Typos).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Patienten.A3:Patienten.M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.00.0000</text:date>, <text:time style:data-style-name="N2" text:time-value="17:37:10.3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21:00:02.059000000</meta:creation-date>
    <dc:date>2021-03-27T18:11:48.938000000</dc:date>
    <meta:editing-duration>PT1H18M58S</meta:editing-duration>
    <meta:editing-cycles>15</meta:editing-cycles>
    <meta:generator>LibreOffice/7.0.4.2$Windows_X86_64 LibreOffice_project/dcf040e67528d9187c66b2379df5ea4407429775</meta:generator>
    <meta:document-statistic meta:table-count="3" meta:cell-count="942" meta:object-count="0"/>
  </office:meta>
</office:document-meta>
</file>